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3.9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_greedy_過去データ保存しない_descent_cnn_block5" table:style-name="ta1">
        <table:shapes>
          <draw:frame draw:z-index="0" draw:style-name="gr1" draw:text-style-name="P1" svg:width="29.248cm" svg:height="17.718cm" svg:x="14.198cm" svg:y="0.106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in_num</text:p>
          </table:table-cell>
          <table:table-cell office:value-type="string" calcext:value-type="string">
            <text:p>lose_num</text:p>
          </table:table-cell>
          <table:table-cell office:value-type="string" calcext:value-type="string">
            <text:p>draw_num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n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0.6875" calcext:value-type="float">
            <text:p>0.6875</text:p>
          </table:table-cell>
          <table:table-cell office:value-type="float" office:value="1.91637493988597" calcext:value-type="float">
            <text:p>1.91637493988597</text:p>
          </table:table-cell>
          <table:table-cell office:value-type="float" office:value="0.984118291347207" calcext:value-type="float">
            <text:p>0.9841182913472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0.606796" calcext:value-type="float">
            <text:p>0.606796</text:p>
          </table:table-cell>
          <table:table-cell office:value-type="float" office:value="0.0964259644341207" calcext:value-type="float">
            <text:p>0.096425964434121</text:p>
          </table:table-cell>
          <table:table-cell office:value-type="float" office:value="0.969149324571011" calcext:value-type="float">
            <text:p>0.9691493245710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0.620192" calcext:value-type="float">
            <text:p>0.620192</text:p>
          </table:table-cell>
          <table:table-cell office:value-type="float" office:value="0.0769516193459276" calcext:value-type="float">
            <text:p>0.076951619345928</text:p>
          </table:table-cell>
          <table:table-cell office:value-type="float" office:value="0.971339905074845" calcext:value-type="float">
            <text:p>0.9713399050748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0.597087" calcext:value-type="float">
            <text:p>0.597087</text:p>
          </table:table-cell>
          <table:table-cell office:value-type="float" office:value="0.0654712355540946" calcext:value-type="float">
            <text:p>0.065471235554095</text:p>
          </table:table-cell>
          <table:table-cell office:value-type="float" office:value="0.970244614822928" calcext:value-type="float">
            <text:p>0.9702446148229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0.587379" calcext:value-type="float">
            <text:p>0.587379</text:p>
          </table:table-cell>
          <table:table-cell office:value-type="float" office:value="0.0610870713084953" calcext:value-type="float">
            <text:p>0.061087071308495</text:p>
          </table:table-cell>
          <table:table-cell office:value-type="float" office:value="0.978094194961665" calcext:value-type="float">
            <text:p>0.9780941949616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0.563107" calcext:value-type="float">
            <text:p>0.563107</text:p>
          </table:table-cell>
          <table:table-cell office:value-type="float" office:value="0.0135639151690633" calcext:value-type="float">
            <text:p>0.013563915169063</text:p>
          </table:table-cell>
          <table:table-cell office:value-type="float" office:value="0.971705001825484" calcext:value-type="float">
            <text:p>0.9717050018254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0.640777" calcext:value-type="float">
            <text:p>0.640777</text:p>
          </table:table-cell>
          <table:table-cell office:value-type="float" office:value="0.0498969187806795" calcext:value-type="float">
            <text:p>0.04989691878068</text:p>
          </table:table-cell>
          <table:table-cell office:value-type="float" office:value="0.972617743702081" calcext:value-type="float">
            <text:p>0.9726177437020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0.587379" calcext:value-type="float">
            <text:p>0.587379</text:p>
          </table:table-cell>
          <table:table-cell office:value-type="float" office:value="0.0370298886894991" calcext:value-type="float">
            <text:p>0.037029888689499</text:p>
          </table:table-cell>
          <table:table-cell office:value-type="float" office:value="0.979372033588901" calcext:value-type="float">
            <text:p>0.9793720335889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.660194" calcext:value-type="float">
            <text:p>0.660194</text:p>
          </table:table-cell>
          <table:table-cell office:value-type="float" office:value="0.0327964865879968" calcext:value-type="float">
            <text:p>0.032796486587997</text:p>
          </table:table-cell>
          <table:table-cell office:value-type="float" office:value="0.973165388828039" calcext:value-type="float">
            <text:p>0.9731653888280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0.606796" calcext:value-type="float">
            <text:p>0.606796</text:p>
          </table:table-cell>
          <table:table-cell office:value-type="float" office:value="0.0701396340028987" calcext:value-type="float">
            <text:p>0.070139634002899</text:p>
          </table:table-cell>
          <table:table-cell office:value-type="float" office:value="0.980284775465498" calcext:value-type="float">
            <text:p>0.9802847754654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0.629808" calcext:value-type="float">
            <text:p>0.629808</text:p>
          </table:table-cell>
          <table:table-cell office:value-type="float" office:value="0.0448478141679241" calcext:value-type="float">
            <text:p>0.044847814167924</text:p>
          </table:table-cell>
          <table:table-cell office:value-type="float" office:value="0.980284775465498" calcext:value-type="float">
            <text:p>0.9802847754654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0.616505" calcext:value-type="float">
            <text:p>0.616505</text:p>
          </table:table-cell>
          <table:table-cell office:value-type="float" office:value="0.0130965177894849" calcext:value-type="float">
            <text:p>0.013096517789485</text:p>
          </table:table-cell>
          <table:table-cell office:value-type="float" office:value="0.981197517342096" calcext:value-type="float">
            <text:p>0.9811975173420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0.640777" calcext:value-type="float">
            <text:p>0.640777</text:p>
          </table:table-cell>
          <table:table-cell office:value-type="float" office:value="0.0260832799580841" calcext:value-type="float">
            <text:p>0.026083279958084</text:p>
          </table:table-cell>
          <table:table-cell office:value-type="float" office:value="0.985031033223804" calcext:value-type="float">
            <text:p>0.9850310332238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0.626214" calcext:value-type="float">
            <text:p>0.626214</text:p>
          </table:table-cell>
          <table:table-cell office:value-type="float" office:value="0.010024043377411" calcext:value-type="float">
            <text:p>0.010024043377411</text:p>
          </table:table-cell>
          <table:table-cell office:value-type="float" office:value="0.982840452719971" calcext:value-type="float">
            <text:p>0.9828404527199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0.621359" calcext:value-type="float">
            <text:p>0.621359</text:p>
          </table:table-cell>
          <table:table-cell office:value-type="float" office:value="0.0097976413321866" calcext:value-type="float">
            <text:p>0.009797641332187</text:p>
          </table:table-cell>
          <table:table-cell office:value-type="float" office:value="0.973895582329317" calcext:value-type="float">
            <text:p>0.9738955823293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0.582524" calcext:value-type="float">
            <text:p>0.582524</text:p>
          </table:table-cell>
          <table:table-cell office:value-type="float" office:value="0.0237219709228906" calcext:value-type="float">
            <text:p>0.023721970922891</text:p>
          </table:table-cell>
          <table:table-cell office:value-type="float" office:value="0.984300839722526" calcext:value-type="float">
            <text:p>0.9843008397225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054611720795932" calcext:value-type="float">
            <text:p>0.005461172079593</text:p>
          </table:table-cell>
          <table:table-cell office:value-type="float" office:value="0.980102227090179" calcext:value-type="float">
            <text:p>0.9801022270901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0.567961" calcext:value-type="float">
            <text:p>0.567961</text:p>
          </table:table-cell>
          <table:table-cell office:value-type="float" office:value="0.0087143828022723" calcext:value-type="float">
            <text:p>0.008714382802272</text:p>
          </table:table-cell>
          <table:table-cell office:value-type="float" office:value="0.989594742606791" calcext:value-type="float">
            <text:p>0.9895947426067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0.529126" calcext:value-type="float">
            <text:p>0.529126</text:p>
          </table:table-cell>
          <table:table-cell office:value-type="float" office:value="0.012816275708105" calcext:value-type="float">
            <text:p>0.012816275708105</text:p>
          </table:table-cell>
          <table:table-cell office:value-type="float" office:value="0.984665936473165" calcext:value-type="float">
            <text:p>0.9846659364731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0.601942" calcext:value-type="float">
            <text:p>0.601942</text:p>
          </table:table-cell>
          <table:table-cell office:value-type="float" office:value="0.0047044206246479" calcext:value-type="float">
            <text:p>0.004704420624648</text:p>
          </table:table-cell>
          <table:table-cell office:value-type="float" office:value="0.980102227090179" calcext:value-type="float">
            <text:p>0.9801022270901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0.621359" calcext:value-type="float">
            <text:p>0.621359</text:p>
          </table:table-cell>
          <table:table-cell office:value-type="float" office:value="0.0052379113015743" calcext:value-type="float">
            <text:p>0.005237911301574</text:p>
          </table:table-cell>
          <table:table-cell office:value-type="float" office:value="0.988134355604235" calcext:value-type="float">
            <text:p>0.9881343556042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0.616505" calcext:value-type="float">
            <text:p>0.616505</text:p>
          </table:table-cell>
          <table:table-cell office:value-type="float" office:value="0.0087044299643821" calcext:value-type="float">
            <text:p>0.008704429964382</text:p>
          </table:table-cell>
          <table:table-cell office:value-type="float" office:value="0.983388097845929" calcext:value-type="float">
            <text:p>0.9833880978459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0.582524" calcext:value-type="float">
            <text:p>0.582524</text:p>
          </table:table-cell>
          <table:table-cell office:value-type="float" office:value="0.113371666906546" calcext:value-type="float">
            <text:p>0.113371666906546</text:p>
          </table:table-cell>
          <table:table-cell office:value-type="float" office:value="0.983570646221249" calcext:value-type="float">
            <text:p>0.9835706462212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0.567308" calcext:value-type="float">
            <text:p>0.567308</text:p>
          </table:table-cell>
          <table:table-cell office:value-type="float" office:value="0.0062544765147167" calcext:value-type="float">
            <text:p>0.006254476514717</text:p>
          </table:table-cell>
          <table:table-cell office:value-type="float" office:value="0.982110259218693" calcext:value-type="float">
            <text:p>0.9821102592186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0.601942" calcext:value-type="float">
            <text:p>0.601942</text:p>
          </table:table-cell>
          <table:table-cell office:value-type="float" office:value="0.0071632067213961" calcext:value-type="float">
            <text:p>0.007163206721396</text:p>
          </table:table-cell>
          <table:table-cell office:value-type="float" office:value="0.981014968966776" calcext:value-type="float">
            <text:p>0.9810149689667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0.631068" calcext:value-type="float">
            <text:p>0.631068</text:p>
          </table:table-cell>
          <table:table-cell office:value-type="float" office:value="0.0012349740124886" calcext:value-type="float">
            <text:p>0.001234974012489</text:p>
          </table:table-cell>
          <table:table-cell office:value-type="float" office:value="0.982840452719971" calcext:value-type="float">
            <text:p>0.9828404527199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0.600962" calcext:value-type="float">
            <text:p>0.600962</text:p>
          </table:table-cell>
          <table:table-cell office:value-type="float" office:value="0.0047425892538512" calcext:value-type="float">
            <text:p>0.004742589253851</text:p>
          </table:table-cell>
          <table:table-cell office:value-type="float" office:value="0.985761226725082" calcext:value-type="float">
            <text:p>0.9857612267250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0.645631" calcext:value-type="float">
            <text:p>0.645631</text:p>
          </table:table-cell>
          <table:table-cell office:value-type="float" office:value="0.006529341080582" calcext:value-type="float">
            <text:p>0.006529341080582</text:p>
          </table:table-cell>
          <table:table-cell office:value-type="float" office:value="0.98995983935743" calcext:value-type="float">
            <text:p>0.989959839357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61165" calcext:value-type="float">
            <text:p>0.61165</text:p>
          </table:table-cell>
          <table:table-cell office:value-type="float" office:value="0.000427537757027" calcext:value-type="float">
            <text:p>0.000427537757027</text:p>
          </table:table-cell>
          <table:table-cell office:value-type="float" office:value="0.987221613727638" calcext:value-type="float">
            <text:p>0.9872216137276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0.616505" calcext:value-type="float">
            <text:p>0.616505</text:p>
          </table:table-cell>
          <table:table-cell office:value-type="float" office:value="0.0059125668259133" calcext:value-type="float">
            <text:p>0.005912566825913</text:p>
          </table:table-cell>
          <table:table-cell office:value-type="float" office:value="0.975721066082512" calcext:value-type="float">
            <text:p>0.9757210660825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0.572816" calcext:value-type="float">
            <text:p>0.572816</text:p>
          </table:table-cell>
          <table:table-cell office:value-type="float" office:value="0.0103160880024093" calcext:value-type="float">
            <text:p>0.010316088002409</text:p>
          </table:table-cell>
          <table:table-cell office:value-type="float" office:value="0.988316903979555" calcext:value-type="float">
            <text:p>0.9883169039795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0.631068" calcext:value-type="float">
            <text:p>0.631068</text:p>
          </table:table-cell>
          <table:table-cell office:value-type="float" office:value="0.00177837674965066" calcext:value-type="float">
            <text:p>0.001778376749651</text:p>
          </table:table-cell>
          <table:table-cell office:value-type="float" office:value="0.989229645856152" calcext:value-type="float">
            <text:p>0.989229645856152</text:p>
          </table:table-cell>
        </table:table-row>
      </table:table>
      <table:table table:name="e_greedy_過去データ保存" table:style-name="ta1">
        <table:shapes>
          <draw:frame draw:z-index="0" draw:style-name="gr1" draw:text-style-name="P1" svg:width="23.699cm" svg:height="13.839cm" svg:x="14.198cm" svg:y="0.106cm">
            <draw:object draw:notify-on-update-of-ranges="e_greedy_過去データ保存.D1:e_greedy_過去データ保存.D1 e_greedy_過去データ保存.D2:e_greedy_過去データ保存.D33 e_greedy_過去データ保存.E1:e_greedy_過去データ保存.E1 e_greedy_過去データ保存.E2:e_greedy_過去データ保存.E33 e_greedy_過去データ保存.F1:e_greedy_過去データ保存.F1 e_greedy_過去データ保存.F2:e_greedy_過去データ保存.F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win_num</text:p>
          </table:table-cell>
          <table:table-cell office:value-type="string" calcext:value-type="string">
            <text:p>lose_num</text:p>
          </table:table-cell>
          <table:table-cell office:value-type="string" calcext:value-type="string">
            <text:p>draw_num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ns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0.829511" calcext:value-type="float">
            <text:p>0.829511</text:p>
          </table:table-cell>
          <table:table-cell office:value-type="float" office:value="1.57915790171563" calcext:value-type="float">
            <text:p>1.57915790171563</text:p>
          </table:table-cell>
          <table:table-cell office:value-type="float" office:value="0.96641109894122" calcext:value-type="float">
            <text:p>0.9664110989412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7" calcext:value-type="float">
            <text:p>147</text:p>
          </table:table-cell>
          <table:table-cell office:value-type="float" office:value="511" calcext:value-type="float">
            <text:p>511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773280625858195" calcext:value-type="float">
            <text:p>0.773280625858195</text:p>
          </table:table-cell>
          <table:table-cell office:value-type="float" office:value="0.965498357064622" calcext:value-type="float">
            <text:p>0.96549835706462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33" calcext:value-type="float">
            <text:p>133</text:p>
          </table:table-cell>
          <table:table-cell office:value-type="float" office:value="485" calcext:value-type="float">
            <text:p>485</text:p>
          </table:table-cell>
          <table:table-cell office:value-type="float" office:value="0.625623" calcext:value-type="float">
            <text:p>0.625623</text:p>
          </table:table-cell>
          <table:table-cell office:value-type="float" office:value="0.351413031512447" calcext:value-type="float">
            <text:p>0.351413031512447</text:p>
          </table:table-cell>
          <table:table-cell office:value-type="float" office:value="0.95600584154801" calcext:value-type="float">
            <text:p>0.9560058415480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62" calcext:value-type="float">
            <text:p>162</text:p>
          </table:table-cell>
          <table:table-cell office:value-type="float" office:value="455" calcext:value-type="float">
            <text:p>455</text:p>
          </table:table-cell>
          <table:table-cell office:value-type="float" office:value="0.611665" calcext:value-type="float">
            <text:p>0.611665</text:p>
          </table:table-cell>
          <table:table-cell office:value-type="float" office:value="0.204325967045371" calcext:value-type="float">
            <text:p>0.204325967045371</text:p>
          </table:table-cell>
          <table:table-cell office:value-type="float" office:value="0.954362906170135" calcext:value-type="float">
            <text:p>0.95436290617013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62" calcext:value-type="float">
            <text:p>162</text:p>
          </table:table-cell>
          <table:table-cell office:value-type="float" office:value="480" calcext:value-type="float">
            <text:p>480</text:p>
          </table:table-cell>
          <table:table-cell office:value-type="float" office:value="0.599202" calcext:value-type="float">
            <text:p>0.599202</text:p>
          </table:table-cell>
          <table:table-cell office:value-type="float" office:value="0.264369526784168" calcext:value-type="float">
            <text:p>0.264369526784168</text:p>
          </table:table-cell>
          <table:table-cell office:value-type="float" office:value="0.957101131799927" calcext:value-type="float">
            <text:p>0.95710113179992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office:value-type="float" office:value="473" calcext:value-type="float">
            <text:p>473</text:p>
          </table:table-cell>
          <table:table-cell office:value-type="float" office:value="0.584746" calcext:value-type="float">
            <text:p>0.584746</text:p>
          </table:table-cell>
          <table:table-cell office:value-type="float" office:value="0.131172288124605" calcext:value-type="float">
            <text:p>0.131172288124605</text:p>
          </table:table-cell>
          <table:table-cell office:value-type="float" office:value="0.953997809419496" calcext:value-type="float">
            <text:p>0.95399780941949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61" calcext:value-type="float">
            <text:p>161</text:p>
          </table:table-cell>
          <table:table-cell office:value-type="float" office:value="442" calcext:value-type="float">
            <text:p>442</text:p>
          </table:table-cell>
          <table:table-cell office:value-type="float" office:value="0.619522" calcext:value-type="float">
            <text:p>0.619522</text:p>
          </table:table-cell>
          <table:table-cell office:value-type="float" office:value="0.377031111709463" calcext:value-type="float">
            <text:p>0.377031111709463</text:p>
          </table:table-cell>
          <table:table-cell office:value-type="float" office:value="0.939941584519898" calcext:value-type="float">
            <text:p>0.93994158451989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82" calcext:value-type="float">
            <text:p>182</text:p>
          </table:table-cell>
          <table:table-cell office:value-type="float" office:value="437" calcext:value-type="float">
            <text:p>437</text:p>
          </table:table-cell>
          <table:table-cell office:value-type="float" office:value="0.600698" calcext:value-type="float">
            <text:p>0.600698</text:p>
          </table:table-cell>
          <table:table-cell office:value-type="float" office:value="0.231917865005477" calcext:value-type="float">
            <text:p>0.231917865005477</text:p>
          </table:table-cell>
          <table:table-cell office:value-type="float" office:value="0.951259583789704" calcext:value-type="float">
            <text:p>0.95125958378970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2" calcext:value-type="float">
            <text:p>162</text:p>
          </table:table-cell>
          <table:table-cell office:value-type="float" office:value="501" calcext:value-type="float">
            <text:p>501</text:p>
          </table:table-cell>
          <table:table-cell office:value-type="float" office:value="0.588734" calcext:value-type="float">
            <text:p>0.588734</text:p>
          </table:table-cell>
          <table:table-cell office:value-type="float" office:value="0.447232395938" calcext:value-type="float">
            <text:p>0.447232395938</text:p>
          </table:table-cell>
          <table:table-cell office:value-type="float" office:value="0.951807228915663" calcext:value-type="float">
            <text:p>0.95180722891566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66" calcext:value-type="float">
            <text:p>166</text:p>
          </table:table-cell>
          <table:table-cell office:value-type="float" office:value="467" calcext:value-type="float">
            <text:p>467</text:p>
          </table:table-cell>
          <table:table-cell office:value-type="float" office:value="0.601695" calcext:value-type="float">
            <text:p>0.601695</text:p>
          </table:table-cell>
          <table:table-cell office:value-type="float" office:value="0.183756991343883" calcext:value-type="float">
            <text:p>0.183756991343883</text:p>
          </table:table-cell>
          <table:table-cell office:value-type="float" office:value="0.958561518802483" calcext:value-type="float">
            <text:p>0.95856151880248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76" calcext:value-type="float">
            <text:p>176</text:p>
          </table:table-cell>
          <table:table-cell office:value-type="float" office:value="457" calcext:value-type="float">
            <text:p>457</text:p>
          </table:table-cell>
          <table:table-cell office:value-type="float" office:value="0.59671" calcext:value-type="float">
            <text:p>0.59671</text:p>
          </table:table-cell>
          <table:table-cell office:value-type="float" office:value="0.180314520890474" calcext:value-type="float">
            <text:p>0.180314520890474</text:p>
          </table:table-cell>
          <table:table-cell office:value-type="float" office:value="0.94943410003651" calcext:value-type="float">
            <text:p>0.9494341000365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70" calcext:value-type="float">
            <text:p>170</text:p>
          </table:table-cell>
          <table:table-cell office:value-type="float" office:value="469" calcext:value-type="float">
            <text:p>469</text:p>
          </table:table-cell>
          <table:table-cell office:value-type="float" office:value="0.59671" calcext:value-type="float">
            <text:p>0.59671</text:p>
          </table:table-cell>
          <table:table-cell office:value-type="float" office:value="0.28833111362287" calcext:value-type="float">
            <text:p>0.28833111362287</text:p>
          </table:table-cell>
          <table:table-cell office:value-type="float" office:value="0.958013873676524" calcext:value-type="float">
            <text:p>0.95801387367652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82" calcext:value-type="float">
            <text:p>182</text:p>
          </table:table-cell>
          <table:table-cell office:value-type="float" office:value="465" calcext:value-type="float">
            <text:p>465</text:p>
          </table:table-cell>
          <table:table-cell office:value-type="float" office:value="0.58674" calcext:value-type="float">
            <text:p>0.58674</text:p>
          </table:table-cell>
          <table:table-cell office:value-type="float" office:value="0.193997566271671" calcext:value-type="float">
            <text:p>0.193997566271671</text:p>
          </table:table-cell>
          <table:table-cell office:value-type="float" office:value="0.965315808689303" calcext:value-type="float">
            <text:p>0.96531580868930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67" calcext:value-type="float">
            <text:p>167</text:p>
          </table:table-cell>
          <table:table-cell office:value-type="float" office:value="459" calcext:value-type="float">
            <text:p>459</text:p>
          </table:table-cell>
          <table:table-cell office:value-type="float" office:value="0.60508" calcext:value-type="float">
            <text:p>0.60508</text:p>
          </table:table-cell>
          <table:table-cell office:value-type="float" office:value="0.825771717436014" calcext:value-type="float">
            <text:p>0.825771717436014</text:p>
          </table:table-cell>
          <table:table-cell office:value-type="float" office:value="0.950346841913107" calcext:value-type="float">
            <text:p>0.95034684191310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51" calcext:value-type="float">
            <text:p>151</text:p>
          </table:table-cell>
          <table:table-cell office:value-type="float" office:value="471" calcext:value-type="float">
            <text:p>471</text:p>
          </table:table-cell>
          <table:table-cell office:value-type="float" office:value="0.614656" calcext:value-type="float">
            <text:p>0.614656</text:p>
          </table:table-cell>
          <table:table-cell office:value-type="float" office:value="0.185889494751827" calcext:value-type="float">
            <text:p>0.185889494751827</text:p>
          </table:table-cell>
          <table:table-cell office:value-type="float" office:value="0.964037970062066" calcext:value-type="float">
            <text:p>0.96403797006206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8" calcext:value-type="float">
            <text:p>148</text:p>
          </table:table-cell>
          <table:table-cell office:value-type="float" office:value="482" calcext:value-type="float">
            <text:p>482</text:p>
          </table:table-cell>
          <table:table-cell office:value-type="float" office:value="0.612164" calcext:value-type="float">
            <text:p>0.612164</text:p>
          </table:table-cell>
          <table:table-cell office:value-type="float" office:value="0.19490983803758" calcext:value-type="float">
            <text:p>0.19490983803758</text:p>
          </table:table-cell>
          <table:table-cell office:value-type="float" office:value="0.952902519167579" calcext:value-type="float">
            <text:p>0.95290251916757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" calcext:value-type="float">
            <text:p>145</text:p>
          </table:table-cell>
          <table:table-cell office:value-type="float" office:value="477" calcext:value-type="float">
            <text:p>477</text:p>
          </table:table-cell>
          <table:table-cell office:value-type="float" office:value="0.617647" calcext:value-type="float">
            <text:p>0.617647</text:p>
          </table:table-cell>
          <table:table-cell office:value-type="float" office:value="0.132403945825297" calcext:value-type="float">
            <text:p>0.132403945825297</text:p>
          </table:table-cell>
          <table:table-cell office:value-type="float" office:value="0.963855421686747" calcext:value-type="float">
            <text:p>0.96385542168674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65" calcext:value-type="float">
            <text:p>165</text:p>
          </table:table-cell>
          <table:table-cell office:value-type="float" office:value="465" calcext:value-type="float">
            <text:p>465</text:p>
          </table:table-cell>
          <table:table-cell office:value-type="float" office:value="0.603689" calcext:value-type="float">
            <text:p>0.603689</text:p>
          </table:table-cell>
          <table:table-cell office:value-type="float" office:value="0.183366854080089" calcext:value-type="float">
            <text:p>0.183366854080089</text:p>
          </table:table-cell>
          <table:table-cell office:value-type="float" office:value="0.960021905805038" calcext:value-type="float">
            <text:p>0.96002190580503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54" calcext:value-type="float">
            <text:p>154</text:p>
          </table:table-cell>
          <table:table-cell office:value-type="float" office:value="467" calcext:value-type="float">
            <text:p>467</text:p>
          </table:table-cell>
          <table:table-cell office:value-type="float" office:value="0.613659" calcext:value-type="float">
            <text:p>0.613659</text:p>
          </table:table-cell>
          <table:table-cell office:value-type="float" office:value="0.178059003995317" calcext:value-type="float">
            <text:p>0.178059003995317</text:p>
          </table:table-cell>
          <table:table-cell office:value-type="float" office:value="0.957101131799927" calcext:value-type="float">
            <text:p>0.95710113179992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8" calcext:value-type="float">
            <text:p>138</text:p>
          </table:table-cell>
          <table:table-cell office:value-type="float" office:value="487" calcext:value-type="float">
            <text:p>487</text:p>
          </table:table-cell>
          <table:table-cell office:value-type="float" office:value="0.619641" calcext:value-type="float">
            <text:p>0.619641</text:p>
          </table:table-cell>
          <table:table-cell office:value-type="float" office:value="0.187484266837717" calcext:value-type="float">
            <text:p>0.187484266837717</text:p>
          </table:table-cell>
          <table:table-cell office:value-type="float" office:value="0.964403066812705" calcext:value-type="float">
            <text:p>0.96440306681270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78" calcext:value-type="float">
            <text:p>178</text:p>
          </table:table-cell>
          <table:table-cell office:value-type="float" office:value="456" calcext:value-type="float">
            <text:p>456</text:p>
          </table:table-cell>
          <table:table-cell office:value-type="float" office:value="0.595214" calcext:value-type="float">
            <text:p>0.595214</text:p>
          </table:table-cell>
          <table:table-cell office:value-type="float" office:value="0.177372229037211" calcext:value-type="float">
            <text:p>0.177372229037211</text:p>
          </table:table-cell>
          <table:table-cell office:value-type="float" office:value="0.968601679445053" calcext:value-type="float">
            <text:p>0.96860167944505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80" calcext:value-type="float">
            <text:p>180</text:p>
          </table:table-cell>
          <table:table-cell office:value-type="float" office:value="464" calcext:value-type="float">
            <text:p>464</text:p>
          </table:table-cell>
          <table:table-cell office:value-type="float" office:value="0.589232" calcext:value-type="float">
            <text:p>0.589232</text:p>
          </table:table-cell>
          <table:table-cell office:value-type="float" office:value="0.19730553407508" calcext:value-type="float">
            <text:p>0.19730553407508</text:p>
          </table:table-cell>
          <table:table-cell office:value-type="float" office:value="0.964950711938664" calcext:value-type="float">
            <text:p>0.96495071193866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65" calcext:value-type="float">
            <text:p>165</text:p>
          </table:table-cell>
          <table:table-cell office:value-type="float" office:value="464" calcext:value-type="float">
            <text:p>464</text:p>
          </table:table-cell>
          <table:table-cell office:value-type="float" office:value="0.604187" calcext:value-type="float">
            <text:p>0.604187</text:p>
          </table:table-cell>
          <table:table-cell office:value-type="float" office:value="0.116527043722942" calcext:value-type="float">
            <text:p>0.116527043722942</text:p>
          </table:table-cell>
          <table:table-cell office:value-type="float" office:value="0.960204454180358" calcext:value-type="float">
            <text:p>0.96020445418035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65" calcext:value-type="float">
            <text:p>165</text:p>
          </table:table-cell>
          <table:table-cell office:value-type="float" office:value="465" calcext:value-type="float">
            <text:p>465</text:p>
          </table:table-cell>
          <table:table-cell office:value-type="float" office:value="0.603689" calcext:value-type="float">
            <text:p>0.603689</text:p>
          </table:table-cell>
          <table:table-cell office:value-type="float" office:value="0.547417177615875" calcext:value-type="float">
            <text:p>0.547417177615875</text:p>
          </table:table-cell>
          <table:table-cell office:value-type="float" office:value="0.951989777290982" calcext:value-type="float">
            <text:p>0.95198977729098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67" calcext:value-type="float">
            <text:p>167</text:p>
          </table:table-cell>
          <table:table-cell office:value-type="float" office:value="483" calcext:value-type="float">
            <text:p>483</text:p>
          </table:table-cell>
          <table:table-cell office:value-type="float" office:value="0.592722" calcext:value-type="float">
            <text:p>0.592722</text:p>
          </table:table-cell>
          <table:table-cell office:value-type="float" office:value="0.17273763457643" calcext:value-type="float">
            <text:p>0.17273763457643</text:p>
          </table:table-cell>
          <table:table-cell office:value-type="float" office:value="0.961117196056955" calcext:value-type="float">
            <text:p>0.96111719605695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3" calcext:value-type="float">
            <text:p>143</text:p>
          </table:table-cell>
          <table:table-cell office:value-type="float" office:value="500" calcext:value-type="float">
            <text:p>500</text:p>
          </table:table-cell>
          <table:table-cell office:value-type="float" office:value="0.608566" calcext:value-type="float">
            <text:p>0.608566</text:p>
          </table:table-cell>
          <table:table-cell office:value-type="float" office:value="0.190106896892501" calcext:value-type="float">
            <text:p>0.190106896892501</text:p>
          </table:table-cell>
          <table:table-cell office:value-type="float" office:value="0.96276013143483" calcext:value-type="float">
            <text:p>0.9627601314348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52" calcext:value-type="float">
            <text:p>152</text:p>
          </table:table-cell>
          <table:table-cell office:value-type="float" office:value="488" calcext:value-type="float">
            <text:p>488</text:p>
          </table:table-cell>
          <table:table-cell office:value-type="float" office:value="0.605184" calcext:value-type="float">
            <text:p>0.605184</text:p>
          </table:table-cell>
          <table:table-cell office:value-type="float" office:value="0.186955951405558" calcext:value-type="float">
            <text:p>0.186955951405558</text:p>
          </table:table-cell>
          <table:table-cell office:value-type="float" office:value="0.960204454180358" calcext:value-type="float">
            <text:p>0.96020445418035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68" calcext:value-type="float">
            <text:p>168</text:p>
          </table:table-cell>
          <table:table-cell office:value-type="float" office:value="466" calcext:value-type="float">
            <text:p>466</text:p>
          </table:table-cell>
          <table:table-cell office:value-type="float" office:value="0.600199" calcext:value-type="float">
            <text:p>0.600199</text:p>
          </table:table-cell>
          <table:table-cell office:value-type="float" office:value="0.170202747569769" calcext:value-type="float">
            <text:p>0.170202747569769</text:p>
          </table:table-cell>
          <table:table-cell office:value-type="float" office:value="0.959839357429719" calcext:value-type="float">
            <text:p>0.95983935742971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67" calcext:value-type="float">
            <text:p>167</text:p>
          </table:table-cell>
          <table:table-cell office:value-type="float" office:value="480" calcext:value-type="float">
            <text:p>480</text:p>
          </table:table-cell>
          <table:table-cell office:value-type="float" office:value="0.594217" calcext:value-type="float">
            <text:p>0.594217</text:p>
          </table:table-cell>
          <table:table-cell office:value-type="float" office:value="0.131096767955206" calcext:value-type="float">
            <text:p>0.131096767955206</text:p>
          </table:table-cell>
          <table:table-cell office:value-type="float" office:value="0.96276013143483" calcext:value-type="float">
            <text:p>0.962760131434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5" calcext:value-type="float">
            <text:p>165</text:p>
          </table:table-cell>
          <table:table-cell office:value-type="float" office:value="438" calcext:value-type="float">
            <text:p>438</text:p>
          </table:table-cell>
          <table:table-cell office:value-type="float" office:value="0.617149" calcext:value-type="float">
            <text:p>0.617149</text:p>
          </table:table-cell>
          <table:table-cell office:value-type="float" office:value="0.160243239338694" calcext:value-type="float">
            <text:p>0.160243239338694</text:p>
          </table:table-cell>
          <table:table-cell office:value-type="float" office:value="0.962577583059511" calcext:value-type="float">
            <text:p>0.96257758305951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" calcext:value-type="float">
            <text:p>145</text:p>
          </table:table-cell>
          <table:table-cell office:value-type="float" office:value="480" calcext:value-type="float">
            <text:p>480</text:p>
          </table:table-cell>
          <table:table-cell office:value-type="float" office:value="0.616534" calcext:value-type="float">
            <text:p>0.616534</text:p>
          </table:table-cell>
          <table:table-cell office:value-type="float" office:value="0.147543042831546" calcext:value-type="float">
            <text:p>0.147543042831546</text:p>
          </table:table-cell>
          <table:table-cell office:value-type="float" office:value="0.958561518802483" calcext:value-type="float">
            <text:p>0.95856151880248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68" calcext:value-type="float">
            <text:p>168</text:p>
          </table:table-cell>
          <table:table-cell office:value-type="float" office:value="461" calcext:value-type="float">
            <text:p>461</text:p>
          </table:table-cell>
          <table:table-cell office:value-type="float" office:value="0.602692" calcext:value-type="float">
            <text:p>0.602692</text:p>
          </table:table-cell>
          <table:table-cell office:value-type="float" office:value="0.151977176600547" calcext:value-type="float">
            <text:p>0.151977176600547</text:p>
          </table:table-cell>
          <table:table-cell office:value-type="float" office:value="0.962395034684191" calcext:value-type="float">
            <text:p>0.962395034684191</text:p>
          </table:table-cell>
        </table:table-row>
      </table:table>
      <table:table table:name="e_greedy_過去データ保存しない" table:style-name="ta1">
        <table:shapes>
          <draw:frame draw:z-index="0" draw:style-name="gr1" draw:text-style-name="P1" svg:width="24.171cm" svg:height="13.149cm" svg:x="17.128cm" svg:y="0.85cm">
            <draw:object draw:notify-on-update-of-ranges="e_greedy_過去データ保存しない.D1:e_greedy_過去データ保存しない.D1 e_greedy_過去データ保存しない.D2:e_greedy_過去データ保存しない.D33 e_greedy_過去データ保存しない.E1:e_greedy_過去データ保存しない.E1 e_greedy_過去データ保存しない.E2:e_greedy_過去データ保存しない.E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win_num</text:p>
          </table:table-cell>
          <table:table-cell office:value-type="string" calcext:value-type="string">
            <text:p>lose_num</text:p>
          </table:table-cell>
          <table:table-cell office:value-type="string" calcext:value-type="string">
            <text:p>draw_num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ans</text:p>
          </table:table-cell>
          <table:table-cell office:value-type="string" calcext:value-type="string">
            <text:p>loss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14" calcext:value-type="float">
            <text:p>114</text:p>
          </table:table-cell>
          <table:table-cell office:value-type="float" office:value="238" calcext:value-type="float">
            <text:p>238</text:p>
          </table:table-cell>
          <table:table-cell office:value-type="float" office:value="0.767697" calcext:value-type="float">
            <text:p>0.767697</text:p>
          </table:table-cell>
          <table:table-cell office:value-type="float" office:value="0.773274917853231" calcext:value-type="float">
            <text:p>0.773274917853231</text:p>
          </table:table-cell>
          <table:table-cell office:value-type="float" office:value="2.21825804710388" calcext:value-type="float">
            <text:p>2.21825804710388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37" calcext:value-type="float">
            <text:p>137</text:p>
          </table:table-cell>
          <table:table-cell office:value-type="float" office:value="513" calcext:value-type="float">
            <text:p>513</text:p>
          </table:table-cell>
          <table:table-cell office:value-type="float" office:value="0.608068" calcext:value-type="float">
            <text:p>0.608068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480363030050849" calcext:value-type="float">
            <text:p>0.480363030050849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26" calcext:value-type="float">
            <text:p>126</text:p>
          </table:table-cell>
          <table:table-cell office:value-type="float" office:value="545" calcext:value-type="float">
            <text:p>545</text:p>
          </table:table-cell>
          <table:table-cell office:value-type="float" office:value="0.602692" calcext:value-type="float">
            <text:p>0.602692</text:p>
          </table:table-cell>
          <table:table-cell office:value-type="float" office:value="0.814713399050748" calcext:value-type="float">
            <text:p>0.814713399050748</text:p>
          </table:table-cell>
          <table:table-cell office:value-type="float" office:value="0.0266622230169716" calcext:value-type="float">
            <text:p>0.026662223016972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25" calcext:value-type="float">
            <text:p>125</text:p>
          </table:table-cell>
          <table:table-cell office:value-type="float" office:value="527" calcext:value-type="float">
            <text:p>527</text:p>
          </table:table-cell>
          <table:table-cell office:value-type="float" office:value="0.612662" calcext:value-type="float">
            <text:p>0.612662</text:p>
          </table:table-cell>
          <table:table-cell office:value-type="float" office:value="0.777838627236218" calcext:value-type="float">
            <text:p>0.777838627236218</text:p>
          </table:table-cell>
          <table:table-cell office:value-type="float" office:value="0.0179323921560165" calcext:value-type="float">
            <text:p>0.01793239215601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66" calcext:value-type="float">
            <text:p>166</text:p>
          </table:table-cell>
          <table:table-cell office:value-type="float" office:value="467" calcext:value-type="float">
            <text:p>467</text:p>
          </table:table-cell>
          <table:table-cell office:value-type="float" office:value="0.601695" calcext:value-type="float">
            <text:p>0.601695</text:p>
          </table:table-cell>
          <table:table-cell office:value-type="float" office:value="0.821285140562249" calcext:value-type="float">
            <text:p>0.821285140562249</text:p>
          </table:table-cell>
          <table:table-cell office:value-type="float" office:value="0.0680887971954545" calcext:value-type="float">
            <text:p>0.06808879719545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9" calcext:value-type="float">
            <text:p>149</text:p>
          </table:table-cell>
          <table:table-cell office:value-type="float" office:value="482" calcext:value-type="float">
            <text:p>482</text:p>
          </table:table-cell>
          <table:table-cell office:value-type="float" office:value="0.611167" calcext:value-type="float">
            <text:p>0.611167</text:p>
          </table:table-cell>
          <table:table-cell office:value-type="float" office:value="0.814530850675429" calcext:value-type="float">
            <text:p>0.814530850675429</text:p>
          </table:table-cell>
          <table:table-cell office:value-type="float" office:value="0.0359069270484484" calcext:value-type="float">
            <text:p>0.035906927048448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74" calcext:value-type="float">
            <text:p>174</text:p>
          </table:table-cell>
          <table:table-cell office:value-type="float" office:value="447" calcext:value-type="float">
            <text:p>447</text:p>
          </table:table-cell>
          <table:table-cell office:value-type="float" office:value="0.603689" calcext:value-type="float">
            <text:p>0.603689</text:p>
          </table:table-cell>
          <table:table-cell office:value-type="float" office:value="0.789886820007302" calcext:value-type="float">
            <text:p>0.789886820007302</text:p>
          </table:table-cell>
          <table:table-cell office:value-type="float" office:value="0.143354360177399" calcext:value-type="float">
            <text:p>0.143354360177399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94" calcext:value-type="float">
            <text:p>194</text:p>
          </table:table-cell>
          <table:table-cell office:value-type="float" office:value="461" calcext:value-type="float">
            <text:p>461</text:p>
          </table:table-cell>
          <table:table-cell office:value-type="float" office:value="0.57677" calcext:value-type="float">
            <text:p>0.57677</text:p>
          </table:table-cell>
          <table:table-cell office:value-type="float" office:value="0.784775465498357" calcext:value-type="float">
            <text:p>0.784775465498357</text:p>
          </table:table-cell>
          <table:table-cell office:value-type="float" office:value="0.0537539662534605" calcext:value-type="float">
            <text:p>0.053753966253461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53" calcext:value-type="float">
            <text:p>153</text:p>
          </table:table-cell>
          <table:table-cell office:value-type="float" office:value="468" calcext:value-type="float">
            <text:p>468</text:p>
          </table:table-cell>
          <table:table-cell office:value-type="float" office:value="0.614158" calcext:value-type="float">
            <text:p>0.614158</text:p>
          </table:table-cell>
          <table:table-cell office:value-type="float" office:value="0.782219788243885" calcext:value-type="float">
            <text:p>0.782219788243885</text:p>
          </table:table-cell>
          <table:table-cell office:value-type="float" office:value="0.0173077919429679" calcext:value-type="float">
            <text:p>0.01730779194296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88" calcext:value-type="float">
            <text:p>188</text:p>
          </table:table-cell>
          <table:table-cell office:value-type="float" office:value="443" calcext:value-type="float">
            <text:p>443</text:p>
          </table:table-cell>
          <table:table-cell office:value-type="float" office:value="0.591725" calcext:value-type="float">
            <text:p>0.591725</text:p>
          </table:table-cell>
          <table:table-cell office:value-type="float" office:value="0.788791529755385" calcext:value-type="float">
            <text:p>0.788791529755385</text:p>
          </table:table-cell>
          <table:table-cell office:value-type="float" office:value="0.0994113446820911" calcext:value-type="float">
            <text:p>0.099411344682091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80" calcext:value-type="float">
            <text:p>180</text:p>
          </table:table-cell>
          <table:table-cell office:value-type="float" office:value="447" calcext:value-type="float">
            <text:p>447</text:p>
          </table:table-cell>
          <table:table-cell office:value-type="float" office:value="0.597707" calcext:value-type="float">
            <text:p>0.597707</text:p>
          </table:table-cell>
          <table:table-cell office:value-type="float" office:value="0.786783497626871" calcext:value-type="float">
            <text:p>0.786783497626871</text:p>
          </table:table-cell>
          <table:table-cell office:value-type="float" office:value="0.0028393338490403" calcext:value-type="float">
            <text:p>0.00283933384904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9" calcext:value-type="float">
            <text:p>149</text:p>
          </table:table-cell>
          <table:table-cell office:value-type="float" office:value="486" calcext:value-type="float">
            <text:p>486</text:p>
          </table:table-cell>
          <table:table-cell office:value-type="float" office:value="0.609172" calcext:value-type="float">
            <text:p>0.609172</text:p>
          </table:table-cell>
          <table:table-cell office:value-type="float" office:value="0.80741146403797" calcext:value-type="float">
            <text:p>0.80741146403797</text:p>
          </table:table-cell>
          <table:table-cell office:value-type="float" office:value="0.276604248650664" calcext:value-type="float">
            <text:p>0.276604248650664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73" calcext:value-type="float">
            <text:p>173</text:p>
          </table:table-cell>
          <table:table-cell office:value-type="float" office:value="451" calcext:value-type="float">
            <text:p>451</text:p>
          </table:table-cell>
          <table:table-cell office:value-type="float" office:value="0.602692" calcext:value-type="float">
            <text:p>0.602692</text:p>
          </table:table-cell>
          <table:table-cell office:value-type="float" office:value="0.805951077035414" calcext:value-type="float">
            <text:p>0.805951077035414</text:p>
          </table:table-cell>
          <table:table-cell office:value-type="float" office:value="0.147875800305005" calcext:value-type="float">
            <text:p>0.14787580030500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2" calcext:value-type="float">
            <text:p>142</text:p>
          </table:table-cell>
          <table:table-cell office:value-type="float" office:value="494" calcext:value-type="float">
            <text:p>494</text:p>
          </table:table-cell>
          <table:table-cell office:value-type="float" office:value="0.612164" calcext:value-type="float">
            <text:p>0.612164</text:p>
          </table:table-cell>
          <table:table-cell office:value-type="float" office:value="0.796458561518802" calcext:value-type="float">
            <text:p>0.796458561518802</text:p>
          </table:table-cell>
          <table:table-cell office:value-type="float" office:value="0.600093275410472" calcext:value-type="float">
            <text:p>0.600093275410472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61" calcext:value-type="float">
            <text:p>161</text:p>
          </table:table-cell>
          <table:table-cell office:value-type="float" office:value="469" calcext:value-type="float">
            <text:p>469</text:p>
          </table:table-cell>
          <table:table-cell office:value-type="float" office:value="0.605683" calcext:value-type="float">
            <text:p>0.605683</text:p>
          </table:table-cell>
          <table:table-cell office:value-type="float" office:value="0.814895947426068" calcext:value-type="float">
            <text:p>0.814895947426068</text:p>
          </table:table-cell>
          <table:table-cell office:value-type="float" office:value="0.184848068036281" calcext:value-type="float">
            <text:p>0.184848068036281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52" calcext:value-type="float">
            <text:p>152</text:p>
          </table:table-cell>
          <table:table-cell office:value-type="float" office:value="493" calcext:value-type="float">
            <text:p>493</text:p>
          </table:table-cell>
          <table:table-cell office:value-type="float" office:value="0.602692" calcext:value-type="float">
            <text:p>0.602692</text:p>
          </table:table-cell>
          <table:table-cell office:value-type="float" office:value="0.798101496896678" calcext:value-type="float">
            <text:p>0.798101496896678</text:p>
          </table:table-cell>
          <table:table-cell office:value-type="float" office:value="0.0863216372997377" calcext:value-type="float">
            <text:p>0.086321637299738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51" calcext:value-type="float">
            <text:p>151</text:p>
          </table:table-cell>
          <table:table-cell office:value-type="float" office:value="495" calcext:value-type="float">
            <text:p>495</text:p>
          </table:table-cell>
          <table:table-cell office:value-type="float" office:value="0.602692" calcext:value-type="float">
            <text:p>0.602692</text:p>
          </table:table-cell>
          <table:table-cell office:value-type="float" office:value="0.802665206279664" calcext:value-type="float">
            <text:p>0.802665206279664</text:p>
          </table:table-cell>
          <table:table-cell office:value-type="float" office:value="0.103313120537019" calcext:value-type="float">
            <text:p>0.103313120537019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69" calcext:value-type="float">
            <text:p>169</text:p>
          </table:table-cell>
          <table:table-cell office:value-type="float" office:value="473" calcext:value-type="float">
            <text:p>473</text:p>
          </table:table-cell>
          <table:table-cell office:value-type="float" office:value="0.596116" calcext:value-type="float">
            <text:p>0.596116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236268721736866" calcext:value-type="float">
            <text:p>0.236268721736866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5" calcext:value-type="float">
            <text:p>155</text:p>
          </table:table-cell>
          <table:table-cell office:value-type="float" office:value="468" calcext:value-type="float">
            <text:p>468</text:p>
          </table:table-cell>
          <table:table-cell office:value-type="float" office:value="0.612164" calcext:value-type="float">
            <text:p>0.612164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010064021319123" calcext:value-type="float">
            <text:p>0.010064021319123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83" calcext:value-type="float">
            <text:p>183</text:p>
          </table:table-cell>
          <table:table-cell office:value-type="float" office:value="460" calcext:value-type="float">
            <text:p>460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807594012413289" calcext:value-type="float">
            <text:p>0.807594012413289</text:p>
          </table:table-cell>
          <table:table-cell office:value-type="float" office:value="0.0705044402646691" calcext:value-type="float">
            <text:p>0.070504440264669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68" calcext:value-type="float">
            <text:p>168</text:p>
          </table:table-cell>
          <table:table-cell office:value-type="float" office:value="467" calcext:value-type="float">
            <text:p>467</text:p>
          </table:table-cell>
          <table:table-cell office:value-type="float" office:value="0.599701" calcext:value-type="float">
            <text:p>0.599701</text:p>
          </table:table-cell>
          <table:table-cell office:value-type="float" office:value="0.802482657904345" calcext:value-type="float">
            <text:p>0.802482657904345</text:p>
          </table:table-cell>
          <table:table-cell office:value-type="float" office:value="0.0702793270393158" calcext:value-type="float">
            <text:p>0.070279327039316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2" calcext:value-type="float">
            <text:p>152</text:p>
          </table:table-cell>
          <table:table-cell office:value-type="float" office:value="487" calcext:value-type="float">
            <text:p>487</text:p>
          </table:table-cell>
          <table:table-cell office:value-type="float" office:value="0.605683" calcext:value-type="float">
            <text:p>0.605683</text:p>
          </table:table-cell>
          <table:table-cell office:value-type="float" office:value="0.790251916757941" calcext:value-type="float">
            <text:p>0.790251916757941</text:p>
          </table:table-cell>
          <table:table-cell office:value-type="float" office:value="0.12288326420266" calcext:value-type="float">
            <text:p>0.12288326420266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3" calcext:value-type="float">
            <text:p>153</text:p>
          </table:table-cell>
          <table:table-cell office:value-type="float" office:value="473" calcext:value-type="float">
            <text:p>473</text:p>
          </table:table-cell>
          <table:table-cell office:value-type="float" office:value="0.611665" calcext:value-type="float">
            <text:p>0.611665</text:p>
          </table:table-cell>
          <table:table-cell office:value-type="float" office:value="0.774735304855787" calcext:value-type="float">
            <text:p>0.774735304855787</text:p>
          </table:table-cell>
          <table:table-cell office:value-type="float" office:value="0.154734492760454" calcext:value-type="float">
            <text:p>0.15473449276045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5" calcext:value-type="float">
            <text:p>175</text:p>
          </table:table-cell>
          <table:table-cell office:value-type="float" office:value="479" calcext:value-type="float">
            <text:p>479</text:p>
          </table:table-cell>
          <table:table-cell office:value-type="float" office:value="0.587151" calcext:value-type="float">
            <text:p>0.587151</text:p>
          </table:table-cell>
          <table:table-cell office:value-type="float" office:value="0.787878787878788" calcext:value-type="float">
            <text:p>0.787878787878788</text:p>
          </table:table-cell>
          <table:table-cell office:value-type="float" office:value="0.0351280021789359" calcext:value-type="float">
            <text:p>0.035128002178936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59" calcext:value-type="float">
            <text:p>159</text:p>
          </table:table-cell>
          <table:table-cell office:value-type="float" office:value="453" calcext:value-type="float">
            <text:p>453</text:p>
          </table:table-cell>
          <table:table-cell office:value-type="float" office:value="0.615653" calcext:value-type="float">
            <text:p>0.615653</text:p>
          </table:table-cell>
          <table:table-cell office:value-type="float" office:value="0.805768528660095" calcext:value-type="float">
            <text:p>0.805768528660095</text:p>
          </table:table-cell>
          <table:table-cell office:value-type="float" office:value="0.0876864651306134" calcext:value-type="float">
            <text:p>0.087686465130613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9" calcext:value-type="float">
            <text:p>149</text:p>
          </table:table-cell>
          <table:table-cell office:value-type="float" office:value="479" calcext:value-type="float">
            <text:p>479</text:p>
          </table:table-cell>
          <table:table-cell office:value-type="float" office:value="0.612662" calcext:value-type="float">
            <text:p>0.612662</text:p>
          </table:table-cell>
          <table:table-cell office:value-type="float" office:value="0.803030303030303" calcext:value-type="float">
            <text:p>0.803030303030303</text:p>
          </table:table-cell>
          <table:table-cell office:value-type="float" office:value="0.11908762574265" calcext:value-type="float">
            <text:p>0.1190876257426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70" calcext:value-type="float">
            <text:p>170</text:p>
          </table:table-cell>
          <table:table-cell office:value-type="float" office:value="451" calcext:value-type="float">
            <text:p>451</text:p>
          </table:table-cell>
          <table:table-cell office:value-type="float" office:value="0.605683" calcext:value-type="float">
            <text:p>0.605683</text:p>
          </table:table-cell>
          <table:table-cell office:value-type="float" office:value="0.786418400876232" calcext:value-type="float">
            <text:p>0.786418400876232</text:p>
          </table:table-cell>
          <table:table-cell office:value-type="float" office:value="0.0202845671944184" calcext:value-type="float">
            <text:p>0.020284567194418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60" calcext:value-type="float">
            <text:p>160</text:p>
          </table:table-cell>
          <table:table-cell office:value-type="float" office:value="481" calcext:value-type="float">
            <text:p>481</text:p>
          </table:table-cell>
          <table:table-cell office:value-type="float" office:value="0.600698" calcext:value-type="float">
            <text:p>0.600698</text:p>
          </table:table-cell>
          <table:table-cell office:value-type="float" office:value="0.79718875502008" calcext:value-type="float">
            <text:p>0.79718875502008</text:p>
          </table:table-cell>
          <table:table-cell office:value-type="float" office:value="0.0363690761104063" calcext:value-type="float">
            <text:p>0.036369076110406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4" calcext:value-type="float">
            <text:p>154</text:p>
          </table:table-cell>
          <table:table-cell office:value-type="float" office:value="493" calcext:value-type="float">
            <text:p>493</text:p>
          </table:table-cell>
          <table:table-cell office:value-type="float" office:value="0.600698" calcext:value-type="float">
            <text:p>0.600698</text:p>
          </table:table-cell>
          <table:table-cell office:value-type="float" office:value="0.797006206644761" calcext:value-type="float">
            <text:p>0.797006206644761</text:p>
          </table:table-cell>
          <table:table-cell office:value-type="float" office:value="0.0174740686128141" calcext:value-type="float">
            <text:p>0.01747406861281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8" calcext:value-type="float">
            <text:p>158</text:p>
          </table:table-cell>
          <table:table-cell office:value-type="float" office:value="490" calcext:value-type="float">
            <text:p>490</text:p>
          </table:table-cell>
          <table:table-cell office:value-type="float" office:value="0.598205" calcext:value-type="float">
            <text:p>0.598205</text:p>
          </table:table-cell>
          <table:table-cell office:value-type="float" office:value="0.809419496166484" calcext:value-type="float">
            <text:p>0.809419496166484</text:p>
          </table:table-cell>
          <table:table-cell office:value-type="float" office:value="0.023317477209777" calcext:value-type="float">
            <text:p>0.023317477209777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67" calcext:value-type="float">
            <text:p>167</text:p>
          </table:table-cell>
          <table:table-cell office:value-type="float" office:value="453" calcext:value-type="float">
            <text:p>453</text:p>
          </table:table-cell>
          <table:table-cell office:value-type="float" office:value="0.607677" calcext:value-type="float">
            <text:p>0.607677</text:p>
          </table:table-cell>
          <table:table-cell office:value-type="float" office:value="0.782949981745163" calcext:value-type="float">
            <text:p>0.782949981745163</text:p>
          </table:table-cell>
          <table:table-cell office:value-type="float" office:value="0.0000852615833680734" calcext:value-type="float">
            <text:p>8.52615833680734E-0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84" calcext:value-type="float">
            <text:p>184</text:p>
          </table:table-cell>
          <table:table-cell office:value-type="float" office:value="480" calcext:value-type="float">
            <text:p>480</text:p>
          </table:table-cell>
          <table:table-cell office:value-type="float" office:value="0.577268" calcext:value-type="float">
            <text:p>0.577268</text:p>
          </table:table-cell>
          <table:table-cell office:value-type="float" office:value="0.785323110624316" calcext:value-type="float">
            <text:p>0.785323110624316</text:p>
          </table:table-cell>
          <table:table-cell office:value-type="float" office:value="0.103371211349746" calcext:value-type="float">
            <text:p>0.103371211349746</text:p>
          </table:table-cell>
          <table:table-cell table:number-columns-repeated="2"/>
        </table:table-row>
      </table:table>
      <table:table table:name="e_greedy_過去データ保存しない_pool" table:style-name="ta1">
        <table:shapes>
          <draw:frame draw:z-index="0" draw:style-name="gr1" draw:text-style-name="P1" svg:width="26.612cm" svg:height="16.363cm" svg:x="14.198cm" svg:y="0.106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in_num</text:p>
          </table:table-cell>
          <table:table-cell office:value-type="string" calcext:value-type="string">
            <text:p>lose_num</text:p>
          </table:table-cell>
          <table:table-cell office:value-type="string" calcext:value-type="string">
            <text:p>draw_num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ns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8" calcext:value-type="float">
            <text:p>88</text:p>
          </table:table-cell>
          <table:table-cell office:value-type="float" office:value="174" calcext:value-type="float">
            <text:p>174</text:p>
          </table:table-cell>
          <table:table-cell office:value-type="float" office:value="0.825523" calcext:value-type="float">
            <text:p>0.825523</text:p>
          </table:table-cell>
          <table:table-cell office:value-type="float" office:value="3.19221519927184" calcext:value-type="float">
            <text:p>3.19221519927184</text:p>
          </table:table-cell>
          <table:table-cell office:value-type="float" office:value="0.845198977729098" calcext:value-type="float">
            <text:p>0.84519897772909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" calcext:value-type="float">
            <text:p>145</text:p>
          </table:table-cell>
          <table:table-cell office:value-type="float" office:value="388" calcext:value-type="float">
            <text:p>388</text:p>
          </table:table-cell>
          <table:table-cell office:value-type="float" office:value="0.662014" calcext:value-type="float">
            <text:p>0.662014</text:p>
          </table:table-cell>
          <table:table-cell office:value-type="float" office:value="2.45177567225915" calcext:value-type="float">
            <text:p>2.45177567225915</text:p>
          </table:table-cell>
          <table:table-cell office:value-type="float" office:value="0.870755750273823" calcext:value-type="float">
            <text:p>0.87075575027382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39" calcext:value-type="float">
            <text:p>139</text:p>
          </table:table-cell>
          <table:table-cell office:value-type="float" office:value="466" calcext:value-type="float">
            <text:p>466</text:p>
          </table:table-cell>
          <table:table-cell office:value-type="float" office:value="0.629113" calcext:value-type="float">
            <text:p>0.629113</text:p>
          </table:table-cell>
          <table:table-cell office:value-type="float" office:value="0.40192869331753" calcext:value-type="float">
            <text:p>0.40192869331753</text:p>
          </table:table-cell>
          <table:table-cell office:value-type="float" office:value="0.896312522818547" calcext:value-type="float">
            <text:p>0.8963125228185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6" calcext:value-type="float">
            <text:p>156</text:p>
          </table:table-cell>
          <table:table-cell office:value-type="float" office:value="498" calcext:value-type="float">
            <text:p>498</text:p>
          </table:table-cell>
          <table:table-cell office:value-type="float" office:value="0.596614" calcext:value-type="float">
            <text:p>0.596614</text:p>
          </table:table-cell>
          <table:table-cell office:value-type="float" office:value="1.25261941886154" calcext:value-type="float">
            <text:p>1.25261941886154</text:p>
          </table:table-cell>
          <table:table-cell office:value-type="float" office:value="0.890105878057685" calcext:value-type="float">
            <text:p>0.89010587805768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" calcext:value-type="float">
            <text:p>145</text:p>
          </table:table-cell>
          <table:table-cell office:value-type="float" office:value="500" calcext:value-type="float">
            <text:p>500</text:p>
          </table:table-cell>
          <table:table-cell office:value-type="float" office:value="0.606181" calcext:value-type="float">
            <text:p>0.606181</text:p>
          </table:table-cell>
          <table:table-cell office:value-type="float" office:value="1.54460460718336" calcext:value-type="float">
            <text:p>1.54460460718336</text:p>
          </table:table-cell>
          <table:table-cell office:value-type="float" office:value="0.893209200438116" calcext:value-type="float">
            <text:p>0.89320920043811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51" calcext:value-type="float">
            <text:p>151</text:p>
          </table:table-cell>
          <table:table-cell office:value-type="float" office:value="461" calcext:value-type="float">
            <text:p>461</text:p>
          </table:table-cell>
          <table:table-cell office:value-type="float" office:value="0.619641" calcext:value-type="float">
            <text:p>0.619641</text:p>
          </table:table-cell>
          <table:table-cell office:value-type="float" office:value="0.140113725474006" calcext:value-type="float">
            <text:p>0.140113725474006</text:p>
          </table:table-cell>
          <table:table-cell office:value-type="float" office:value="0.906352683461117" calcext:value-type="float">
            <text:p>0.90635268346111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5" calcext:value-type="float">
            <text:p>115</text:p>
          </table:table-cell>
          <table:table-cell office:value-type="float" office:value="519" calcext:value-type="float">
            <text:p>519</text:p>
          </table:table-cell>
          <table:table-cell office:value-type="float" office:value="0.626992" calcext:value-type="float">
            <text:p>0.626992</text:p>
          </table:table-cell>
          <table:table-cell office:value-type="float" office:value="0.41823467278275" calcext:value-type="float">
            <text:p>0.41823467278275</text:p>
          </table:table-cell>
          <table:table-cell office:value-type="float" office:value="0.840635268346112" calcext:value-type="float">
            <text:p>0.84063526834611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54" calcext:value-type="float">
            <text:p>154</text:p>
          </table:table-cell>
          <table:table-cell office:value-type="float" office:value="504" calcext:value-type="float">
            <text:p>504</text:p>
          </table:table-cell>
          <table:table-cell office:value-type="float" office:value="0.595214" calcext:value-type="float">
            <text:p>0.595214</text:p>
          </table:table-cell>
          <table:table-cell office:value-type="float" office:value="1.19661167880584" calcext:value-type="float">
            <text:p>1.19661167880584</text:p>
          </table:table-cell>
          <table:table-cell office:value-type="float" office:value="0.89193136181088" calcext:value-type="float">
            <text:p>0.8919313618108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32" calcext:value-type="float">
            <text:p>132</text:p>
          </table:table-cell>
          <table:table-cell office:value-type="float" office:value="510" calcext:value-type="float">
            <text:p>510</text:p>
          </table:table-cell>
          <table:table-cell office:value-type="float" office:value="0.614542" calcext:value-type="float">
            <text:p>0.614542</text:p>
          </table:table-cell>
          <table:table-cell office:value-type="float" office:value="0.154060558885625" calcext:value-type="float">
            <text:p>0.154060558885625</text:p>
          </table:table-cell>
          <table:table-cell office:value-type="float" office:value="0.914384811975173" calcext:value-type="float">
            <text:p>0.91438481197517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11" calcext:value-type="float">
            <text:p>111</text:p>
          </table:table-cell>
          <table:table-cell office:value-type="float" office:value="512" calcext:value-type="float">
            <text:p>512</text:p>
          </table:table-cell>
          <table:table-cell office:value-type="float" office:value="0.634098" calcext:value-type="float">
            <text:p>0.634098</text:p>
          </table:table-cell>
          <table:table-cell office:value-type="float" office:value="0.0162833428797151" calcext:value-type="float">
            <text:p>0.016283342879715</text:p>
          </table:table-cell>
          <table:table-cell office:value-type="float" office:value="0.904162102957284" calcext:value-type="float">
            <text:p>0.90416210295728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66" calcext:value-type="float">
            <text:p>166</text:p>
          </table:table-cell>
          <table:table-cell office:value-type="float" office:value="490" calcext:value-type="float">
            <text:p>490</text:p>
          </table:table-cell>
          <table:table-cell office:value-type="float" office:value="0.590229" calcext:value-type="float">
            <text:p>0.590229</text:p>
          </table:table-cell>
          <table:table-cell office:value-type="float" office:value="0.0256399794939327" calcext:value-type="float">
            <text:p>0.025639979493933</text:p>
          </table:table-cell>
          <table:table-cell office:value-type="float" office:value="0.893574297188755" calcext:value-type="float">
            <text:p>0.89357429718875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69" calcext:value-type="float">
            <text:p>169</text:p>
          </table:table-cell>
          <table:table-cell office:value-type="float" office:value="456" calcext:value-type="float">
            <text:p>456</text:p>
          </table:table-cell>
          <table:table-cell office:value-type="float" office:value="0.604187" calcext:value-type="float">
            <text:p>0.604187</text:p>
          </table:table-cell>
          <table:table-cell office:value-type="float" office:value="0.12395445489439" calcext:value-type="float">
            <text:p>0.12395445489439</text:p>
          </table:table-cell>
          <table:table-cell office:value-type="float" office:value="0.907082876962395" calcext:value-type="float">
            <text:p>0.90708287696239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83" calcext:value-type="float">
            <text:p>183</text:p>
          </table:table-cell>
          <table:table-cell office:value-type="float" office:value="466" calcext:value-type="float">
            <text:p>466</text:p>
          </table:table-cell>
          <table:table-cell office:value-type="float" office:value="0.585244" calcext:value-type="float">
            <text:p>0.585244</text:p>
          </table:table-cell>
          <table:table-cell office:value-type="float" office:value="0.0121866860426962" calcext:value-type="float">
            <text:p>0.012186686042696</text:p>
          </table:table-cell>
          <table:table-cell office:value-type="float" office:value="0.902884264330047" calcext:value-type="float">
            <text:p>0.90288426433004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1" calcext:value-type="float">
            <text:p>141</text:p>
          </table:table-cell>
          <table:table-cell office:value-type="float" office:value="531" calcext:value-type="float">
            <text:p>531</text:p>
          </table:table-cell>
          <table:table-cell office:value-type="float" office:value="0.594716" calcext:value-type="float">
            <text:p>0.594716</text:p>
          </table:table-cell>
          <table:table-cell office:value-type="float" office:value="0.0613280135399565" calcext:value-type="float">
            <text:p>0.061328013539957</text:p>
          </table:table-cell>
          <table:table-cell office:value-type="float" office:value="0.905074844833881" calcext:value-type="float">
            <text:p>0.90507484483388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53" calcext:value-type="float">
            <text:p>153</text:p>
          </table:table-cell>
          <table:table-cell office:value-type="float" office:value="497" calcext:value-type="float">
            <text:p>497</text:p>
          </table:table-cell>
          <table:table-cell office:value-type="float" office:value="0.599701" calcext:value-type="float">
            <text:p>0.599701</text:p>
          </table:table-cell>
          <table:table-cell office:value-type="float" office:value="0.0772634510368365" calcext:value-type="float">
            <text:p>0.077263451036837</text:p>
          </table:table-cell>
          <table:table-cell office:value-type="float" office:value="0.92223439211391" calcext:value-type="float">
            <text:p>0.9222343921139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4" calcext:value-type="float">
            <text:p>154</text:p>
          </table:table-cell>
          <table:table-cell office:value-type="float" office:value="509" calcext:value-type="float">
            <text:p>509</text:p>
          </table:table-cell>
          <table:table-cell office:value-type="float" office:value="0.592722" calcext:value-type="float">
            <text:p>0.592722</text:p>
          </table:table-cell>
          <table:table-cell office:value-type="float" office:value="0.0044469197625936" calcext:value-type="float">
            <text:p>0.004446919762594</text:p>
          </table:table-cell>
          <table:table-cell office:value-type="float" office:value="0.909456005841548" calcext:value-type="float">
            <text:p>0.90945600584154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6" calcext:value-type="float">
            <text:p>86</text:p>
          </table:table-cell>
          <table:table-cell office:value-type="float" office:value="551" calcext:value-type="float">
            <text:p>551</text:p>
          </table:table-cell>
          <table:table-cell office:value-type="float" office:value="0.639581" calcext:value-type="float">
            <text:p>0.639581</text:p>
          </table:table-cell>
          <table:table-cell office:value-type="float" office:value="0.0027263469271898" calcext:value-type="float">
            <text:p>0.00272634692719</text:p>
          </table:table-cell>
          <table:table-cell office:value-type="float" office:value="0.899415845198978" calcext:value-type="float">
            <text:p>0.89941584519897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59" calcext:value-type="float">
            <text:p>159</text:p>
          </table:table-cell>
          <table:table-cell office:value-type="float" office:value="474" calcext:value-type="float">
            <text:p>474</text:p>
          </table:table-cell>
          <table:table-cell office:value-type="float" office:value="0.605184" calcext:value-type="float">
            <text:p>0.605184</text:p>
          </table:table-cell>
          <table:table-cell office:value-type="float" office:value="0.0028243674998776" calcext:value-type="float">
            <text:p>0.002824367499878</text:p>
          </table:table-cell>
          <table:table-cell office:value-type="float" office:value="0.902701715954728" calcext:value-type="float">
            <text:p>0.9027017159547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6" calcext:value-type="float">
            <text:p>156</text:p>
          </table:table-cell>
          <table:table-cell office:value-type="float" office:value="518" calcext:value-type="float">
            <text:p>518</text:p>
          </table:table-cell>
          <table:table-cell office:value-type="float" office:value="0.586241" calcext:value-type="float">
            <text:p>0.586241</text:p>
          </table:table-cell>
          <table:table-cell office:value-type="float" office:value="0.0101534223945621" calcext:value-type="float">
            <text:p>0.010153422394562</text:p>
          </table:table-cell>
          <table:table-cell office:value-type="float" office:value="0.90872581234027" calcext:value-type="float">
            <text:p>0.9087258123402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3" calcext:value-type="float">
            <text:p>153</text:p>
          </table:table-cell>
          <table:table-cell office:value-type="float" office:value="507" calcext:value-type="float">
            <text:p>507</text:p>
          </table:table-cell>
          <table:table-cell office:value-type="float" office:value="0.594716" calcext:value-type="float">
            <text:p>0.594716</text:p>
          </table:table-cell>
          <table:table-cell office:value-type="float" office:value="0.089408351598179" calcext:value-type="float">
            <text:p>0.089408351598179</text:p>
          </table:table-cell>
          <table:table-cell office:value-type="float" office:value="0.906900328587076" calcext:value-type="float">
            <text:p>0.90690032858707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" calcext:value-type="float">
            <text:p>145</text:p>
          </table:table-cell>
          <table:table-cell office:value-type="float" office:value="526" calcext:value-type="float">
            <text:p>526</text:p>
          </table:table-cell>
          <table:table-cell office:value-type="float" office:value="0.59322" calcext:value-type="float">
            <text:p>0.59322</text:p>
          </table:table-cell>
          <table:table-cell office:value-type="float" office:value="0.0076099958527704" calcext:value-type="float">
            <text:p>0.00760999585277</text:p>
          </table:table-cell>
          <table:table-cell office:value-type="float" office:value="0.912741876597298" calcext:value-type="float">
            <text:p>0.91274187659729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3" calcext:value-type="float">
            <text:p>123</text:p>
          </table:table-cell>
          <table:table-cell office:value-type="float" office:value="496" calcext:value-type="float">
            <text:p>496</text:p>
          </table:table-cell>
          <table:table-cell office:value-type="float" office:value="0.63011" calcext:value-type="float">
            <text:p>0.63011</text:p>
          </table:table-cell>
          <table:table-cell office:value-type="float" office:value="0.030525303241519" calcext:value-type="float">
            <text:p>0.030525303241519</text:p>
          </table:table-cell>
          <table:table-cell office:value-type="float" office:value="0.91201168309602" calcext:value-type="float">
            <text:p>0.9120116830960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2" calcext:value-type="float">
            <text:p>82</text:p>
          </table:table-cell>
          <table:table-cell office:value-type="float" office:value="511" calcext:value-type="float">
            <text:p>511</text:p>
          </table:table-cell>
          <table:table-cell office:value-type="float" office:value="0.663509" calcext:value-type="float">
            <text:p>0.663509</text:p>
          </table:table-cell>
          <table:table-cell office:value-type="float" office:value="0.0026165740748279" calcext:value-type="float">
            <text:p>0.002616574074828</text:p>
          </table:table-cell>
          <table:table-cell office:value-type="float" office:value="0.906170135085798" calcext:value-type="float">
            <text:p>0.90617013508579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office:value-type="float" office:value="0.638086" calcext:value-type="float">
            <text:p>0.638086</text:p>
          </table:table-cell>
          <table:table-cell office:value-type="float" office:value="0.0017876033201454" calcext:value-type="float">
            <text:p>0.001787603320145</text:p>
          </table:table-cell>
          <table:table-cell office:value-type="float" office:value="0.902519167579408" calcext:value-type="float">
            <text:p>0.90251916757940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52" calcext:value-type="float">
            <text:p>152</text:p>
          </table:table-cell>
          <table:table-cell office:value-type="float" office:value="457" calcext:value-type="float">
            <text:p>457</text:p>
          </table:table-cell>
          <table:table-cell office:value-type="float" office:value="0.620638" calcext:value-type="float">
            <text:p>0.620638</text:p>
          </table:table-cell>
          <table:table-cell office:value-type="float" office:value="0.0202271956118888" calcext:value-type="float">
            <text:p>0.020227195611889</text:p>
          </table:table-cell>
          <table:table-cell office:value-type="float" office:value="0.899598393574297" calcext:value-type="float">
            <text:p>0.89959839357429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56" calcext:value-type="float">
            <text:p>156</text:p>
          </table:table-cell>
          <table:table-cell office:value-type="float" office:value="456" calcext:value-type="float">
            <text:p>456</text:p>
          </table:table-cell>
          <table:table-cell office:value-type="float" office:value="0.617149" calcext:value-type="float">
            <text:p>0.617149</text:p>
          </table:table-cell>
          <table:table-cell office:value-type="float" office:value="0.002121674695477" calcext:value-type="float">
            <text:p>0.002121674695477</text:p>
          </table:table-cell>
          <table:table-cell office:value-type="float" office:value="0.901788974078131" calcext:value-type="float">
            <text:p>0.90178897407813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9" calcext:value-type="float">
            <text:p>109</text:p>
          </table:table-cell>
          <table:table-cell office:value-type="float" office:value="523" calcext:value-type="float">
            <text:p>523</text:p>
          </table:table-cell>
          <table:table-cell office:value-type="float" office:value="0.630608" calcext:value-type="float">
            <text:p>0.630608</text:p>
          </table:table-cell>
          <table:table-cell office:value-type="float" office:value="0.0104948301309848" calcext:value-type="float">
            <text:p>0.010494830130985</text:p>
          </table:table-cell>
          <table:table-cell office:value-type="float" office:value="0.903614457831325" calcext:value-type="float">
            <text:p>0.90361445783132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61" calcext:value-type="float">
            <text:p>161</text:p>
          </table:table-cell>
          <table:table-cell office:value-type="float" office:value="462" calcext:value-type="float">
            <text:p>462</text:p>
          </table:table-cell>
          <table:table-cell office:value-type="float" office:value="0.609172" calcext:value-type="float">
            <text:p>0.609172</text:p>
          </table:table-cell>
          <table:table-cell office:value-type="float" office:value="0.0039047969253978" calcext:value-type="float">
            <text:p>0.003904796925398</text:p>
          </table:table-cell>
          <table:table-cell office:value-type="float" office:value="0.912559328221979" calcext:value-type="float">
            <text:p>0.91255932822197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73" calcext:value-type="float">
            <text:p>173</text:p>
          </table:table-cell>
          <table:table-cell office:value-type="float" office:value="462" calcext:value-type="float">
            <text:p>462</text:p>
          </table:table-cell>
          <table:table-cell office:value-type="float" office:value="0.59761" calcext:value-type="float">
            <text:p>0.59761</text:p>
          </table:table-cell>
          <table:table-cell office:value-type="float" office:value="0.0101950697604926" calcext:value-type="float">
            <text:p>0.010195069760493</text:p>
          </table:table-cell>
          <table:table-cell office:value-type="float" office:value="0.90543994158452" calcext:value-type="float">
            <text:p>0.9054399415845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2" calcext:value-type="float">
            <text:p>112</text:p>
          </table:table-cell>
          <table:table-cell office:value-type="float" office:value="532" calcext:value-type="float">
            <text:p>532</text:p>
          </table:table-cell>
          <table:table-cell office:value-type="float" office:value="0.623131" calcext:value-type="float">
            <text:p>0.623131</text:p>
          </table:table-cell>
          <table:table-cell office:value-type="float" office:value="0.0540551247259858" calcext:value-type="float">
            <text:p>0.054055124725986</text:p>
          </table:table-cell>
          <table:table-cell office:value-type="float" office:value="0.910551296093465" calcext:value-type="float">
            <text:p>0.91055129609346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8" calcext:value-type="float">
            <text:p>158</text:p>
          </table:table-cell>
          <table:table-cell office:value-type="float" office:value="485" calcext:value-type="float">
            <text:p>485</text:p>
          </table:table-cell>
          <table:table-cell office:value-type="float" office:value="0.600698" calcext:value-type="float">
            <text:p>0.600698</text:p>
          </table:table-cell>
          <table:table-cell office:value-type="float" office:value="0.0253193836430447" calcext:value-type="float">
            <text:p>0.025319383643045</text:p>
          </table:table-cell>
          <table:table-cell office:value-type="float" office:value="0.916757940854326" calcext:value-type="float">
            <text:p>0.91675794085432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82" calcext:value-type="float">
            <text:p>182</text:p>
          </table:table-cell>
          <table:table-cell office:value-type="float" office:value="505" calcext:value-type="float">
            <text:p>505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0588234742493208" calcext:value-type="float">
            <text:p>0.058823474249321</text:p>
          </table:table-cell>
          <table:table-cell office:value-type="float" office:value="0.914567360350493" calcext:value-type="float">
            <text:p>0.914567360350493</text:p>
          </table:table-cell>
        </table:table-row>
      </table:table>
      <table:table table:name="e_greedy過去データ保存なしlambda07" table:style-name="ta1">
        <table:shapes>
          <draw:frame draw:z-index="0" draw:style-name="gr1" draw:text-style-name="P1" svg:width="15.999cm" svg:height="8.999cm" svg:x="15.658cm" svg:y="3.659cm">
            <draw:object draw:notify-on-update-of-ranges="e_greedy過去データ保存なしlambda07.D1:e_greedy過去データ保存なしlambda07.D1 e_greedy過去データ保存なしlambda07.D2:e_greedy過去データ保存なしlambda07.D33 e_greedy過去データ保存なしlambda07.F1:e_greedy過去データ保存なしlambda07.F1 e_greedy過去データ保存なしlambda07.F2:e_greedy過去データ保存なしlambda07.F3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in_num</text:p>
          </table:table-cell>
          <table:table-cell office:value-type="string" calcext:value-type="string">
            <text:p>lose_num</text:p>
          </table:table-cell>
          <table:table-cell office:value-type="string" calcext:value-type="string">
            <text:p>draw_num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ns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17" calcext:value-type="float">
            <text:p>117</text:p>
          </table:table-cell>
          <table:table-cell office:value-type="float" office:value="210" calcext:value-type="float">
            <text:p>210</text:p>
          </table:table-cell>
          <table:table-cell office:value-type="float" office:value="0.778664" calcext:value-type="float">
            <text:p>0.778664</text:p>
          </table:table-cell>
          <table:table-cell office:value-type="float" office:value="13.9624981880188" calcext:value-type="float">
            <text:p>13.9624981880188</text:p>
          </table:table-cell>
          <table:table-cell office:value-type="float" office:value="0.801022270901789" calcext:value-type="float">
            <text:p>0.80102227090178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51" calcext:value-type="float">
            <text:p>151</text:p>
          </table:table-cell>
          <table:table-cell office:value-type="float" office:value="487" calcext:value-type="float">
            <text:p>487</text:p>
          </table:table-cell>
          <table:table-cell office:value-type="float" office:value="0.60668" calcext:value-type="float">
            <text:p>0.60668</text:p>
          </table:table-cell>
          <table:table-cell office:value-type="float" office:value="11.8350573004338" calcext:value-type="float">
            <text:p>11.8350573004338</text:p>
          </table:table-cell>
          <table:table-cell office:value-type="float" office:value="0.777838627236218" calcext:value-type="float">
            <text:p>0.7778386272362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2" calcext:value-type="float">
            <text:p>122</text:p>
          </table:table-cell>
          <table:table-cell office:value-type="float" office:value="521" calcext:value-type="float">
            <text:p>521</text:p>
          </table:table-cell>
          <table:table-cell office:value-type="float" office:value="0.618644" calcext:value-type="float">
            <text:p>0.618644</text:p>
          </table:table-cell>
          <table:table-cell office:value-type="float" office:value="10.5542117645001" calcext:value-type="float">
            <text:p>10.5542117645001</text:p>
          </table:table-cell>
          <table:table-cell office:value-type="float" office:value="0.829499817451625" calcext:value-type="float">
            <text:p>0.82949981745162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3" calcext:value-type="float">
            <text:p>93</text:p>
          </table:table-cell>
          <table:table-cell office:value-type="float" office:value="537" calcext:value-type="float">
            <text:p>537</text:p>
          </table:table-cell>
          <table:table-cell office:value-type="float" office:value="0.640299" calcext:value-type="float">
            <text:p>0.640299</text:p>
          </table:table-cell>
          <table:table-cell office:value-type="float" office:value="10.1558544635773" calcext:value-type="float">
            <text:p>10.1558544635773</text:p>
          </table:table-cell>
          <table:table-cell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6" calcext:value-type="float">
            <text:p>106</text:p>
          </table:table-cell>
          <table:table-cell office:value-type="float" office:value="516" calcext:value-type="float">
            <text:p>516</text:p>
          </table:table-cell>
          <table:table-cell office:value-type="float" office:value="0.637089" calcext:value-type="float">
            <text:p>0.637089</text:p>
          </table:table-cell>
          <table:table-cell office:value-type="float" office:value="10.7881391706138" calcext:value-type="float">
            <text:p>10.7881391706138</text:p>
          </table:table-cell>
          <table:table-cell office:value-type="float" office:value="0.832420591456736" calcext:value-type="float">
            <text:p>0.83242059145673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16" calcext:value-type="float">
            <text:p>116</text:p>
          </table:table-cell>
          <table:table-cell office:value-type="float" office:value="503" calcext:value-type="float">
            <text:p>503</text:p>
          </table:table-cell>
          <table:table-cell office:value-type="float" office:value="0.633599" calcext:value-type="float">
            <text:p>0.633599</text:p>
          </table:table-cell>
          <table:table-cell office:value-type="float" office:value="11.3621519239325" calcext:value-type="float">
            <text:p>11.3621519239325</text:p>
          </table:table-cell>
          <table:table-cell office:value-type="float" office:value="0.803760496531581" calcext:value-type="float">
            <text:p>0.80376049653158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8" calcext:value-type="float">
            <text:p>98</text:p>
          </table:table-cell>
          <table:table-cell office:value-type="float" office:value="549" calcext:value-type="float">
            <text:p>549</text:p>
          </table:table-cell>
          <table:table-cell office:value-type="float" office:value="0.628984" calcext:value-type="float">
            <text:p>0.628984</text:p>
          </table:table-cell>
          <table:table-cell office:value-type="float" office:value="9.90888106620918" calcext:value-type="float">
            <text:p>9.90888106620918</text:p>
          </table:table-cell>
          <table:table-cell office:value-type="float" office:value="0.791894852135816" calcext:value-type="float">
            <text:p>0.79189485213581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2" calcext:value-type="float">
            <text:p>112</text:p>
          </table:table-cell>
          <table:table-cell office:value-type="float" office:value="532" calcext:value-type="float">
            <text:p>532</text:p>
          </table:table-cell>
          <table:table-cell office:value-type="float" office:value="0.623131" calcext:value-type="float">
            <text:p>0.623131</text:p>
          </table:table-cell>
          <table:table-cell office:value-type="float" office:value="10.2443636039208" calcext:value-type="float">
            <text:p>10.2443636039208</text:p>
          </table:table-cell>
          <table:table-cell office:value-type="float" office:value="0.789521723256663" calcext:value-type="float">
            <text:p>0.78952172325666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3" calcext:value-type="float">
            <text:p>113</text:p>
          </table:table-cell>
          <table:table-cell office:value-type="float" office:value="529" calcext:value-type="float">
            <text:p>529</text:p>
          </table:table-cell>
          <table:table-cell office:value-type="float" office:value="0.623629" calcext:value-type="float">
            <text:p>0.623629</text:p>
          </table:table-cell>
          <table:table-cell office:value-type="float" office:value="10.599598596836" calcext:value-type="float">
            <text:p>10.599598596836</text:p>
          </table:table-cell>
          <table:table-cell office:value-type="float" office:value="0.796276013143483" calcext:value-type="float">
            <text:p>0.79627601314348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3" calcext:value-type="float">
            <text:p>93</text:p>
          </table:table-cell>
          <table:table-cell office:value-type="float" office:value="562" calcext:value-type="float">
            <text:p>562</text:p>
          </table:table-cell>
          <table:table-cell office:value-type="float" office:value="0.62749" calcext:value-type="float">
            <text:p>0.62749</text:p>
          </table:table-cell>
          <table:table-cell office:value-type="float" office:value="9.6828866489863" calcext:value-type="float">
            <text:p>9.6828866489863</text:p>
          </table:table-cell>
          <table:table-cell office:value-type="float" office:value="0.803395399780942" calcext:value-type="float">
            <text:p>0.80339539978094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68" calcext:value-type="float">
            <text:p>168</text:p>
          </table:table-cell>
          <table:table-cell office:value-type="float" office:value="470" calcext:value-type="float">
            <text:p>470</text:p>
          </table:table-cell>
          <table:table-cell office:value-type="float" office:value="0.598205" calcext:value-type="float">
            <text:p>0.598205</text:p>
          </table:table-cell>
          <table:table-cell office:value-type="float" office:value="12.2898014219184" calcext:value-type="float">
            <text:p>12.2898014219184</text:p>
          </table:table-cell>
          <table:table-cell office:value-type="float" office:value="0.796458561518802" calcext:value-type="float">
            <text:p>0.79645856151880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9" calcext:value-type="float">
            <text:p>99</text:p>
          </table:table-cell>
          <table:table-cell office:value-type="float" office:value="539" calcext:value-type="float">
            <text:p>539</text:p>
          </table:table-cell>
          <table:table-cell office:value-type="float" office:value="0.632602" calcext:value-type="float">
            <text:p>0.632602</text:p>
          </table:table-cell>
          <table:table-cell office:value-type="float" office:value="10.44845280154" calcext:value-type="float">
            <text:p>10.44845280154</text:p>
          </table:table-cell>
          <table:table-cell office:value-type="float" office:value="0.797918948521358" calcext:value-type="float">
            <text:p>0.79791894852135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9" calcext:value-type="float">
            <text:p>109</text:p>
          </table:table-cell>
          <table:table-cell office:value-type="float" office:value="530" calcext:value-type="float">
            <text:p>530</text:p>
          </table:table-cell>
          <table:table-cell office:value-type="float" office:value="0.627119" calcext:value-type="float">
            <text:p>0.627119</text:p>
          </table:table-cell>
          <table:table-cell office:value-type="float" office:value="10.6855756907628" calcext:value-type="float">
            <text:p>10.6855756907628</text:p>
          </table:table-cell>
          <table:table-cell office:value-type="float" office:value="0.804490690032859" calcext:value-type="float">
            <text:p>0.80449069003285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38" calcext:value-type="float">
            <text:p>138</text:p>
          </table:table-cell>
          <table:table-cell office:value-type="float" office:value="496" calcext:value-type="float">
            <text:p>496</text:p>
          </table:table-cell>
          <table:table-cell office:value-type="float" office:value="0.615155" calcext:value-type="float">
            <text:p>0.615155</text:p>
          </table:table-cell>
          <table:table-cell office:value-type="float" office:value="11.125773153807" calcext:value-type="float">
            <text:p>11.125773153807</text:p>
          </table:table-cell>
          <table:table-cell office:value-type="float" office:value="0.813435560423512" calcext:value-type="float">
            <text:p>0.81343556042351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11" calcext:value-type="float">
            <text:p>111</text:p>
          </table:table-cell>
          <table:table-cell office:value-type="float" office:value="503" calcext:value-type="float">
            <text:p>503</text:p>
          </table:table-cell>
          <table:table-cell office:value-type="float" office:value="0.638584" calcext:value-type="float">
            <text:p>0.638584</text:p>
          </table:table-cell>
          <table:table-cell office:value-type="float" office:value="11.268631044187" calcext:value-type="float">
            <text:p>11.268631044187</text:p>
          </table:table-cell>
          <table:table-cell office:value-type="float" office:value="0.800474625775831" calcext:value-type="float">
            <text:p>0.80047462577583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31" calcext:value-type="float">
            <text:p>131</text:p>
          </table:table-cell>
          <table:table-cell office:value-type="float" office:value="509" calcext:value-type="float">
            <text:p>509</text:p>
          </table:table-cell>
          <table:table-cell office:value-type="float" office:value="0.615653" calcext:value-type="float">
            <text:p>0.615653</text:p>
          </table:table-cell>
          <table:table-cell office:value-type="float" office:value="10.6501623515425" calcext:value-type="float">
            <text:p>10.6501623515425</text:p>
          </table:table-cell>
          <table:table-cell office:value-type="float" office:value="0.796458561518802" calcext:value-type="float">
            <text:p>0.79645856151880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8" calcext:value-type="float">
            <text:p>118</text:p>
          </table:table-cell>
          <table:table-cell office:value-type="float" office:value="515" calcext:value-type="float">
            <text:p>515</text:p>
          </table:table-cell>
          <table:table-cell office:value-type="float" office:value="0.625623" calcext:value-type="float">
            <text:p>0.625623</text:p>
          </table:table-cell>
          <table:table-cell office:value-type="float" office:value="10.5894882966732" calcext:value-type="float">
            <text:p>10.5894882966732</text:p>
          </table:table-cell>
          <table:table-cell office:value-type="float" office:value="0.806133625410734" calcext:value-type="float">
            <text:p>0.80613362541073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3" calcext:value-type="float">
            <text:p>103</text:p>
          </table:table-cell>
          <table:table-cell office:value-type="float" office:value="540" calcext:value-type="float">
            <text:p>540</text:p>
          </table:table-cell>
          <table:table-cell office:value-type="float" office:value="0.628116" calcext:value-type="float">
            <text:p>0.628116</text:p>
          </table:table-cell>
          <table:table-cell office:value-type="float" office:value="10.2260913848877" calcext:value-type="float">
            <text:p>10.2260913848877</text:p>
          </table:table-cell>
          <table:table-cell office:value-type="float" office:value="0.807959109163928" calcext:value-type="float">
            <text:p>0.80795910916392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76" calcext:value-type="float">
            <text:p>176</text:p>
          </table:table-cell>
          <table:table-cell office:value-type="float" office:value="466" calcext:value-type="float">
            <text:p>466</text:p>
          </table:table-cell>
          <table:table-cell office:value-type="float" office:value="0.592223" calcext:value-type="float">
            <text:p>0.592223</text:p>
          </table:table-cell>
          <table:table-cell office:value-type="float" office:value="12.3969880572537" calcext:value-type="float">
            <text:p>12.3969880572537</text:p>
          </table:table-cell>
          <table:table-cell office:value-type="float" office:value="0.80412559328222" calcext:value-type="float">
            <text:p>0.8041255932822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1" calcext:value-type="float">
            <text:p>91</text:p>
          </table:table-cell>
          <table:table-cell office:value-type="float" office:value="542" calcext:value-type="float">
            <text:p>542</text:p>
          </table:table-cell>
          <table:table-cell office:value-type="float" office:value="0.639442" calcext:value-type="float">
            <text:p>0.639442</text:p>
          </table:table-cell>
          <table:table-cell office:value-type="float" office:value="10.0417891447827" calcext:value-type="float">
            <text:p>10.0417891447827</text:p>
          </table:table-cell>
          <table:table-cell office:value-type="float" office:value="0.796823658269441" calcext:value-type="float">
            <text:p>0.79682365826944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8" calcext:value-type="float">
            <text:p>158</text:p>
          </table:table-cell>
          <table:table-cell office:value-type="float" office:value="496" calcext:value-type="float">
            <text:p>496</text:p>
          </table:table-cell>
          <table:table-cell office:value-type="float" office:value="0.595214" calcext:value-type="float">
            <text:p>0.595214</text:p>
          </table:table-cell>
          <table:table-cell office:value-type="float" office:value="11.594429682041" calcext:value-type="float">
            <text:p>11.594429682041</text:p>
          </table:table-cell>
          <table:table-cell office:value-type="float" office:value="0.843373493975904" calcext:value-type="float">
            <text:p>0.84337349397590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53" calcext:value-type="float">
            <text:p>153</text:p>
          </table:table-cell>
          <table:table-cell office:value-type="float" office:value="481" calcext:value-type="float">
            <text:p>481</text:p>
          </table:table-cell>
          <table:table-cell office:value-type="float" office:value="0.607677" calcext:value-type="float">
            <text:p>0.607677</text:p>
          </table:table-cell>
          <table:table-cell office:value-type="float" office:value="11.430922541702" calcext:value-type="float">
            <text:p>11.430922541702</text:p>
          </table:table-cell>
          <table:table-cell office:value-type="float" office:value="0.835158817086528" calcext:value-type="float">
            <text:p>0.83515881708652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541" calcext:value-type="float">
            <text:p>541</text:p>
          </table:table-cell>
          <table:table-cell office:value-type="float" office:value="0.640578" calcext:value-type="float">
            <text:p>0.640578</text:p>
          </table:table-cell>
          <table:table-cell office:value-type="float" office:value="10.0210440487697" calcext:value-type="float">
            <text:p>10.0210440487697</text:p>
          </table:table-cell>
          <table:table-cell office:value-type="float" office:value="0.808141657539248" calcext:value-type="float">
            <text:p>0.80814165753924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7" calcext:value-type="float">
            <text:p>147</text:p>
          </table:table-cell>
          <table:table-cell office:value-type="float" office:value="497" calcext:value-type="float">
            <text:p>497</text:p>
          </table:table-cell>
          <table:table-cell office:value-type="float" office:value="0.605683" calcext:value-type="float">
            <text:p>0.605683</text:p>
          </table:table-cell>
          <table:table-cell office:value-type="float" office:value="11.1778830166521" calcext:value-type="float">
            <text:p>11.1778830166521</text:p>
          </table:table-cell>
          <table:table-cell office:value-type="float" office:value="0.825301204819277" calcext:value-type="float">
            <text:p>0.82530120481927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3" calcext:value-type="float">
            <text:p>103</text:p>
          </table:table-cell>
          <table:table-cell office:value-type="float" office:value="531" calcext:value-type="float">
            <text:p>531</text:p>
          </table:table-cell>
          <table:table-cell office:value-type="float" office:value="0.632602" calcext:value-type="float">
            <text:p>0.632602</text:p>
          </table:table-cell>
          <table:table-cell office:value-type="float" office:value="10.6474307405538" calcext:value-type="float">
            <text:p>10.6474307405538</text:p>
          </table:table-cell>
          <table:table-cell office:value-type="float" office:value="0.827856882073749" calcext:value-type="float">
            <text:p>0.82785688207374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1" calcext:value-type="float">
            <text:p>111</text:p>
          </table:table-cell>
          <table:table-cell office:value-type="float" office:value="517" calcext:value-type="float">
            <text:p>517</text:p>
          </table:table-cell>
          <table:table-cell office:value-type="float" office:value="0.631605" calcext:value-type="float">
            <text:p>0.631605</text:p>
          </table:table-cell>
          <table:table-cell office:value-type="float" office:value="10.6131788533309" calcext:value-type="float">
            <text:p>10.6131788533309</text:p>
          </table:table-cell>
          <table:table-cell office:value-type="float" office:value="0.823475721066082" calcext:value-type="float">
            <text:p>0.82347572106608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1" calcext:value-type="float">
            <text:p>91</text:p>
          </table:table-cell>
          <table:table-cell office:value-type="float" office:value="542" calcext:value-type="float">
            <text:p>542</text:p>
          </table:table-cell>
          <table:table-cell office:value-type="float" office:value="0.639083" calcext:value-type="float">
            <text:p>0.639083</text:p>
          </table:table-cell>
          <table:table-cell office:value-type="float" office:value="9.80537093897997" calcext:value-type="float">
            <text:p>9.80537093897997</text:p>
          </table:table-cell>
          <table:table-cell office:value-type="float" office:value="0.824023366192041" calcext:value-type="float">
            <text:p>0.82402336619204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3" calcext:value-type="float">
            <text:p>123</text:p>
          </table:table-cell>
          <table:table-cell office:value-type="float" office:value="520" calcext:value-type="float">
            <text:p>520</text:p>
          </table:table-cell>
          <table:table-cell office:value-type="float" office:value="0.618146" calcext:value-type="float">
            <text:p>0.618146</text:p>
          </table:table-cell>
          <table:table-cell office:value-type="float" office:value="11.3464742857834" calcext:value-type="float">
            <text:p>11.3464742857834</text:p>
          </table:table-cell>
          <table:table-cell office:value-type="float" office:value="0.824571011317999" calcext:value-type="float">
            <text:p>0.82457101131799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63" calcext:value-type="float">
            <text:p>163</text:p>
          </table:table-cell>
          <table:table-cell office:value-type="float" office:value="498" calcext:value-type="float">
            <text:p>498</text:p>
          </table:table-cell>
          <table:table-cell office:value-type="float" office:value="0.589641" calcext:value-type="float">
            <text:p>0.589641</text:p>
          </table:table-cell>
          <table:table-cell office:value-type="float" office:value="11.822456252986" calcext:value-type="float">
            <text:p>11.822456252986</text:p>
          </table:table-cell>
          <table:table-cell office:value-type="float" office:value="0.852318364366557" calcext:value-type="float">
            <text:p>0.85231836436655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6" calcext:value-type="float">
            <text:p>106</text:p>
          </table:table-cell>
          <table:table-cell office:value-type="float" office:value="518" calcext:value-type="float">
            <text:p>518</text:p>
          </table:table-cell>
          <table:table-cell office:value-type="float" office:value="0.636092" calcext:value-type="float">
            <text:p>0.636092</text:p>
          </table:table-cell>
          <table:table-cell office:value-type="float" office:value="10.7288470925956" calcext:value-type="float">
            <text:p>10.7288470925956</text:p>
          </table:table-cell>
          <table:table-cell office:value-type="float" office:value="0.828039430449069" calcext:value-type="float">
            <text:p>0.82803943044906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4" calcext:value-type="float">
            <text:p>124</text:p>
          </table:table-cell>
          <table:table-cell office:value-type="float" office:value="531" calcext:value-type="float">
            <text:p>531</text:p>
          </table:table-cell>
          <table:table-cell office:value-type="float" office:value="0.611665" calcext:value-type="float">
            <text:p>0.611665</text:p>
          </table:table-cell>
          <table:table-cell office:value-type="float" office:value="10.5644391569598" calcext:value-type="float">
            <text:p>10.5644391569598</text:p>
          </table:table-cell>
          <table:table-cell office:value-type="float" office:value="0.827491785323111" calcext:value-type="float">
            <text:p>0.82749178532311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6" calcext:value-type="float">
            <text:p>106</text:p>
          </table:table-cell>
          <table:table-cell office:value-type="float" office:value="532" calcext:value-type="float">
            <text:p>532</text:p>
          </table:table-cell>
          <table:table-cell office:value-type="float" office:value="0.629113" calcext:value-type="float">
            <text:p>0.629113</text:p>
          </table:table-cell>
          <table:table-cell office:value-type="float" office:value="10.4067192570917" calcext:value-type="float">
            <text:p>10.4067192570917</text:p>
          </table:table-cell>
          <table:table-cell office:value-type="float" office:value="0.806133625410734" calcext:value-type="float">
            <text:p>0.806133625410734</text:p>
          </table:table-cell>
        </table:table-row>
      </table:table>
      <table:table table:name="e_greedy_過去データ保存しないlambda03" table:style-name="ta1">
        <table:shapes>
          <draw:frame draw:z-index="0" draw:style-name="gr1" draw:text-style-name="P1" svg:width="22.685cm" svg:height="12.511cm" svg:x="18.379cm" svg:y="0.983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win_num</text:p>
          </table:table-cell>
          <table:table-cell office:value-type="string" calcext:value-type="string">
            <text:p>lose_num</text:p>
          </table:table-cell>
          <table:table-cell office:value-type="string" calcext:value-type="string">
            <text:p>draw_num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ans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15.2316199143728" calcext:value-type="float">
            <text:p>15.2316199143728</text:p>
          </table:table-cell>
          <table:table-cell office:value-type="float" office:value="0.939681" calcext:value-type="float">
            <text:p>0.939681</text:p>
          </table:table-cell>
          <table:table-cell office:value-type="float" office:value="0.66210295728368" calcext:value-type="float">
            <text:p>0.66210295728368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2" calcext:value-type="float">
            <text:p>142</text:p>
          </table:table-cell>
          <table:table-cell office:value-type="float" office:value="468" calcext:value-type="float">
            <text:p>468</text:p>
          </table:table-cell>
          <table:table-cell office:value-type="float" office:value="28.6685932704381" calcext:value-type="float">
            <text:p>28.6685932704381</text:p>
          </table:table-cell>
          <table:table-cell office:value-type="float" office:value="0.625125" calcext:value-type="float">
            <text:p>0.625125</text:p>
          </table:table-cell>
          <table:table-cell office:value-type="float" office:value="0.684373859072654" calcext:value-type="float">
            <text:p>0.684373859072654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8" calcext:value-type="float">
            <text:p>98</text:p>
          </table:table-cell>
          <table:table-cell office:value-type="float" office:value="465" calcext:value-type="float">
            <text:p>465</text:p>
          </table:table-cell>
          <table:table-cell office:value-type="float" office:value="24.8625889165061" calcext:value-type="float">
            <text:p>24.8625889165061</text:p>
          </table:table-cell>
          <table:table-cell office:value-type="float" office:value="0.670489" calcext:value-type="float">
            <text:p>0.670489</text:p>
          </table:table-cell>
          <table:table-cell office:value-type="float" office:value="0.73986856516977" calcext:value-type="float">
            <text:p>0.73986856516977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3" calcext:value-type="float">
            <text:p>123</text:p>
          </table:table-cell>
          <table:table-cell office:value-type="float" office:value="534" calcext:value-type="float">
            <text:p>534</text:p>
          </table:table-cell>
          <table:table-cell office:value-type="float" office:value="22.6697629144636" calcext:value-type="float">
            <text:p>22.6697629144636</text:p>
          </table:table-cell>
          <table:table-cell office:value-type="float" office:value="0.611167" calcext:value-type="float">
            <text:p>0.611167</text:p>
          </table:table-cell>
          <table:table-cell office:value-type="float" office:value="0.761226725082147" calcext:value-type="float">
            <text:p>0.761226725082147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float" office:value="475" calcext:value-type="float">
            <text:p>475</text:p>
          </table:table-cell>
          <table:table-cell office:value-type="float" office:value="26.4735002188847" calcext:value-type="float">
            <text:p>26.4735002188847</text:p>
          </table:table-cell>
          <table:table-cell office:value-type="float" office:value="0.585743" calcext:value-type="float">
            <text:p>0.585743</text:p>
          </table:table-cell>
          <table:table-cell office:value-type="float" office:value="0.802117561153706" calcext:value-type="float">
            <text:p>0.802117561153706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0" calcext:value-type="float">
            <text:p>140</text:p>
          </table:table-cell>
          <table:table-cell office:value-type="float" office:value="487" calcext:value-type="float">
            <text:p>487</text:p>
          </table:table-cell>
          <table:table-cell office:value-type="float" office:value="26.2148533536677" calcext:value-type="float">
            <text:p>26.2148533536677</text:p>
          </table:table-cell>
          <table:table-cell office:value-type="float" office:value="0.617647" calcext:value-type="float">
            <text:p>0.617647</text:p>
          </table:table-cell>
          <table:table-cell office:value-type="float" office:value="0.79061701350858" calcext:value-type="float">
            <text:p>0.79061701350858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0" calcext:value-type="float">
            <text:p>110</text:p>
          </table:table-cell>
          <table:table-cell office:value-type="float" office:value="532" calcext:value-type="float">
            <text:p>532</text:p>
          </table:table-cell>
          <table:table-cell office:value-type="float" office:value="23.383826124257" calcext:value-type="float">
            <text:p>23.383826124257</text:p>
          </table:table-cell>
          <table:table-cell office:value-type="float" office:value="0.625125" calcext:value-type="float">
            <text:p>0.625125</text:p>
          </table:table-cell>
          <table:table-cell office:value-type="float" office:value="0.78039430449069" calcext:value-type="float">
            <text:p>0.78039430449069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7" calcext:value-type="float">
            <text:p>87</text:p>
          </table:table-cell>
          <table:table-cell office:value-type="float" office:value="559" calcext:value-type="float">
            <text:p>559</text:p>
          </table:table-cell>
          <table:table-cell office:value-type="float" office:value="21.3687150725003" calcext:value-type="float">
            <text:p>21.3687150725003</text:p>
          </table:table-cell>
          <table:table-cell office:value-type="float" office:value="0.63496" calcext:value-type="float">
            <text:p>0.63496</text:p>
          </table:table-cell>
          <table:table-cell office:value-type="float" office:value="0.795728368017525" calcext:value-type="float">
            <text:p>0.795728368017525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3" calcext:value-type="float">
            <text:p>113</text:p>
          </table:table-cell>
          <table:table-cell office:value-type="float" office:value="515" calcext:value-type="float">
            <text:p>515</text:p>
          </table:table-cell>
          <table:table-cell office:value-type="float" office:value="23.3486842439886" calcext:value-type="float">
            <text:p>23.3486842439886</text:p>
          </table:table-cell>
          <table:table-cell office:value-type="float" office:value="0.630608" calcext:value-type="float">
            <text:p>0.630608</text:p>
          </table:table-cell>
          <table:table-cell office:value-type="float" office:value="0.784958013873677" calcext:value-type="float">
            <text:p>0.784958013873677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34" calcext:value-type="float">
            <text:p>134</text:p>
          </table:table-cell>
          <table:table-cell office:value-type="float" office:value="520" calcext:value-type="float">
            <text:p>520</text:p>
          </table:table-cell>
          <table:table-cell office:value-type="float" office:value="23.8281189819862" calcext:value-type="float">
            <text:p>23.8281189819862</text:p>
          </table:table-cell>
          <table:table-cell office:value-type="float" office:value="0.607178" calcext:value-type="float">
            <text:p>0.607178</text:p>
          </table:table-cell>
          <table:table-cell office:value-type="float" office:value="0.809784592917123" calcext:value-type="float">
            <text:p>0.809784592917123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" calcext:value-type="float">
            <text:p>144</text:p>
          </table:table-cell>
          <table:table-cell office:value-type="float" office:value="519" calcext:value-type="float">
            <text:p>519</text:p>
          </table:table-cell>
          <table:table-cell office:value-type="float" office:value="25.3543467110601" calcext:value-type="float">
            <text:p>25.3543467110601</text:p>
          </table:table-cell>
          <table:table-cell office:value-type="float" office:value="0.597707" calcext:value-type="float">
            <text:p>0.597707</text:p>
          </table:table-cell>
          <table:table-cell office:value-type="float" office:value="0.821285140562249" calcext:value-type="float">
            <text:p>0.821285140562249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32" calcext:value-type="float">
            <text:p>132</text:p>
          </table:table-cell>
          <table:table-cell office:value-type="float" office:value="509" calcext:value-type="float">
            <text:p>509</text:p>
          </table:table-cell>
          <table:table-cell office:value-type="float" office:value="24.3373092947335" calcext:value-type="float">
            <text:p>24.3373092947335</text:p>
          </table:table-cell>
          <table:table-cell office:value-type="float" office:value="0.61504" calcext:value-type="float">
            <text:p>0.61504</text:p>
          </table:table-cell>
          <table:table-cell office:value-type="float" office:value="0.802847754654984" calcext:value-type="float">
            <text:p>0.802847754654984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74" calcext:value-type="float">
            <text:p>174</text:p>
          </table:table-cell>
          <table:table-cell office:value-type="float" office:value="482" calcext:value-type="float">
            <text:p>482</text:p>
          </table:table-cell>
          <table:table-cell office:value-type="float" office:value="27.5697662028773" calcext:value-type="float">
            <text:p>27.5697662028773</text:p>
          </table:table-cell>
          <table:table-cell office:value-type="float" office:value="0.586241" calcext:value-type="float">
            <text:p>0.586241</text:p>
          </table:table-cell>
          <table:table-cell office:value-type="float" office:value="0.796823658269441" calcext:value-type="float">
            <text:p>0.79682365826944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4" calcext:value-type="float">
            <text:p>114</text:p>
          </table:table-cell>
          <table:table-cell office:value-type="float" office:value="524" calcext:value-type="float">
            <text:p>524</text:p>
          </table:table-cell>
          <table:table-cell office:value-type="float" office:value="24.3878283829525" calcext:value-type="float">
            <text:p>24.3878283829525</text:p>
          </table:table-cell>
          <table:table-cell office:value-type="float" office:value="0.625125" calcext:value-type="float">
            <text:p>0.625125</text:p>
          </table:table-cell>
          <table:table-cell office:value-type="float" office:value="0.788061336254107" calcext:value-type="float">
            <text:p>0.788061336254107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8" calcext:value-type="float">
            <text:p>148</text:p>
          </table:table-cell>
          <table:table-cell office:value-type="float" office:value="497" calcext:value-type="float">
            <text:p>497</text:p>
          </table:table-cell>
          <table:table-cell office:value-type="float" office:value="24.2988323178785" calcext:value-type="float">
            <text:p>24.2988323178785</text:p>
          </table:table-cell>
          <table:table-cell office:value-type="float" office:value="0.604686" calcext:value-type="float">
            <text:p>0.604686</text:p>
          </table:table-cell>
          <table:table-cell office:value-type="float" office:value="0.794085432639649" calcext:value-type="float">
            <text:p>0.794085432639649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31" calcext:value-type="float">
            <text:p>131</text:p>
          </table:table-cell>
          <table:table-cell office:value-type="float" office:value="501" calcext:value-type="float">
            <text:p>501</text:p>
          </table:table-cell>
          <table:table-cell office:value-type="float" office:value="24.7162938282408" calcext:value-type="float">
            <text:p>24.7162938282408</text:p>
          </table:table-cell>
          <table:table-cell office:value-type="float" office:value="0.619641" calcext:value-type="float">
            <text:p>0.619641</text:p>
          </table:table-cell>
          <table:table-cell office:value-type="float" office:value="0.802482657904345" calcext:value-type="float">
            <text:p>0.802482657904345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6" calcext:value-type="float">
            <text:p>146</text:p>
          </table:table-cell>
          <table:table-cell office:value-type="float" office:value="512" calcext:value-type="float">
            <text:p>512</text:p>
          </table:table-cell>
          <table:table-cell office:value-type="float" office:value="23.8968813665982" calcext:value-type="float">
            <text:p>23.8968813665982</text:p>
          </table:table-cell>
          <table:table-cell office:value-type="float" office:value="0.599202" calcext:value-type="float">
            <text:p>0.599202</text:p>
          </table:table-cell>
          <table:table-cell office:value-type="float" office:value="0.811792625045637" calcext:value-type="float">
            <text:p>0.811792625045637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0" calcext:value-type="float">
            <text:p>130</text:p>
          </table:table-cell>
          <table:table-cell office:value-type="float" office:value="534" calcext:value-type="float">
            <text:p>534</text:p>
          </table:table-cell>
          <table:table-cell office:value-type="float" office:value="23.0869682683783" calcext:value-type="float">
            <text:p>23.0869682683783</text:p>
          </table:table-cell>
          <table:table-cell office:value-type="float" office:value="0.604187" calcext:value-type="float">
            <text:p>0.604187</text:p>
          </table:table-cell>
          <table:table-cell office:value-type="float" office:value="0.802117561153706" calcext:value-type="float">
            <text:p>0.802117561153706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1" calcext:value-type="float">
            <text:p>141</text:p>
          </table:table-cell>
          <table:table-cell office:value-type="float" office:value="486" calcext:value-type="float">
            <text:p>486</text:p>
          </table:table-cell>
          <table:table-cell office:value-type="float" office:value="25.3421517087702" calcext:value-type="float">
            <text:p>25.3421517087702</text:p>
          </table:table-cell>
          <table:table-cell office:value-type="float" office:value="0.617149" calcext:value-type="float">
            <text:p>0.617149</text:p>
          </table:table-cell>
          <table:table-cell office:value-type="float" office:value="0.814895947426068" calcext:value-type="float">
            <text:p>0.814895947426068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68" calcext:value-type="float">
            <text:p>168</text:p>
          </table:table-cell>
          <table:table-cell office:value-type="float" office:value="497" calcext:value-type="float">
            <text:p>497</text:p>
          </table:table-cell>
          <table:table-cell office:value-type="float" office:value="25.6574851726663" calcext:value-type="float">
            <text:p>25.6574851726663</text:p>
          </table:table-cell>
          <table:table-cell office:value-type="float" office:value="0.584746" calcext:value-type="float">
            <text:p>0.584746</text:p>
          </table:table-cell>
          <table:table-cell office:value-type="float" office:value="0.807228915662651" calcext:value-type="float">
            <text:p>0.80722891566265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" calcext:value-type="float">
            <text:p>111</text:p>
          </table:table-cell>
          <table:table-cell office:value-type="float" office:value="547" calcext:value-type="float">
            <text:p>547</text:p>
          </table:table-cell>
          <table:table-cell office:value-type="float" office:value="22.2415535874286" calcext:value-type="float">
            <text:p>22.2415535874286</text:p>
          </table:table-cell>
          <table:table-cell office:value-type="float" office:value="0.61665" calcext:value-type="float">
            <text:p>0.61665</text:p>
          </table:table-cell>
          <table:table-cell office:value-type="float" office:value="0.801752464403067" calcext:value-type="float">
            <text:p>0.801752464403067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70" calcext:value-type="float">
            <text:p>170</text:p>
          </table:table-cell>
          <table:table-cell office:value-type="float" office:value="524" calcext:value-type="float">
            <text:p>524</text:p>
          </table:table-cell>
          <table:table-cell office:value-type="float" office:value="24.2424885862965" calcext:value-type="float">
            <text:p>24.2424885862965</text:p>
          </table:table-cell>
          <table:table-cell office:value-type="float" office:value="0.569292" calcext:value-type="float">
            <text:p>0.569292</text:p>
          </table:table-cell>
          <table:table-cell office:value-type="float" office:value="0.848849945235487" calcext:value-type="float">
            <text:p>0.848849945235487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7" calcext:value-type="float">
            <text:p>97</text:p>
          </table:table-cell>
          <table:table-cell office:value-type="float" office:value="554" calcext:value-type="float">
            <text:p>554</text:p>
          </table:table-cell>
          <table:table-cell office:value-type="float" office:value="22.0636912707625" calcext:value-type="float">
            <text:p>22.0636912707625</text:p>
          </table:table-cell>
          <table:table-cell office:value-type="float" office:value="0.627119" calcext:value-type="float">
            <text:p>0.627119</text:p>
          </table:table-cell>
          <table:table-cell office:value-type="float" office:value="0.829317269076305" calcext:value-type="float">
            <text:p>0.829317269076305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6" calcext:value-type="float">
            <text:p>146</text:p>
          </table:table-cell>
          <table:table-cell office:value-type="float" office:value="505" calcext:value-type="float">
            <text:p>505</text:p>
          </table:table-cell>
          <table:table-cell office:value-type="float" office:value="24.2335665472623" calcext:value-type="float">
            <text:p>24.2335665472623</text:p>
          </table:table-cell>
          <table:table-cell office:value-type="float" office:value="0.602692" calcext:value-type="float">
            <text:p>0.602692</text:p>
          </table:table-cell>
          <table:table-cell office:value-type="float" office:value="0.807776560788609" calcext:value-type="float">
            <text:p>0.80777656078860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9" calcext:value-type="float">
            <text:p>149</text:p>
          </table:table-cell>
          <table:table-cell office:value-type="float" office:value="499" calcext:value-type="float">
            <text:p>499</text:p>
          </table:table-cell>
          <table:table-cell office:value-type="float" office:value="25.2884415038701" calcext:value-type="float">
            <text:p>25.2884415038701</text:p>
          </table:table-cell>
          <table:table-cell office:value-type="float" office:value="0.602692" calcext:value-type="float">
            <text:p>0.602692</text:p>
          </table:table-cell>
          <table:table-cell office:value-type="float" office:value="0.822745527564805" calcext:value-type="float">
            <text:p>0.82274552756480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3" calcext:value-type="float">
            <text:p>143</text:p>
          </table:table-cell>
          <table:table-cell office:value-type="float" office:value="521" calcext:value-type="float">
            <text:p>521</text:p>
          </table:table-cell>
          <table:table-cell office:value-type="float" office:value="23.5004773826922" calcext:value-type="float">
            <text:p>23.5004773826922</text:p>
          </table:table-cell>
          <table:table-cell office:value-type="float" office:value="0.597707" calcext:value-type="float">
            <text:p>0.597707</text:p>
          </table:table-cell>
          <table:table-cell office:value-type="float" office:value="0.831325301204819" calcext:value-type="float">
            <text:p>0.831325301204819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" calcext:value-type="float">
            <text:p>144</text:p>
          </table:table-cell>
          <table:table-cell office:value-type="float" office:value="503" calcext:value-type="float">
            <text:p>503</text:p>
          </table:table-cell>
          <table:table-cell office:value-type="float" office:value="24.7268048154897" calcext:value-type="float">
            <text:p>24.7268048154897</text:p>
          </table:table-cell>
          <table:table-cell office:value-type="float" office:value="0.605683" calcext:value-type="float">
            <text:p>0.605683</text:p>
          </table:table-cell>
          <table:table-cell office:value-type="float" office:value="0.808871851040526" calcext:value-type="float">
            <text:p>0.80887185104052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4" calcext:value-type="float">
            <text:p>114</text:p>
          </table:table-cell>
          <table:table-cell office:value-type="float" office:value="515" calcext:value-type="float">
            <text:p>515</text:p>
          </table:table-cell>
          <table:table-cell office:value-type="float" office:value="24.2208303172013" calcext:value-type="float">
            <text:p>24.2208303172013</text:p>
          </table:table-cell>
          <table:table-cell office:value-type="float" office:value="0.629611" calcext:value-type="float">
            <text:p>0.629611</text:p>
          </table:table-cell>
          <table:table-cell office:value-type="float" office:value="0.80741146403797" calcext:value-type="float">
            <text:p>0.80741146403797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30" calcext:value-type="float">
            <text:p>130</text:p>
          </table:table-cell>
          <table:table-cell office:value-type="float" office:value="491" calcext:value-type="float">
            <text:p>491</text:p>
          </table:table-cell>
          <table:table-cell office:value-type="float" office:value="25.1689516201354" calcext:value-type="float">
            <text:p>25.1689516201354</text:p>
          </table:table-cell>
          <table:table-cell office:value-type="float" office:value="0.625623" calcext:value-type="float">
            <text:p>0.625623</text:p>
          </table:table-cell>
          <table:table-cell office:value-type="float" office:value="0.834063526834611" calcext:value-type="float">
            <text:p>0.83406352683461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21" calcext:value-type="float">
            <text:p>121</text:p>
          </table:table-cell>
          <table:table-cell office:value-type="float" office:value="519" calcext:value-type="float">
            <text:p>519</text:p>
          </table:table-cell>
          <table:table-cell office:value-type="float" office:value="23.6779300755468" calcext:value-type="float">
            <text:p>23.6779300755468</text:p>
          </table:table-cell>
          <table:table-cell office:value-type="float" office:value="0.620638" calcext:value-type="float">
            <text:p>0.620638</text:p>
          </table:table-cell>
          <table:table-cell office:value-type="float" office:value="0.82438846294268" calcext:value-type="float">
            <text:p>0.82438846294268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7" calcext:value-type="float">
            <text:p>107</text:p>
          </table:table-cell>
          <table:table-cell office:value-type="float" office:value="531" calcext:value-type="float">
            <text:p>531</text:p>
          </table:table-cell>
          <table:table-cell office:value-type="float" office:value="23.0374518612684" calcext:value-type="float">
            <text:p>23.0374518612684</text:p>
          </table:table-cell>
          <table:table-cell office:value-type="float" office:value="0.628614" calcext:value-type="float">
            <text:p>0.628614</text:p>
          </table:table-cell>
          <table:table-cell office:value-type="float" office:value="0.82420591456736" calcext:value-type="float">
            <text:p>0.82420591456736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35" calcext:value-type="float">
            <text:p>135</text:p>
          </table:table-cell>
          <table:table-cell office:value-type="float" office:value="513" calcext:value-type="float">
            <text:p>513</text:p>
          </table:table-cell>
          <table:table-cell office:value-type="float" office:value="25.9615518635717" calcext:value-type="float">
            <text:p>25.9615518635717</text:p>
          </table:table-cell>
          <table:table-cell office:value-type="float" office:value="0.61006" calcext:value-type="float">
            <text:p>0.61006</text:p>
          </table:table-cell>
          <table:table-cell office:value-type="float" office:value="0.795728368017525" calcext:value-type="float">
            <text:p>0.795728368017525</text:p>
          </table:table-cell>
          <table:table-cell/>
        </table:table-row>
      </table:table>
      <table:table table:name="e_greedy_過去データ保存しない_descent" table:style-name="ta1">
        <table:shapes>
          <draw:frame draw:z-index="0" draw:style-name="gr1" draw:text-style-name="P1" svg:width="29.33cm" svg:height="15.486cm" svg:x="14.226cm" svg:y="0.106cm">
            <draw:object draw:notify-on-update-of-ranges="e_greedy_過去データ保存しない_descent.D1:e_greedy_過去データ保存しない_descent.D1 e_greedy_過去データ保存しない_descent.D2:e_greedy_過去データ保存しない_descent.D33 e_greedy_過去データ保存しない_descent.E1:e_greedy_過去データ保存しない_descent.E1 e_greedy_過去データ保存しない_descent.E2:e_greedy_過去データ保存しない_descent.E33 e_greedy_過去データ保存しない_descent.F1:e_greedy_過去データ保存しない_descent.F1 e_greedy_過去データ保存しない_descent.F2:e_greedy_過去データ保存しない_descent.F3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win_num</text:p>
          </table:table-cell>
          <table:table-cell office:value-type="string" calcext:value-type="string">
            <text:p>lose_num</text:p>
          </table:table-cell>
          <table:table-cell office:value-type="string" calcext:value-type="string">
            <text:p>draw_num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ns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0.737864" calcext:value-type="float">
            <text:p>0.737864</text:p>
          </table:table-cell>
          <table:table-cell office:value-type="float" office:value="1.93459107736844" calcext:value-type="float">
            <text:p>1.93459107736844</text:p>
          </table:table-cell>
          <table:table-cell office:value-type="float" office:value="0.965315808689303" calcext:value-type="float">
            <text:p>0.96531580868930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.490385" calcext:value-type="float">
            <text:p>0.490385</text:p>
          </table:table-cell>
          <table:table-cell office:value-type="float" office:value="0.0591412600539303" calcext:value-type="float">
            <text:p>0.05914126005393</text:p>
          </table:table-cell>
          <table:table-cell office:value-type="float" office:value="0.963125228185469" calcext:value-type="float">
            <text:p>0.96312522818546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0.597087" calcext:value-type="float">
            <text:p>0.597087</text:p>
          </table:table-cell>
          <table:table-cell office:value-type="float" office:value="0.0235571653021301" calcext:value-type="float">
            <text:p>0.02355716530213</text:p>
          </table:table-cell>
          <table:table-cell office:value-type="float" office:value="0.942314713399051" calcext:value-type="float">
            <text:p>0.94231471339905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0.592233" calcext:value-type="float">
            <text:p>0.592233</text:p>
          </table:table-cell>
          <table:table-cell office:value-type="float" office:value="0.0962073988247751" calcext:value-type="float">
            <text:p>0.096207398824775</text:p>
          </table:table-cell>
          <table:table-cell office:value-type="float" office:value="0.947243519532676" calcext:value-type="float">
            <text:p>0.94724351953267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0.621359" calcext:value-type="float">
            <text:p>0.621359</text:p>
          </table:table-cell>
          <table:table-cell office:value-type="float" office:value="0.13140836548721" calcext:value-type="float">
            <text:p>0.13140836548721</text:p>
          </table:table-cell>
          <table:table-cell office:value-type="float" office:value="0.951807228915663" calcext:value-type="float">
            <text:p>0.95180722891566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0.495146" calcext:value-type="float">
            <text:p>0.495146</text:p>
          </table:table-cell>
          <table:table-cell office:value-type="float" office:value="0.0354041396161506" calcext:value-type="float">
            <text:p>0.035404139616151</text:p>
          </table:table-cell>
          <table:table-cell office:value-type="float" office:value="0.971522453450164" calcext:value-type="float">
            <text:p>0.97152245345016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0.543689" calcext:value-type="float">
            <text:p>0.543689</text:p>
          </table:table-cell>
          <table:table-cell office:value-type="float" office:value="0.0489111430697115" calcext:value-type="float">
            <text:p>0.048911143069712</text:p>
          </table:table-cell>
          <table:table-cell office:value-type="float" office:value="0.94596568090544" calcext:value-type="float">
            <text:p>0.9459656809054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0315826389060528" calcext:value-type="float">
            <text:p>0.031582638906053</text:p>
          </table:table-cell>
          <table:table-cell office:value-type="float" office:value="0.970974808324206" calcext:value-type="float">
            <text:p>0.97097480832420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0.592233" calcext:value-type="float">
            <text:p>0.592233</text:p>
          </table:table-cell>
          <table:table-cell office:value-type="float" office:value="0.0185913629681852" calcext:value-type="float">
            <text:p>0.018591362968185</text:p>
          </table:table-cell>
          <table:table-cell office:value-type="float" office:value="0.973895582329317" calcext:value-type="float">
            <text:p>0.97389558232931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0.016039140763669" calcext:value-type="float">
            <text:p>0.016039140763669</text:p>
          </table:table-cell>
          <table:table-cell office:value-type="float" office:value="0.934647681635634" calcext:value-type="float">
            <text:p>0.93464768163563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0.57767" calcext:value-type="float">
            <text:p>0.57767</text:p>
          </table:table-cell>
          <table:table-cell office:value-type="float" office:value="0.0727597843497218" calcext:value-type="float">
            <text:p>0.072759784349722</text:p>
          </table:table-cell>
          <table:table-cell office:value-type="float" office:value="0.963125228185469" calcext:value-type="float">
            <text:p>0.96312522818546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0.563107" calcext:value-type="float">
            <text:p>0.563107</text:p>
          </table:table-cell>
          <table:table-cell office:value-type="float" office:value="0.182666934708679" calcext:value-type="float">
            <text:p>0.182666934708679</text:p>
          </table:table-cell>
          <table:table-cell office:value-type="float" office:value="0.951624680540343" calcext:value-type="float">
            <text:p>0.95162468054034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0.606796" calcext:value-type="float">
            <text:p>0.606796</text:p>
          </table:table-cell>
          <table:table-cell office:value-type="float" office:value="0.0415839617175964" calcext:value-type="float">
            <text:p>0.041583961717596</text:p>
          </table:table-cell>
          <table:table-cell office:value-type="float" office:value="0.976998904709748" calcext:value-type="float">
            <text:p>0.97699890470974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0.65534" calcext:value-type="float">
            <text:p>0.65534</text:p>
          </table:table-cell>
          <table:table-cell office:value-type="float" office:value="0.0184835535428275" calcext:value-type="float">
            <text:p>0.018483553542828</text:p>
          </table:table-cell>
          <table:table-cell office:value-type="float" office:value="0.984665936473165" calcext:value-type="float">
            <text:p>0.98466593647316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0.587379" calcext:value-type="float">
            <text:p>0.587379</text:p>
          </table:table-cell>
          <table:table-cell office:value-type="float" office:value="0.008931447837477" calcext:value-type="float">
            <text:p>0.008931447837477</text:p>
          </table:table-cell>
          <table:table-cell office:value-type="float" office:value="0.976086162833151" calcext:value-type="float">
            <text:p>0.97608616283315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0.682692" calcext:value-type="float">
            <text:p>0.682692</text:p>
          </table:table-cell>
          <table:table-cell office:value-type="float" office:value="0.0526494091792854" calcext:value-type="float">
            <text:p>0.052649409179285</text:p>
          </table:table-cell>
          <table:table-cell office:value-type="float" office:value="0.966776195691858" calcext:value-type="float">
            <text:p>0.96677619569185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0.509709" calcext:value-type="float">
            <text:p>0.509709</text:p>
          </table:table-cell>
          <table:table-cell office:value-type="float" office:value="0.036988078993816" calcext:value-type="float">
            <text:p>0.036988078993816</text:p>
          </table:table-cell>
          <table:table-cell office:value-type="float" office:value="0.975721066082512" calcext:value-type="float">
            <text:p>0.97572106608251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0.533981" calcext:value-type="float">
            <text:p>0.533981</text:p>
          </table:table-cell>
          <table:table-cell office:value-type="float" office:value="0.0015130270225369" calcext:value-type="float">
            <text:p>0.001513027022537</text:p>
          </table:table-cell>
          <table:table-cell office:value-type="float" office:value="0.96951442132165" calcext:value-type="float">
            <text:p>0.9695144213216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 office:value-type="float" office:value="0.0144796989707817" calcext:value-type="float">
            <text:p>0.014479698970782</text:p>
          </table:table-cell>
          <table:table-cell office:value-type="float" office:value="0.957648776925885" calcext:value-type="float">
            <text:p>0.95764877692588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.567961" calcext:value-type="float">
            <text:p>0.567961</text:p>
          </table:table-cell>
          <table:table-cell office:value-type="float" office:value="0.0208084156272349" calcext:value-type="float">
            <text:p>0.020808415627235</text:p>
          </table:table-cell>
          <table:table-cell office:value-type="float" office:value="0.950529390288426" calcext:value-type="float">
            <text:p>0.95052939028842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0.587379" calcext:value-type="float">
            <text:p>0.587379</text:p>
          </table:table-cell>
          <table:table-cell office:value-type="float" office:value="0.056932886775839" calcext:value-type="float">
            <text:p>0.056932886775839</text:p>
          </table:table-cell>
          <table:table-cell office:value-type="float" office:value="0.977546549835706" calcext:value-type="float">
            <text:p>0.97754654983570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0.61165" calcext:value-type="float">
            <text:p>0.61165</text:p>
          </table:table-cell>
          <table:table-cell office:value-type="float" office:value="0.0190260680879408" calcext:value-type="float">
            <text:p>0.019026068087941</text:p>
          </table:table-cell>
          <table:table-cell office:value-type="float" office:value="0.985031033223804" calcext:value-type="float">
            <text:p>0.98503103322380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0.621359" calcext:value-type="float">
            <text:p>0.621359</text:p>
          </table:table-cell>
          <table:table-cell office:value-type="float" office:value="0.0058760361833265" calcext:value-type="float">
            <text:p>0.005876036183327</text:p>
          </table:table-cell>
          <table:table-cell office:value-type="float" office:value="0.979189485213582" calcext:value-type="float">
            <text:p>0.97918948521358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0.567961" calcext:value-type="float">
            <text:p>0.567961</text:p>
          </table:table-cell>
          <table:table-cell office:value-type="float" office:value="0.010995993590384" calcext:value-type="float">
            <text:p>0.010995993590384</text:p>
          </table:table-cell>
          <table:table-cell office:value-type="float" office:value="0.974443227455276" calcext:value-type="float">
            <text:p>0.97444322745527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0.653846" calcext:value-type="float">
            <text:p>0.653846</text:p>
          </table:table-cell>
          <table:table-cell office:value-type="float" office:value="0.0370906469719817" calcext:value-type="float">
            <text:p>0.037090646971982</text:p>
          </table:table-cell>
          <table:table-cell office:value-type="float" office:value="0.984848484848485" calcext:value-type="float">
            <text:p>0.98484848484848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0.621359" calcext:value-type="float">
            <text:p>0.621359</text:p>
          </table:table-cell>
          <table:table-cell office:value-type="float" office:value="0.017523523976239" calcext:value-type="float">
            <text:p>0.017523523976239</text:p>
          </table:table-cell>
          <table:table-cell office:value-type="float" office:value="0.979006936838262" calcext:value-type="float">
            <text:p>0.97900693683826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0.582524" calcext:value-type="float">
            <text:p>0.582524</text:p>
          </table:table-cell>
          <table:table-cell office:value-type="float" office:value="0.024962265029137" calcext:value-type="float">
            <text:p>0.024962265029137</text:p>
          </table:table-cell>
          <table:table-cell office:value-type="float" office:value="0.981197517342096" calcext:value-type="float">
            <text:p>0.98119751734209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0.580952" calcext:value-type="float">
            <text:p>0.580952</text:p>
          </table:table-cell>
          <table:table-cell office:value-type="float" office:value="0.025303127147732" calcext:value-type="float">
            <text:p>0.025303127147732</text:p>
          </table:table-cell>
          <table:table-cell office:value-type="float" office:value="0.977181453085067" calcext:value-type="float">
            <text:p>0.97718145308506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0.620192" calcext:value-type="float">
            <text:p>0.620192</text:p>
          </table:table-cell>
          <table:table-cell office:value-type="float" office:value="0.0391693885535081" calcext:value-type="float">
            <text:p>0.039169388553508</text:p>
          </table:table-cell>
          <table:table-cell office:value-type="float" office:value="0.982475355969332" calcext:value-type="float">
            <text:p>0.98247535596933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0.553398" calcext:value-type="float">
            <text:p>0.553398</text:p>
          </table:table-cell>
          <table:table-cell office:value-type="float" office:value="0.0050811074319216" calcext:value-type="float">
            <text:p>0.005081107431922</text:p>
          </table:table-cell>
          <table:table-cell office:value-type="float" office:value="0.96276013143483" calcext:value-type="float">
            <text:p>0.9627601314348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0.656863" calcext:value-type="float">
            <text:p>0.656863</text:p>
          </table:table-cell>
          <table:table-cell office:value-type="float" office:value="0.0488281289416983" calcext:value-type="float">
            <text:p>0.048828128941698</text:p>
          </table:table-cell>
          <table:table-cell office:value-type="float" office:value="0.978459291712304" calcext:value-type="float">
            <text:p>0.97845929171230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0.647059" calcext:value-type="float">
            <text:p>0.647059</text:p>
          </table:table-cell>
          <table:table-cell office:value-type="float" office:value="0.0279830762600224" calcext:value-type="float">
            <text:p>0.027983076260022</text:p>
          </table:table-cell>
          <table:table-cell office:value-type="float" office:value="0.981197517342096" calcext:value-type="float">
            <text:p>0.981197517342096</text:p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2">
          <table:table-cell table:number-columns-repeated="7"/>
          <table:table-cell office:value-type="string" calcext:value-type="string">
            <text:p>パラメータ数 : 2,064,759</text:p>
          </table:table-cell>
        </table:table-row>
      </table:table>
      <table:table table:name="e_greedy_過去データ保存しない_descent_transformer" table:style-name="ta1">
        <table:shapes>
          <draw:frame draw:z-index="0" draw:style-name="gr1" draw:text-style-name="P1" svg:width="28.78cm" svg:height="14.716cm" svg:x="14.226cm" svg:y="0.106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win_num</text:p>
          </table:table-cell>
          <table:table-cell office:value-type="string" calcext:value-type="string">
            <text:p>lose_num</text:p>
          </table:table-cell>
          <table:table-cell office:value-type="string" calcext:value-type="string">
            <text:p>draw_num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ns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.747573" calcext:value-type="float">
            <text:p>0.747573</text:p>
          </table:table-cell>
          <table:table-cell office:value-type="float" office:value="3.58084458129092" calcext:value-type="float">
            <text:p>3.58084458129092</text:p>
          </table:table-cell>
          <table:table-cell office:value-type="float" office:value="0.957283680175246" calcext:value-type="float">
            <text:p>0.957283680175246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.597087" calcext:value-type="float">
            <text:p>0.597087</text:p>
          </table:table-cell>
          <table:table-cell office:value-type="float" office:value="0.459057089178684" calcext:value-type="float">
            <text:p>0.459057089178684</text:p>
          </table:table-cell>
          <table:table-cell office:value-type="float" office:value="0.965498357064622" calcext:value-type="float">
            <text:p>0.96549835706462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0.587379" calcext:value-type="float">
            <text:p>0.587379</text:p>
          </table:table-cell>
          <table:table-cell office:value-type="float" office:value="0.230252726367173" calcext:value-type="float">
            <text:p>0.230252726367173</text:p>
          </table:table-cell>
          <table:table-cell office:value-type="float" office:value="0.921321650237313" calcext:value-type="float">
            <text:p>0.92132165023731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699029" calcext:value-type="float">
            <text:p>0.699029</text:p>
          </table:table-cell>
          <table:table-cell office:value-type="float" office:value="0.474891253857326" calcext:value-type="float">
            <text:p>0.474891253857326</text:p>
          </table:table-cell>
          <table:table-cell office:value-type="float" office:value="0.956736035049288" calcext:value-type="float">
            <text:p>0.95673603504928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.626214" calcext:value-type="float">
            <text:p>0.626214</text:p>
          </table:table-cell>
          <table:table-cell office:value-type="float" office:value="0.206907301062592" calcext:value-type="float">
            <text:p>0.206907301062592</text:p>
          </table:table-cell>
          <table:table-cell office:value-type="float" office:value="0.954545454545455" calcext:value-type="float">
            <text:p>0.95454545454545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0.567961" calcext:value-type="float">
            <text:p>0.567961</text:p>
          </table:table-cell>
          <table:table-cell office:value-type="float" office:value="0.344722744570913" calcext:value-type="float">
            <text:p>0.344722744570913</text:p>
          </table:table-cell>
          <table:table-cell office:value-type="float" office:value="0.954910551296094" calcext:value-type="float">
            <text:p>0.954910551296094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61165" calcext:value-type="float">
            <text:p>0.61165</text:p>
          </table:table-cell>
          <table:table-cell office:value-type="float" office:value="0.261330276827066" calcext:value-type="float">
            <text:p>0.261330276827066</text:p>
          </table:table-cell>
          <table:table-cell office:value-type="float" office:value="0.973530485578678" calcext:value-type="float">
            <text:p>0.97353048557867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0.563107" calcext:value-type="float">
            <text:p>0.563107</text:p>
          </table:table-cell>
          <table:table-cell office:value-type="float" office:value="0.142201907274663" calcext:value-type="float">
            <text:p>0.142201907274663</text:p>
          </table:table-cell>
          <table:table-cell office:value-type="float" office:value="0.953085067542899" calcext:value-type="float">
            <text:p>0.95308506754289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0.587379" calcext:value-type="float">
            <text:p>0.587379</text:p>
          </table:table-cell>
          <table:table-cell office:value-type="float" office:value="0.150559574716949" calcext:value-type="float">
            <text:p>0.150559574716949</text:p>
          </table:table-cell>
          <table:table-cell office:value-type="float" office:value="0.970974808324206" calcext:value-type="float">
            <text:p>0.970974808324206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0.606796" calcext:value-type="float">
            <text:p>0.606796</text:p>
          </table:table-cell>
          <table:table-cell office:value-type="float" office:value="0.139780093251985" calcext:value-type="float">
            <text:p>0.139780093251985</text:p>
          </table:table-cell>
          <table:table-cell office:value-type="float" office:value="0.969149324571011" calcext:value-type="float">
            <text:p>0.96914932457101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.5</text:p>
          </table:table-cell>
          <table:table-cell office:value-type="float" office:value="0.17762530043485" calcext:value-type="float">
            <text:p>0.17762530043485</text:p>
          </table:table-cell>
          <table:table-cell office:value-type="float" office:value="0.96276013143483" calcext:value-type="float">
            <text:p>0.9627601314348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0.606796" calcext:value-type="float">
            <text:p>0.606796</text:p>
          </table:table-cell>
          <table:table-cell office:value-type="float" office:value="0.2178411672984" calcext:value-type="float">
            <text:p>0.2178411672984</text:p>
          </table:table-cell>
          <table:table-cell office:value-type="float" office:value="0.976816356334428" calcext:value-type="float">
            <text:p>0.97681635633442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0.626214" calcext:value-type="float">
            <text:p>0.626214</text:p>
          </table:table-cell>
          <table:table-cell office:value-type="float" office:value="0.0909619475678202" calcext:value-type="float">
            <text:p>0.09096194756782</text:p>
          </table:table-cell>
          <table:table-cell office:value-type="float" office:value="0.968784227820372" calcext:value-type="float">
            <text:p>0.96878422782037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0.592233" calcext:value-type="float">
            <text:p>0.592233</text:p>
          </table:table-cell>
          <table:table-cell office:value-type="float" office:value="0.106709962181655" calcext:value-type="float">
            <text:p>0.106709962181655</text:p>
          </table:table-cell>
          <table:table-cell office:value-type="float" office:value="0.953997809419496" calcext:value-type="float">
            <text:p>0.95399780941949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0.567961" calcext:value-type="float">
            <text:p>0.567961</text:p>
          </table:table-cell>
          <table:table-cell office:value-type="float" office:value="0.0801133952433656" calcext:value-type="float">
            <text:p>0.080113395243366</text:p>
          </table:table-cell>
          <table:table-cell office:value-type="float" office:value="0.965315808689303" calcext:value-type="float">
            <text:p>0.96531580868930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0.592233" calcext:value-type="float">
            <text:p>0.592233</text:p>
          </table:table-cell>
          <table:table-cell office:value-type="float" office:value="0.136938725688487" calcext:value-type="float">
            <text:p>0.136938725688487</text:p>
          </table:table-cell>
          <table:table-cell office:value-type="float" office:value="0.971887550200803" calcext:value-type="float">
            <text:p>0.97188755020080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0.684466" calcext:value-type="float">
            <text:p>0.684466</text:p>
          </table:table-cell>
          <table:table-cell office:value-type="float" office:value="0.0845177142095421" calcext:value-type="float">
            <text:p>0.084517714209542</text:p>
          </table:table-cell>
          <table:table-cell office:value-type="float" office:value="0.965680905439942" calcext:value-type="float">
            <text:p>0.96568090543994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0.552885" calcext:value-type="float">
            <text:p>0.552885</text:p>
          </table:table-cell>
          <table:table-cell office:value-type="float" office:value="0.116722630862007" calcext:value-type="float">
            <text:p>0.116722630862007</text:p>
          </table:table-cell>
          <table:table-cell office:value-type="float" office:value="0.978641840087623" calcext:value-type="float">
            <text:p>0.97864184008762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.597087" calcext:value-type="float">
            <text:p>0.597087</text:p>
          </table:table-cell>
          <table:table-cell office:value-type="float" office:value="0.0646013805265298" calcext:value-type="float">
            <text:p>0.06460138052653</text:p>
          </table:table-cell>
          <table:table-cell office:value-type="float" office:value="0.963307776560789" calcext:value-type="float">
            <text:p>0.963307776560789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0.616505" calcext:value-type="float">
            <text:p>0.616505</text:p>
          </table:table-cell>
          <table:table-cell office:value-type="float" office:value="0.148426144469895" calcext:value-type="float">
            <text:p>0.148426144469895</text:p>
          </table:table-cell>
          <table:table-cell office:value-type="float" office:value="0.982475355969332" calcext:value-type="float">
            <text:p>0.98247535596933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.635922" calcext:value-type="float">
            <text:p>0.635922</text:p>
          </table:table-cell>
          <table:table-cell office:value-type="float" office:value="0.0818440562313029" calcext:value-type="float">
            <text:p>0.081844056231303</text:p>
          </table:table-cell>
          <table:table-cell office:value-type="float" office:value="0.961847389558233" calcext:value-type="float">
            <text:p>0.9618473895582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.57767" calcext:value-type="float">
            <text:p>0.57767</text:p>
          </table:table-cell>
          <table:table-cell office:value-type="float" office:value="0.0570179436875524" calcext:value-type="float">
            <text:p>0.057017943687552</text:p>
          </table:table-cell>
          <table:table-cell office:value-type="float" office:value="0.971705001825484" calcext:value-type="float">
            <text:p>0.97170500182548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.626214" calcext:value-type="float">
            <text:p>0.626214</text:p>
          </table:table-cell>
          <table:table-cell office:value-type="float" office:value="0.169338580995913" calcext:value-type="float">
            <text:p>0.169338580995913</text:p>
          </table:table-cell>
          <table:table-cell office:value-type="float" office:value="0.966958744067178" calcext:value-type="float">
            <text:p>0.96695874406717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0.635922" calcext:value-type="float">
            <text:p>0.635922</text:p>
          </table:table-cell>
          <table:table-cell office:value-type="float" office:value="0.195561441505204" calcext:value-type="float">
            <text:p>0.195561441505204</text:p>
          </table:table-cell>
          <table:table-cell office:value-type="float" office:value="0.968784227820372" calcext:value-type="float">
            <text:p>0.96878422782037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0.592233" calcext:value-type="float">
            <text:p>0.592233</text:p>
          </table:table-cell>
          <table:table-cell office:value-type="float" office:value="0.0852289057312446" calcext:value-type="float">
            <text:p>0.085228905731245</text:p>
          </table:table-cell>
          <table:table-cell office:value-type="float" office:value="0.976633807959109" calcext:value-type="float">
            <text:p>0.97663380795910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0.587379" calcext:value-type="float">
            <text:p>0.587379</text:p>
          </table:table-cell>
          <table:table-cell office:value-type="float" office:value="0.20130875242949" calcext:value-type="float">
            <text:p>0.20130875242949</text:p>
          </table:table-cell>
          <table:table-cell office:value-type="float" office:value="0.97626871120847" calcext:value-type="float">
            <text:p>0.9762687112084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0.674757" calcext:value-type="float">
            <text:p>0.674757</text:p>
          </table:table-cell>
          <table:table-cell office:value-type="float" office:value="0.0844902359228919" calcext:value-type="float">
            <text:p>0.084490235922892</text:p>
          </table:table-cell>
          <table:table-cell office:value-type="float" office:value="0.97298284045272" calcext:value-type="float">
            <text:p>0.97298284045272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0.601942" calcext:value-type="float">
            <text:p>0.601942</text:p>
          </table:table-cell>
          <table:table-cell office:value-type="float" office:value="0.115530234105604" calcext:value-type="float">
            <text:p>0.115530234105604</text:p>
          </table:table-cell>
          <table:table-cell office:value-type="float" office:value="0.967141292442497" calcext:value-type="float">
            <text:p>0.96714129244249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0.626214" calcext:value-type="float">
            <text:p>0.626214</text:p>
          </table:table-cell>
          <table:table-cell office:value-type="float" office:value="0.152619551538732" calcext:value-type="float">
            <text:p>0.152619551538732</text:p>
          </table:table-cell>
          <table:table-cell office:value-type="float" office:value="0.961664841182914" calcext:value-type="float">
            <text:p>0.96166484118291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0.665049" calcext:value-type="float">
            <text:p>0.665049</text:p>
          </table:table-cell>
          <table:table-cell office:value-type="float" office:value="0.2235076164422" calcext:value-type="float">
            <text:p>0.2235076164422</text:p>
          </table:table-cell>
          <table:table-cell office:value-type="float" office:value="0.977546549835706" calcext:value-type="float">
            <text:p>0.97754654983570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0.626214" calcext:value-type="float">
            <text:p>0.626214</text:p>
          </table:table-cell>
          <table:table-cell office:value-type="float" office:value="0.124393714916667" calcext:value-type="float">
            <text:p>0.124393714916667</text:p>
          </table:table-cell>
          <table:table-cell office:value-type="float" office:value="0.972435195326761" calcext:value-type="float">
            <text:p>0.97243519532676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0.621359" calcext:value-type="float">
            <text:p>0.621359</text:p>
          </table:table-cell>
          <table:table-cell office:value-type="float" office:value="0.0818709182290473" calcext:value-type="float">
            <text:p>0.081870918229047</text:p>
          </table:table-cell>
          <table:table-cell office:value-type="float" office:value="0.982475355969332" calcext:value-type="float">
            <text:p>0.982475355969332</text:p>
          </table:table-cell>
          <table:table-cell table:number-columns-repeated="5"/>
        </table:table-row>
        <table:table-row table:style-name="ro1" table:number-rows-repeated="7">
          <table:table-cell table:number-columns-repeated="11"/>
        </table:table-row>
        <table:table-row table:style-name="ro2">
          <table:table-cell table:number-columns-repeated="10"/>
          <table:table-cell office:value-type="string" calcext:value-type="string">
            <text:p>パラメータ数 : 4,083,969</text:p>
          </table:table-cell>
        </table:table-row>
      </table:table>
      <table:table table:name="e_greedy_過去データ保存しない_descent_poolformer" table:style-name="ta1">
        <table:shapes>
          <draw:frame draw:z-index="0" draw:style-name="gr1" draw:text-style-name="P1" svg:width="28.918cm" svg:height="16.097cm" svg:x="14.226cm" svg:y="0.106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win_num</text:p>
          </table:table-cell>
          <table:table-cell office:value-type="string" calcext:value-type="string">
            <text:p>lose_num</text:p>
          </table:table-cell>
          <table:table-cell office:value-type="string" calcext:value-type="string">
            <text:p>draw_num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ns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752427" calcext:value-type="float">
            <text:p>0.752427</text:p>
          </table:table-cell>
          <table:table-cell office:value-type="float" office:value="18.0735812591512" calcext:value-type="float">
            <text:p>18.0735812591512</text:p>
          </table:table-cell>
          <table:table-cell office:value-type="float" office:value="0.788243884629427" calcext:value-type="float">
            <text:p>0.78824388462942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0.660194" calcext:value-type="float">
            <text:p>0.660194</text:p>
          </table:table-cell>
          <table:table-cell office:value-type="float" office:value="8.20921296176344" calcext:value-type="float">
            <text:p>8.20921296176344</text:p>
          </table:table-cell>
          <table:table-cell office:value-type="float" office:value="0.808324205914567" calcext:value-type="float">
            <text:p>0.80832420591456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0.631068" calcext:value-type="float">
            <text:p>0.631068</text:p>
          </table:table-cell>
          <table:table-cell office:value-type="float" office:value="1.45293787492244" calcext:value-type="float">
            <text:p>1.45293787492244</text:p>
          </table:table-cell>
          <table:table-cell office:value-type="float" office:value="0.842095655348667" calcext:value-type="float">
            <text:p>0.84209565534866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0.597087" calcext:value-type="float">
            <text:p>0.597087</text:p>
          </table:table-cell>
          <table:table-cell office:value-type="float" office:value="0.785569196386176" calcext:value-type="float">
            <text:p>0.785569196386176</text:p>
          </table:table-cell>
          <table:table-cell office:value-type="float" office:value="0.874406717780212" calcext:value-type="float">
            <text:p>0.87440671778021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0.631068" calcext:value-type="float">
            <text:p>0.631068</text:p>
          </table:table-cell>
          <table:table-cell office:value-type="float" office:value="0.565229066904464" calcext:value-type="float">
            <text:p>0.565229066904464</text:p>
          </table:table-cell>
          <table:table-cell office:value-type="float" office:value="0.889740781307046" calcext:value-type="float">
            <text:p>0.88974078130704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601942" calcext:value-type="float">
            <text:p>0.601942</text:p>
          </table:table-cell>
          <table:table-cell office:value-type="float" office:value="0.612827143826003" calcext:value-type="float">
            <text:p>0.612827143826003</text:p>
          </table:table-cell>
          <table:table-cell office:value-type="float" office:value="0.917305585980285" calcext:value-type="float">
            <text:p>0.91730558598028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0.592233" calcext:value-type="float">
            <text:p>0.592233</text:p>
          </table:table-cell>
          <table:table-cell office:value-type="float" office:value="0.516950825456566" calcext:value-type="float">
            <text:p>0.516950825456566</text:p>
          </table:table-cell>
          <table:table-cell office:value-type="float" office:value="0.924059875867105" calcext:value-type="float">
            <text:p>0.92405987586710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0.592233" calcext:value-type="float">
            <text:p>0.592233</text:p>
          </table:table-cell>
          <table:table-cell office:value-type="float" office:value="0.288733555221269" calcext:value-type="float">
            <text:p>0.288733555221269</text:p>
          </table:table-cell>
          <table:table-cell office:value-type="float" office:value="0.927528294998174" calcext:value-type="float">
            <text:p>0.92752829499817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0.631068" calcext:value-type="float">
            <text:p>0.631068</text:p>
          </table:table-cell>
          <table:table-cell office:value-type="float" office:value="0.27071955875059" calcext:value-type="float">
            <text:p>0.27071955875059</text:p>
          </table:table-cell>
          <table:table-cell office:value-type="float" office:value="0.931544359255203" calcext:value-type="float">
            <text:p>0.93154435925520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0.567961" calcext:value-type="float">
            <text:p>0.567961</text:p>
          </table:table-cell>
          <table:table-cell office:value-type="float" office:value="0.233731420310166" calcext:value-type="float">
            <text:p>0.233731420310166</text:p>
          </table:table-cell>
          <table:table-cell office:value-type="float" office:value="0.938481197517342" calcext:value-type="float">
            <text:p>0.93848119751734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0.639423" calcext:value-type="float">
            <text:p>0.639423</text:p>
          </table:table-cell>
          <table:table-cell office:value-type="float" office:value="0.215965222655319" calcext:value-type="float">
            <text:p>0.215965222655319</text:p>
          </table:table-cell>
          <table:table-cell office:value-type="float" office:value="0.936108068638189" calcext:value-type="float">
            <text:p>0.93610806863818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.61165" calcext:value-type="float">
            <text:p>0.61165</text:p>
          </table:table-cell>
          <table:table-cell office:value-type="float" office:value="0.168187431011504" calcext:value-type="float">
            <text:p>0.168187431011504</text:p>
          </table:table-cell>
          <table:table-cell office:value-type="float" office:value="0.937020810514786" calcext:value-type="float">
            <text:p>0.93702081051478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0.592233" calcext:value-type="float">
            <text:p>0.592233</text:p>
          </table:table-cell>
          <table:table-cell office:value-type="float" office:value="0.248185590269601" calcext:value-type="float">
            <text:p>0.248185590269601</text:p>
          </table:table-cell>
          <table:table-cell office:value-type="float" office:value="0.943044906900329" calcext:value-type="float">
            <text:p>0.94304490690032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0.57767" calcext:value-type="float">
            <text:p>0.57767</text:p>
          </table:table-cell>
          <table:table-cell office:value-type="float" office:value="0.151127847848896" calcext:value-type="float">
            <text:p>0.151127847848896</text:p>
          </table:table-cell>
          <table:table-cell office:value-type="float" office:value="0.944140197152245" calcext:value-type="float">
            <text:p>0.94414019715224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0.558252" calcext:value-type="float">
            <text:p>0.558252</text:p>
          </table:table-cell>
          <table:table-cell office:value-type="float" office:value="0.12415047125132" calcext:value-type="float">
            <text:p>0.12415047125132</text:p>
          </table:table-cell>
          <table:table-cell office:value-type="float" office:value="0.95253742241694" calcext:value-type="float">
            <text:p>0.9525374224169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0.701923" calcext:value-type="float">
            <text:p>0.701923</text:p>
          </table:table-cell>
          <table:table-cell office:value-type="float" office:value="0.181576328913805" calcext:value-type="float">
            <text:p>0.181576328913805</text:p>
          </table:table-cell>
          <table:table-cell office:value-type="float" office:value="0.952902519167579" calcext:value-type="float">
            <text:p>0.95290251916757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0.543689" calcext:value-type="float">
            <text:p>0.543689</text:p>
          </table:table-cell>
          <table:table-cell office:value-type="float" office:value="0.117295009073476" calcext:value-type="float">
            <text:p>0.117295009073476</text:p>
          </table:table-cell>
          <table:table-cell office:value-type="float" office:value="0.952354874041621" calcext:value-type="float">
            <text:p>0.95235487404162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0.548077" calcext:value-type="float">
            <text:p>0.548077</text:p>
          </table:table-cell>
          <table:table-cell office:value-type="float" office:value="0.114755851908956" calcext:value-type="float">
            <text:p>0.114755851908956</text:p>
          </table:table-cell>
          <table:table-cell office:value-type="float" office:value="0.951077035414385" calcext:value-type="float">
            <text:p>0.95107703541438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0.684466" calcext:value-type="float">
            <text:p>0.684466</text:p>
          </table:table-cell>
          <table:table-cell office:value-type="float" office:value="0.126460029543871" calcext:value-type="float">
            <text:p>0.126460029543871</text:p>
          </table:table-cell>
          <table:table-cell office:value-type="float" office:value="0.953632712668857" calcext:value-type="float">
            <text:p>0.95363271266885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.640777" calcext:value-type="float">
            <text:p>0.640777</text:p>
          </table:table-cell>
          <table:table-cell office:value-type="float" office:value="0.129547796173693" calcext:value-type="float">
            <text:p>0.129547796173693</text:p>
          </table:table-cell>
          <table:table-cell office:value-type="float" office:value="0.953450164293538" calcext:value-type="float">
            <text:p>0.95345016429353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0.567961" calcext:value-type="float">
            <text:p>0.567961</text:p>
          </table:table-cell>
          <table:table-cell office:value-type="float" office:value="0.098018538089538" calcext:value-type="float">
            <text:p>0.098018538089538</text:p>
          </table:table-cell>
          <table:table-cell office:value-type="float" office:value="0.95253742241694" calcext:value-type="float">
            <text:p>0.9525374224169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0.665049" calcext:value-type="float">
            <text:p>0.665049</text:p>
          </table:table-cell>
          <table:table-cell office:value-type="float" office:value="0.0990277329776686" calcext:value-type="float">
            <text:p>0.099027732977669</text:p>
          </table:table-cell>
          <table:table-cell office:value-type="float" office:value="0.951259583789704" calcext:value-type="float">
            <text:p>0.95125958378970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0.626214" calcext:value-type="float">
            <text:p>0.626214</text:p>
          </table:table-cell>
          <table:table-cell office:value-type="float" office:value="0.0781019142826604" calcext:value-type="float">
            <text:p>0.07810191428266</text:p>
          </table:table-cell>
          <table:table-cell office:value-type="float" office:value="0.950529390288426" calcext:value-type="float">
            <text:p>0.95052939028842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0.592233" calcext:value-type="float">
            <text:p>0.592233</text:p>
          </table:table-cell>
          <table:table-cell office:value-type="float" office:value="0.131808068557661" calcext:value-type="float">
            <text:p>0.131808068557661</text:p>
          </table:table-cell>
          <table:table-cell office:value-type="float" office:value="0.952354874041621" calcext:value-type="float">
            <text:p>0.95235487404162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0.587379" calcext:value-type="float">
            <text:p>0.587379</text:p>
          </table:table-cell>
          <table:table-cell office:value-type="float" office:value="0.077326820077377" calcext:value-type="float">
            <text:p>0.077326820077377</text:p>
          </table:table-cell>
          <table:table-cell office:value-type="float" office:value="0.954545454545455" calcext:value-type="float">
            <text:p>0.95454545454545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0628959515310452" calcext:value-type="float">
            <text:p>0.062895951531045</text:p>
          </table:table-cell>
          <table:table-cell office:value-type="float" office:value="0.955823293172691" calcext:value-type="float">
            <text:p>0.9558232931726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0.553398" calcext:value-type="float">
            <text:p>0.553398</text:p>
          </table:table-cell>
          <table:table-cell office:value-type="float" office:value="0.065352759890137" calcext:value-type="float">
            <text:p>0.065352759890137</text:p>
          </table:table-cell>
          <table:table-cell office:value-type="float" office:value="0.957101131799927" calcext:value-type="float">
            <text:p>0.95710113179992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582524" calcext:value-type="float">
            <text:p>0.582524</text:p>
          </table:table-cell>
          <table:table-cell office:value-type="float" office:value="0.0641638255843177" calcext:value-type="float">
            <text:p>0.064163825584318</text:p>
          </table:table-cell>
          <table:table-cell office:value-type="float" office:value="0.952354874041621" calcext:value-type="float">
            <text:p>0.95235487404162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0.606796" calcext:value-type="float">
            <text:p>0.606796</text:p>
          </table:table-cell>
          <table:table-cell office:value-type="float" office:value="0.0624390795190311" calcext:value-type="float">
            <text:p>0.062439079519031</text:p>
          </table:table-cell>
          <table:table-cell office:value-type="float" office:value="0.955640744797371" calcext:value-type="float">
            <text:p>0.95564074479737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0.57767" calcext:value-type="float">
            <text:p>0.57767</text:p>
          </table:table-cell>
          <table:table-cell office:value-type="float" office:value="0.0824015581140002" calcext:value-type="float">
            <text:p>0.082401558114</text:p>
          </table:table-cell>
          <table:table-cell office:value-type="float" office:value="0.960934647681636" calcext:value-type="float">
            <text:p>0.96093464768163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0.61165" calcext:value-type="float">
            <text:p>0.61165</text:p>
          </table:table-cell>
          <table:table-cell office:value-type="float" office:value="0.0907500367674659" calcext:value-type="float">
            <text:p>0.090750036767466</text:p>
          </table:table-cell>
          <table:table-cell office:value-type="float" office:value="0.961117196056955" calcext:value-type="float">
            <text:p>0.96111719605695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0.616505" calcext:value-type="float">
            <text:p>0.616505</text:p>
          </table:table-cell>
          <table:table-cell office:value-type="float" office:value="0.0974268118663637" calcext:value-type="float">
            <text:p>0.097426811866364</text:p>
          </table:table-cell>
          <table:table-cell office:value-type="float" office:value="0.960204454180358" calcext:value-type="float">
            <text:p>0.960204454180358</text:p>
          </table:table-cell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2">
          <table:table-cell table:number-columns-repeated="7"/>
          <table:table-cell office:value-type="string" calcext:value-type="string">
            <text:p>パラメータ数 : 2,763,009</text:p>
          </table:table-cell>
        </table:table-row>
      </table:table>
      <table:table table:name="count04_過去データ保存しない" table:style-name="ta1">
        <table:shapes>
          <draw:frame draw:z-index="0" draw:style-name="gr1" draw:text-style-name="P1" svg:width="27.27cm" svg:height="12.564cm" svg:x="14.226cm" svg:y="0.10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win_num</text:p>
          </table:table-cell>
          <table:table-cell office:value-type="string" calcext:value-type="string">
            <text:p>lose_num</text:p>
          </table:table-cell>
          <table:table-cell office:value-type="string" calcext:value-type="string">
            <text:p>draw_num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ns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5" calcext:value-type="float">
            <text:p>85</text:p>
          </table:table-cell>
          <table:table-cell office:value-type="float" office:value="282" calcext:value-type="float">
            <text:p>282</text:p>
          </table:table-cell>
          <table:table-cell office:value-type="float" office:value="0.774676" calcext:value-type="float">
            <text:p>0.774676</text:p>
          </table:table-cell>
          <table:table-cell office:value-type="float" office:value="2.13713246755875" calcext:value-type="float">
            <text:p>2.13713246755875</text:p>
          </table:table-cell>
          <table:table-cell office:value-type="float" office:value="0.607886089813801" calcext:value-type="float">
            <text:p>0.6078860898138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965" calcext:value-type="float">
            <text:p>965</text:p>
          </table:table-cell>
          <table:table-cell office:value-type="float" office:value="0.517946" calcext:value-type="float">
            <text:p>0.517946</text:p>
          </table:table-cell>
          <table:table-cell office:value-type="float" office:value="0.0339858507537948" calcext:value-type="float">
            <text:p>0.033985850753795</text:p>
          </table:table-cell>
          <table:table-cell office:value-type="float" office:value="0.509675063891931" calcext:value-type="float">
            <text:p>0.5096750638919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768" calcext:value-type="float">
            <text:p>768</text:p>
          </table:table-cell>
          <table:table-cell office:value-type="float" office:value="0.61255" calcext:value-type="float">
            <text:p>0.61255</text:p>
          </table:table-cell>
          <table:table-cell office:value-type="float" office:value="0.0853291846319245" calcext:value-type="float">
            <text:p>0.085329184631925</text:p>
          </table:table-cell>
          <table:table-cell office:value-type="float" office:value="0.574479737130339" calcext:value-type="float">
            <text:p>0.57447973713033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8" calcext:value-type="float">
            <text:p>18</text:p>
          </table:table-cell>
          <table:table-cell office:value-type="float" office:value="650" calcext:value-type="float">
            <text:p>650</text:p>
          </table:table-cell>
          <table:table-cell office:value-type="float" office:value="0.658026" calcext:value-type="float">
            <text:p>0.658026</text:p>
          </table:table-cell>
          <table:table-cell office:value-type="float" office:value="4.0478627162595" calcext:value-type="float">
            <text:p>4.0478627162595</text:p>
          </table:table-cell>
          <table:table-cell office:value-type="float" office:value="0.517159547280029" calcext:value-type="float">
            <text:p>0.5171595472800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901" calcext:value-type="float">
            <text:p>901</text:p>
          </table:table-cell>
          <table:table-cell office:value-type="float" office:value="0.546859" calcext:value-type="float">
            <text:p>0.546859</text:p>
          </table:table-cell>
          <table:table-cell office:value-type="float" office:value="0.147394204839551" calcext:value-type="float">
            <text:p>0.147394204839551</text:p>
          </table:table-cell>
          <table:table-cell office:value-type="float" office:value="0.511865644395765" calcext:value-type="float">
            <text:p>0.51186564439576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float" office:value="784" calcext:value-type="float">
            <text:p>784</text:p>
          </table:table-cell>
          <table:table-cell office:value-type="float" office:value="0.600199" calcext:value-type="float">
            <text:p>0.600199</text:p>
          </table:table-cell>
          <table:table-cell office:value-type="float" office:value="0.640102125647845" calcext:value-type="float">
            <text:p>0.640102125647845</text:p>
          </table:table-cell>
          <table:table-cell office:value-type="float" office:value="0.64877692588536" calcext:value-type="float">
            <text:p>0.648776925885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38" calcext:value-type="float">
            <text:p>938</text:p>
          </table:table-cell>
          <table:table-cell office:value-type="float" office:value="0.508475" calcext:value-type="float">
            <text:p>0.508475</text:p>
          </table:table-cell>
          <table:table-cell office:value-type="float" office:value="0.150066671360816" calcext:value-type="float">
            <text:p>0.150066671360816</text:p>
          </table:table-cell>
          <table:table-cell office:value-type="float" office:value="0.389375684556407" calcext:value-type="float">
            <text:p>0.38937568455640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7" calcext:value-type="float">
            <text:p>107</text:p>
          </table:table-cell>
          <table:table-cell office:value-type="float" office:value="740" calcext:value-type="float">
            <text:p>740</text:p>
          </table:table-cell>
          <table:table-cell office:value-type="float" office:value="0.524427" calcext:value-type="float">
            <text:p>0.524427</text:p>
          </table:table-cell>
          <table:table-cell office:value-type="float" office:value="0.261402426690642" calcext:value-type="float">
            <text:p>0.261402426690642</text:p>
          </table:table-cell>
          <table:table-cell office:value-type="float" office:value="0.595107703541439" calcext:value-type="float">
            <text:p>0.5951077035414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0.521436" calcext:value-type="float">
            <text:p>0.521436</text:p>
          </table:table-cell>
          <table:table-cell office:value-type="float" office:value="0.016991089088177" calcext:value-type="float">
            <text:p>0.016991089088177</text:p>
          </table:table-cell>
          <table:table-cell office:value-type="float" office:value="0.532493610806864" calcext:value-type="float">
            <text:p>0.53249361080686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922" calcext:value-type="float">
            <text:p>922</text:p>
          </table:table-cell>
          <table:table-cell office:value-type="float" office:value="0.538385" calcext:value-type="float">
            <text:p>0.538385</text:p>
          </table:table-cell>
          <table:table-cell office:value-type="float" office:value="0.429293050552192" calcext:value-type="float">
            <text:p>0.429293050552192</text:p>
          </table:table-cell>
          <table:table-cell office:value-type="float" office:value="0.499817451624681" calcext:value-type="float">
            <text:p>0.499817451624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0.499003" calcext:value-type="float">
            <text:p>0.499003</text:p>
          </table:table-cell>
          <table:table-cell office:value-type="float" office:value="0.0077737904625984" calcext:value-type="float">
            <text:p>0.007773790462598</text:p>
          </table:table-cell>
          <table:table-cell office:value-type="float" office:value="0.460569550930997" calcext:value-type="float">
            <text:p>0.4605695509309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94" calcext:value-type="float">
            <text:p>994</text:p>
          </table:table-cell>
          <table:table-cell office:value-type="float" office:value="0.501496" calcext:value-type="float">
            <text:p>0.501496</text:p>
          </table:table-cell>
          <table:table-cell office:value-type="float" office:value="0.0019380494851363" calcext:value-type="float">
            <text:p>0.001938049485136</text:p>
          </table:table-cell>
          <table:table-cell office:value-type="float" office:value="0.506936838262139" calcext:value-type="float">
            <text:p>0.5069368382621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5" calcext:value-type="float">
            <text:p>995</text:p>
          </table:table-cell>
          <table:table-cell office:value-type="float" office:value="0.501994" calcext:value-type="float">
            <text:p>0.501994</text:p>
          </table:table-cell>
          <table:table-cell office:value-type="float" office:value="0.003971825227548" calcext:value-type="float">
            <text:p>0.003971825227548</text:p>
          </table:table-cell>
          <table:table-cell office:value-type="float" office:value="0.440124132895217" calcext:value-type="float">
            <text:p>0.4401241328952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71" calcext:value-type="float">
            <text:p>971</text:p>
          </table:table-cell>
          <table:table-cell office:value-type="float" office:value="0.513958" calcext:value-type="float">
            <text:p>0.513958</text:p>
          </table:table-cell>
          <table:table-cell office:value-type="float" office:value="0.0520723342429846" calcext:value-type="float">
            <text:p>0.052072334242985</text:p>
          </table:table-cell>
          <table:table-cell office:value-type="float" office:value="0.474078130704637" calcext:value-type="float">
            <text:p>0.4740781307046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959" calcext:value-type="float">
            <text:p>959</text:p>
          </table:table-cell>
          <table:table-cell office:value-type="float" office:value="0.516949" calcext:value-type="float">
            <text:p>0.516949</text:p>
          </table:table-cell>
          <table:table-cell office:value-type="float" office:value="0.144412494805043" calcext:value-type="float">
            <text:p>0.144412494805043</text:p>
          </table:table-cell>
          <table:table-cell office:value-type="float" office:value="0.535231836436656" calcext:value-type="float">
            <text:p>0.5352318364366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949" calcext:value-type="float">
            <text:p>949</text:p>
          </table:table-cell>
          <table:table-cell office:value-type="float" office:value="0.524925" calcext:value-type="float">
            <text:p>0.524925</text:p>
          </table:table-cell>
          <table:table-cell office:value-type="float" office:value="0.305045462280944" calcext:value-type="float">
            <text:p>0.305045462280944</text:p>
          </table:table-cell>
          <table:table-cell office:value-type="float" office:value="0.499087258123403" calcext:value-type="float">
            <text:p>0.4990872581234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0.536391" calcext:value-type="float">
            <text:p>0.536391</text:p>
          </table:table-cell>
          <table:table-cell office:value-type="float" office:value="0.0122667351346193" calcext:value-type="float">
            <text:p>0.012266735134619</text:p>
          </table:table-cell>
          <table:table-cell office:value-type="float" office:value="0.454545454545454" calcext:value-type="float">
            <text:p>0.454545454545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0.499003" calcext:value-type="float">
            <text:p>0.499003</text:p>
          </table:table-cell>
          <table:table-cell office:value-type="float" office:value="0.0005771204444717" calcext:value-type="float">
            <text:p>0.000577120444472</text:p>
          </table:table-cell>
          <table:table-cell office:value-type="float" office:value="0.431361810879883" calcext:value-type="float">
            <text:p>0.4313618108798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74" calcext:value-type="float">
            <text:p>974</text:p>
          </table:table-cell>
          <table:table-cell office:value-type="float" office:value="0.51346" calcext:value-type="float">
            <text:p>0.51346</text:p>
          </table:table-cell>
          <table:table-cell office:value-type="float" office:value="0.0160205717385646" calcext:value-type="float">
            <text:p>0.016020571738565</text:p>
          </table:table-cell>
          <table:table-cell office:value-type="float" office:value="0.483570646221249" calcext:value-type="float">
            <text:p>0.4835706462212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96" calcext:value-type="float">
            <text:p>996</text:p>
          </table:table-cell>
          <table:table-cell office:value-type="float" office:value="0.500499" calcext:value-type="float">
            <text:p>0.500499</text:p>
          </table:table-cell>
          <table:table-cell office:value-type="float" office:value="0.0477321418891759" calcext:value-type="float">
            <text:p>0.047732141889176</text:p>
          </table:table-cell>
          <table:table-cell office:value-type="float" office:value="0.359620299379335" calcext:value-type="float">
            <text:p>0.35962029937933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886" calcext:value-type="float">
            <text:p>886</text:p>
          </table:table-cell>
          <table:table-cell office:value-type="float" office:value="0.547358" calcext:value-type="float">
            <text:p>0.547358</text:p>
          </table:table-cell>
          <table:table-cell office:value-type="float" office:value="0.0990004300421326" calcext:value-type="float">
            <text:p>0.099000430042133</text:p>
          </table:table-cell>
          <table:table-cell office:value-type="float" office:value="0.429901423877327" calcext:value-type="float">
            <text:p>0.42990142387732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  <table:table-cell office:value-type="float" office:value="850" calcext:value-type="float">
            <text:p>850</text:p>
          </table:table-cell>
          <table:table-cell office:value-type="float" office:value="0.559322" calcext:value-type="float">
            <text:p>0.559322</text:p>
          </table:table-cell>
          <table:table-cell office:value-type="float" office:value="0.18144185635706" calcext:value-type="float">
            <text:p>0.18144185635706</text:p>
          </table:table-cell>
          <table:table-cell office:value-type="float" office:value="0.553486673968602" calcext:value-type="float">
            <text:p>0.5534866739686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0.5" calcext:value-type="float">
            <text:p>0.5</text:p>
          </table:table-cell>
          <table:table-cell office:value-type="float" office:value="0.0269630067706317" calcext:value-type="float">
            <text:p>0.026963006770632</text:p>
          </table:table-cell>
          <table:table-cell office:value-type="float" office:value="0.409456005841548" calcext:value-type="float">
            <text:p>0.4094560058415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0.501994" calcext:value-type="float">
            <text:p>0.501994</text:p>
          </table:table-cell>
          <table:table-cell office:value-type="float" office:value="0.0007448696587103" calcext:value-type="float">
            <text:p>0.00074486965871</text:p>
          </table:table-cell>
          <table:table-cell office:value-type="float" office:value="0.493428258488499" calcext:value-type="float">
            <text:p>0.49342825848849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0.5" calcext:value-type="float">
            <text:p>0.5</text:p>
          </table:table-cell>
          <table:table-cell office:value-type="float" office:value="0.0006095076950912" calcext:value-type="float">
            <text:p>0.000609507695091</text:p>
          </table:table-cell>
          <table:table-cell office:value-type="float" office:value="0.400328587075575" calcext:value-type="float">
            <text:p>0.4003285870755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36" calcext:value-type="float">
            <text:p>936</text:p>
          </table:table-cell>
          <table:table-cell office:value-type="float" office:value="0.530409" calcext:value-type="float">
            <text:p>0.530409</text:p>
          </table:table-cell>
          <table:table-cell office:value-type="float" office:value="0.259547338669148" calcext:value-type="float">
            <text:p>0.259547338669148</text:p>
          </table:table-cell>
          <table:table-cell office:value-type="float" office:value="0.524278933917488" calcext:value-type="float">
            <text:p>0.52427893391748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0.5" calcext:value-type="float">
            <text:p>0.5</text:p>
          </table:table-cell>
          <table:table-cell office:value-type="float" office:value="0.0013444056224305" calcext:value-type="float">
            <text:p>0.001344405622431</text:p>
          </table:table-cell>
          <table:table-cell office:value-type="float" office:value="0.49324571011318" calcext:value-type="float">
            <text:p>0.493245710113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float" office:value="838" calcext:value-type="float">
            <text:p>838</text:p>
          </table:table-cell>
          <table:table-cell office:value-type="float" office:value="0.532403" calcext:value-type="float">
            <text:p>0.532403</text:p>
          </table:table-cell>
          <table:table-cell office:value-type="float" office:value="0.4709367145673" calcext:value-type="float">
            <text:p>0.4709367145673</text:p>
          </table:table-cell>
          <table:table-cell office:value-type="float" office:value="0.615918218327857" calcext:value-type="float">
            <text:p>0.6159182183278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0.5" calcext:value-type="float">
            <text:p>0.5</text:p>
          </table:table-cell>
          <table:table-cell office:value-type="float" office:value="0.46758755106392" calcext:value-type="float">
            <text:p>0.46758755106392</text:p>
          </table:table-cell>
          <table:table-cell office:value-type="float" office:value="0.462395034684191" calcext:value-type="float">
            <text:p>0.4623950346841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office:value-type="float" office:value="0.510967" calcext:value-type="float">
            <text:p>0.510967</text:p>
          </table:table-cell>
          <table:table-cell office:value-type="float" office:value="0.0014467944199818" calcext:value-type="float">
            <text:p>0.001446794419982</text:p>
          </table:table-cell>
          <table:table-cell office:value-type="float" office:value="0.485031033223804" calcext:value-type="float">
            <text:p>0.4850310332238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88" calcext:value-type="float">
            <text:p>988</text:p>
          </table:table-cell>
          <table:table-cell office:value-type="float" office:value="0.500499" calcext:value-type="float">
            <text:p>0.500499</text:p>
          </table:table-cell>
          <table:table-cell office:value-type="float" office:value="0.0375433327556583" calcext:value-type="float">
            <text:p>0.037543332755658</text:p>
          </table:table-cell>
          <table:table-cell office:value-type="float" office:value="0.525921869295363" calcext:value-type="float">
            <text:p>0.525921869295363</text:p>
          </table:table-cell>
        </table:table-row>
      </table:table>
      <table:table table:name="count08_過去データ保存しない_pool" table:style-name="ta1">
        <table:shapes>
          <draw:frame draw:z-index="0" draw:style-name="gr1" draw:text-style-name="P1" svg:width="28.643cm" svg:height="14.424cm" svg:x="14.226cm" svg:y="0.10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win_num</text:p>
          </table:table-cell>
          <table:table-cell office:value-type="string" calcext:value-type="string">
            <text:p>lose_num</text:p>
          </table:table-cell>
          <table:table-cell office:value-type="string" calcext:value-type="string">
            <text:p>draw_num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ns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00" calcext:value-type="float">
            <text:p>100</text:p>
          </table:table-cell>
          <table:table-cell office:value-type="float" office:value="297" calcext:value-type="float">
            <text:p>297</text:p>
          </table:table-cell>
          <table:table-cell office:value-type="float" office:value="0.752243" calcext:value-type="float">
            <text:p>0.752243</text:p>
          </table:table-cell>
          <table:table-cell office:value-type="float" office:value="4.87637097430679" calcext:value-type="float">
            <text:p>4.87637097430679</text:p>
          </table:table-cell>
          <table:table-cell office:value-type="float" office:value="0.905622489959839" calcext:value-type="float">
            <text:p>0.9056224899598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87" calcext:value-type="float">
            <text:p>987</text:p>
          </table:table-cell>
          <table:table-cell office:value-type="float" office:value="0.505982" calcext:value-type="float">
            <text:p>0.505982</text:p>
          </table:table-cell>
          <table:table-cell office:value-type="float" office:value="0.15946689856724" calcext:value-type="float">
            <text:p>0.15946689856724</text:p>
          </table:table-cell>
          <table:table-cell office:value-type="float" office:value="0.873676524278934" calcext:value-type="float">
            <text:p>0.8736765242789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966" calcext:value-type="float">
            <text:p>966</text:p>
          </table:table-cell>
          <table:table-cell office:value-type="float" office:value="0.506481" calcext:value-type="float">
            <text:p>0.506481</text:p>
          </table:table-cell>
          <table:table-cell office:value-type="float" office:value="0.0685812249897756" calcext:value-type="float">
            <text:p>0.068581224989776</text:p>
          </table:table-cell>
          <table:table-cell office:value-type="float" office:value="0.868747718145309" calcext:value-type="float">
            <text:p>0.8687477181453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45" calcext:value-type="float">
            <text:p>945</text:p>
          </table:table-cell>
          <table:table-cell office:value-type="float" office:value="0.520937" calcext:value-type="float">
            <text:p>0.520937</text:p>
          </table:table-cell>
          <table:table-cell office:value-type="float" office:value="0.583944459678605" calcext:value-type="float">
            <text:p>0.583944459678605</text:p>
          </table:table-cell>
          <table:table-cell office:value-type="float" office:value="0.851040525739321" calcext:value-type="float">
            <text:p>0.8510405257393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900" calcext:value-type="float">
            <text:p>900</text:p>
          </table:table-cell>
          <table:table-cell office:value-type="float" office:value="0.530409" calcext:value-type="float">
            <text:p>0.530409</text:p>
          </table:table-cell>
          <table:table-cell office:value-type="float" office:value="0.608732874560006" calcext:value-type="float">
            <text:p>0.608732874560006</text:p>
          </table:table-cell>
          <table:table-cell office:value-type="float" office:value="0.854143848119752" calcext:value-type="float">
            <text:p>0.8541438481197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895" calcext:value-type="float">
            <text:p>895</text:p>
          </table:table-cell>
          <table:table-cell office:value-type="float" office:value="0.491027" calcext:value-type="float">
            <text:p>0.491027</text:p>
          </table:table-cell>
          <table:table-cell office:value-type="float" office:value="1.14229849040292" calcext:value-type="float">
            <text:p>1.14229849040292</text:p>
          </table:table-cell>
          <table:table-cell office:value-type="float" office:value="0.84811975173421" calcext:value-type="float">
            <text:p>0.848119751734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866" calcext:value-type="float">
            <text:p>866</text:p>
          </table:table-cell>
          <table:table-cell office:value-type="float" office:value="0.555334" calcext:value-type="float">
            <text:p>0.555334</text:p>
          </table:table-cell>
          <table:table-cell office:value-type="float" office:value="0.582117910113405" calcext:value-type="float">
            <text:p>0.582117910113405</text:p>
          </table:table-cell>
          <table:table-cell office:value-type="float" office:value="0.875867104782767" calcext:value-type="float">
            <text:p>0.8758671047827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90" calcext:value-type="float">
            <text:p>990</text:p>
          </table:table-cell>
          <table:table-cell office:value-type="float" office:value="0.497507" calcext:value-type="float">
            <text:p>0.497507</text:p>
          </table:table-cell>
          <table:table-cell office:value-type="float" office:value="0.0756975789882347" calcext:value-type="float">
            <text:p>0.075697578988235</text:p>
          </table:table-cell>
          <table:table-cell office:value-type="float" office:value="0.850857977364001" calcext:value-type="float">
            <text:p>0.850857977364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office:value-type="float" office:value="0.504985" calcext:value-type="float">
            <text:p>0.504985</text:p>
          </table:table-cell>
          <table:table-cell office:value-type="float" office:value="0.35036423650544" calcext:value-type="float">
            <text:p>0.35036423650544</text:p>
          </table:table-cell>
          <table:table-cell office:value-type="float" office:value="0.826761591821833" calcext:value-type="float">
            <text:p>0.82676159182183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7" calcext:value-type="float">
            <text:p>77</text:p>
          </table:table-cell>
          <table:table-cell office:value-type="float" office:value="599" calcext:value-type="float">
            <text:p>599</text:p>
          </table:table-cell>
          <table:table-cell office:value-type="float" office:value="0.624626" calcext:value-type="float">
            <text:p>0.624626</text:p>
          </table:table-cell>
          <table:table-cell office:value-type="float" office:value="1.33026828088107" calcext:value-type="float">
            <text:p>1.33026828088107</text:p>
          </table:table-cell>
          <table:table-cell office:value-type="float" office:value="0.880978459291712" calcext:value-type="float">
            <text:p>0.8809784592917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925" calcext:value-type="float">
            <text:p>925</text:p>
          </table:table-cell>
          <table:table-cell office:value-type="float" office:value="0.531904" calcext:value-type="float">
            <text:p>0.531904</text:p>
          </table:table-cell>
          <table:table-cell office:value-type="float" office:value="1.48427776495616" calcext:value-type="float">
            <text:p>1.48427776495616</text:p>
          </table:table-cell>
          <table:table-cell office:value-type="float" office:value="0.84136546184739" calcext:value-type="float">
            <text:p>0.8413654618473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office:value-type="float" office:value="0.532901" calcext:value-type="float">
            <text:p>0.532901</text:p>
          </table:table-cell>
          <table:table-cell office:value-type="float" office:value="0.0980189987390801" calcext:value-type="float">
            <text:p>0.09801899873908</text:p>
          </table:table-cell>
          <table:table-cell office:value-type="float" office:value="0.838079591091639" calcext:value-type="float">
            <text:p>0.8380795910916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0.500997" calcext:value-type="float">
            <text:p>0.500997</text:p>
          </table:table-cell>
          <table:table-cell office:value-type="float" office:value="0.337426116086647" calcext:value-type="float">
            <text:p>0.337426116086647</text:p>
          </table:table-cell>
          <table:table-cell office:value-type="float" office:value="0.800292077400511" calcext:value-type="float">
            <text:p>0.80029207740051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7" calcext:value-type="float">
            <text:p>67</text:p>
          </table:table-cell>
          <table:table-cell office:value-type="float" office:value="593" calcext:value-type="float">
            <text:p>593</text:p>
          </table:table-cell>
          <table:table-cell office:value-type="float" office:value="0.637587" calcext:value-type="float">
            <text:p>0.637587</text:p>
          </table:table-cell>
          <table:table-cell office:value-type="float" office:value="0.551569031194473" calcext:value-type="float">
            <text:p>0.551569031194473</text:p>
          </table:table-cell>
          <table:table-cell office:value-type="float" office:value="0.869843008397225" calcext:value-type="float">
            <text:p>0.86984300839722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5" calcext:value-type="float">
            <text:p>0.5</text:p>
          </table:table-cell>
          <table:table-cell office:value-type="float" office:value="0.106430591436588" calcext:value-type="float">
            <text:p>0.106430591436588</text:p>
          </table:table-cell>
          <table:table-cell office:value-type="float" office:value="0.8311427528295" calcext:value-type="float">
            <text:p>0.83114275282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9" calcext:value-type="float">
            <text:p>999</text:p>
          </table:table-cell>
          <table:table-cell office:value-type="float" office:value="0.499003" calcext:value-type="float">
            <text:p>0.499003</text:p>
          </table:table-cell>
          <table:table-cell office:value-type="float" office:value="0.0434809217990284" calcext:value-type="float">
            <text:p>0.043480921799028</text:p>
          </table:table-cell>
          <table:table-cell office:value-type="float" office:value="0.832603139832055" calcext:value-type="float">
            <text:p>0.8326031398320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894" calcext:value-type="float">
            <text:p>894</text:p>
          </table:table-cell>
          <table:table-cell office:value-type="float" office:value="0.524427" calcext:value-type="float">
            <text:p>0.524427</text:p>
          </table:table-cell>
          <table:table-cell office:value-type="float" office:value="0.201468424748301" calcext:value-type="float">
            <text:p>0.201468424748301</text:p>
          </table:table-cell>
          <table:table-cell office:value-type="float" office:value="0.855969331872946" calcext:value-type="float">
            <text:p>0.8559693318729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59" calcext:value-type="float">
            <text:p>959</text:p>
          </table:table-cell>
          <table:table-cell office:value-type="float" office:value="0.511964" calcext:value-type="float">
            <text:p>0.511964</text:p>
          </table:table-cell>
          <table:table-cell office:value-type="float" office:value="0.692472129421575" calcext:value-type="float">
            <text:p>0.692472129421575</text:p>
          </table:table-cell>
          <table:table-cell office:value-type="float" office:value="0.833515881708653" calcext:value-type="float">
            <text:p>0.83351588170865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office:value-type="float" office:value="806" calcext:value-type="float">
            <text:p>806</text:p>
          </table:table-cell>
          <table:table-cell office:value-type="float" office:value="0.581256" calcext:value-type="float">
            <text:p>0.581256</text:p>
          </table:table-cell>
          <table:table-cell office:value-type="float" office:value="0.370486070645543" calcext:value-type="float">
            <text:p>0.370486070645543</text:p>
          </table:table-cell>
          <table:table-cell office:value-type="float" office:value="0.868017524644031" calcext:value-type="float">
            <text:p>0.8680175246440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0.500499" calcext:value-type="float">
            <text:p>0.500499</text:p>
          </table:table-cell>
          <table:table-cell office:value-type="float" office:value="0.0721067931424354" calcext:value-type="float">
            <text:p>0.072106793142435</text:p>
          </table:table-cell>
          <table:table-cell office:value-type="float" office:value="0.845929171230376" calcext:value-type="float">
            <text:p>0.84592917123037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0.5" calcext:value-type="float">
            <text:p>0.5</text:p>
          </table:table-cell>
          <table:table-cell office:value-type="float" office:value="0.0078868067865981" calcext:value-type="float">
            <text:p>0.007886806786598</text:p>
          </table:table-cell>
          <table:table-cell office:value-type="float" office:value="0.8311427528295" calcext:value-type="float">
            <text:p>0.83114275282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77" calcext:value-type="float">
            <text:p>977</text:p>
          </table:table-cell>
          <table:table-cell office:value-type="float" office:value="0.507976" calcext:value-type="float">
            <text:p>0.507976</text:p>
          </table:table-cell>
          <table:table-cell office:value-type="float" office:value="0.0231877592325742" calcext:value-type="float">
            <text:p>0.023187759232574</text:p>
          </table:table-cell>
          <table:table-cell office:value-type="float" office:value="0.835889010587806" calcext:value-type="float">
            <text:p>0.8358890105878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93" calcext:value-type="float">
            <text:p>993</text:p>
          </table:table-cell>
          <table:table-cell office:value-type="float" office:value="0.500997" calcext:value-type="float">
            <text:p>0.500997</text:p>
          </table:table-cell>
          <table:table-cell office:value-type="float" office:value="0.147453563445261" calcext:value-type="float">
            <text:p>0.147453563445261</text:p>
          </table:table-cell>
          <table:table-cell office:value-type="float" office:value="0.815626140927346" calcext:value-type="float">
            <text:p>0.81562614092734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1" calcext:value-type="float">
            <text:p>111</text:p>
          </table:table-cell>
          <table:table-cell office:value-type="float" office:value="726" calcext:value-type="float">
            <text:p>726</text:p>
          </table:table-cell>
          <table:table-cell office:value-type="float" office:value="0.527418" calcext:value-type="float">
            <text:p>0.527418</text:p>
          </table:table-cell>
          <table:table-cell office:value-type="float" office:value="1.07427678075237" calcext:value-type="float">
            <text:p>1.07427678075237</text:p>
          </table:table-cell>
          <table:table-cell office:value-type="float" office:value="0.860533041255933" calcext:value-type="float">
            <text:p>0.860533041255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0.500499" calcext:value-type="float">
            <text:p>0.500499</text:p>
          </table:table-cell>
          <table:table-cell office:value-type="float" office:value="0.0151041593979781" calcext:value-type="float">
            <text:p>0.015104159397978</text:p>
          </table:table-cell>
          <table:table-cell office:value-type="float" office:value="0.853048557867835" calcext:value-type="float">
            <text:p>0.85304855786783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0.5" calcext:value-type="float">
            <text:p>0.5</text:p>
          </table:table-cell>
          <table:table-cell office:value-type="float" office:value="0.0360937255834767" calcext:value-type="float">
            <text:p>0.036093725583477</text:p>
          </table:table-cell>
          <table:table-cell office:value-type="float" office:value="0.821650237312888" calcext:value-type="float">
            <text:p>0.82165023731288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5" calcext:value-type="float">
            <text:p>85</text:p>
          </table:table-cell>
          <table:table-cell office:value-type="float" office:value="455" calcext:value-type="float">
            <text:p>455</text:p>
          </table:table-cell>
          <table:table-cell office:value-type="float" office:value="0.688435" calcext:value-type="float">
            <text:p>0.688435</text:p>
          </table:table-cell>
          <table:table-cell office:value-type="float" office:value="1.71387467959097" calcext:value-type="float">
            <text:p>1.71387467959097</text:p>
          </table:table-cell>
          <table:table-cell office:value-type="float" office:value="0.865279299014239" calcext:value-type="float">
            <text:p>0.865279299014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97" calcext:value-type="float">
            <text:p>997</text:p>
          </table:table-cell>
          <table:table-cell office:value-type="float" office:value="0.498006" calcext:value-type="float">
            <text:p>0.498006</text:p>
          </table:table-cell>
          <table:table-cell office:value-type="float" office:value="2.44267292929367" calcext:value-type="float">
            <text:p>2.44267292929367</text:p>
          </table:table-cell>
          <table:table-cell office:value-type="float" office:value="0.856699525374224" calcext:value-type="float">
            <text:p>0.856699525374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500499" calcext:value-type="float">
            <text:p>0.500499</text:p>
          </table:table-cell>
          <table:table-cell office:value-type="float" office:value="0.0670359834084208" calcext:value-type="float">
            <text:p>0.067035983408421</text:p>
          </table:table-cell>
          <table:table-cell office:value-type="float" office:value="0.830777656078861" calcext:value-type="float">
            <text:p>0.8307776560788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0.507478" calcext:value-type="float">
            <text:p>0.507478</text:p>
          </table:table-cell>
          <table:table-cell office:value-type="float" office:value="0.0516496993528357" calcext:value-type="float">
            <text:p>0.051649699352836</text:p>
          </table:table-cell>
          <table:table-cell office:value-type="float" office:value="0.826944140197152" calcext:value-type="float">
            <text:p>0.8269441401971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944" calcext:value-type="float">
            <text:p>944</text:p>
          </table:table-cell>
          <table:table-cell office:value-type="float" office:value="0.518445" calcext:value-type="float">
            <text:p>0.518445</text:p>
          </table:table-cell>
          <table:table-cell office:value-type="float" office:value="0.18126449936434" calcext:value-type="float">
            <text:p>0.18126449936434</text:p>
          </table:table-cell>
          <table:table-cell office:value-type="float" office:value="0.838079591091639" calcext:value-type="float">
            <text:p>0.8380795910916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936" calcext:value-type="float">
            <text:p>936</text:p>
          </table:table-cell>
          <table:table-cell office:value-type="float" office:value="0.531406" calcext:value-type="float">
            <text:p>0.531406</text:p>
          </table:table-cell>
          <table:table-cell office:value-type="float" office:value="0.192504024187076" calcext:value-type="float">
            <text:p>0.192504024187076</text:p>
          </table:table-cell>
          <table:table-cell office:value-type="float" office:value="0.826944140197152" calcext:value-type="float">
            <text:p>0.826944140197152</text:p>
          </table:table-cell>
        </table:table-row>
      </table:table>
      <table:table table:name="count08_過去データ保存しない" table:style-name="ta1">
        <table:shapes>
          <draw:frame draw:z-index="0" draw:style-name="gr1" draw:text-style-name="P1" svg:width="26.254cm" svg:height="9.005cm" svg:x="14.226cm" svg:y="0.106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win_num</text:p>
          </table:table-cell>
          <table:table-cell office:value-type="string" calcext:value-type="string">
            <text:p>lose_num</text:p>
          </table:table-cell>
          <table:table-cell office:value-type="string" calcext:value-type="string">
            <text:p>draw_num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ns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0" calcext:value-type="float">
            <text:p>90</text:p>
          </table:table-cell>
          <table:table-cell office:value-type="float" office:value="283" calcext:value-type="float">
            <text:p>283</text:p>
          </table:table-cell>
          <table:table-cell office:value-type="float" office:value="0.769192" calcext:value-type="float">
            <text:p>0.769192</text:p>
          </table:table-cell>
          <table:table-cell office:value-type="float" office:value="1.44186205300502" calcext:value-type="float">
            <text:p>1.44186205300502</text:p>
          </table:table-cell>
          <table:table-cell office:value-type="float" office:value="0.671047827674334" calcext:value-type="float">
            <text:p>0.67104782767433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932" calcext:value-type="float">
            <text:p>932</text:p>
          </table:table-cell>
          <table:table-cell office:value-type="float" office:value="0.531406" calcext:value-type="float">
            <text:p>0.531406</text:p>
          </table:table-cell>
          <table:table-cell office:value-type="float" office:value="0.14215131749266" calcext:value-type="float">
            <text:p>0.14215131749266</text:p>
          </table:table-cell>
          <table:table-cell office:value-type="float" office:value="0.500365096750639" calcext:value-type="float">
            <text:p>0.50036509675063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5" calcext:value-type="float">
            <text:p>55</text:p>
          </table:table-cell>
          <table:table-cell office:value-type="float" office:value="569" calcext:value-type="float">
            <text:p>569</text:p>
          </table:table-cell>
          <table:table-cell office:value-type="float" office:value="0.661515" calcext:value-type="float">
            <text:p>0.661515</text:p>
          </table:table-cell>
          <table:table-cell office:value-type="float" office:value="0.439518030259316" calcext:value-type="float">
            <text:p>0.439518030259316</text:p>
          </table:table-cell>
          <table:table-cell office:value-type="float" office:value="0.645673603504929" calcext:value-type="float">
            <text:p>0.64567360350492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873" calcext:value-type="float">
            <text:p>873</text:p>
          </table:table-cell>
          <table:table-cell office:value-type="float" office:value="0.547856" calcext:value-type="float">
            <text:p>0.547856</text:p>
          </table:table-cell>
          <table:table-cell office:value-type="float" office:value="2.69073147704636" calcext:value-type="float">
            <text:p>2.69073147704636</text:p>
          </table:table-cell>
          <table:table-cell office:value-type="float" office:value="0.569733479372034" calcext:value-type="float">
            <text:p>0.56973347937203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1" calcext:value-type="float">
            <text:p>101</text:p>
          </table:table-cell>
          <table:table-cell office:value-type="float" office:value="747" calcext:value-type="float">
            <text:p>747</text:p>
          </table:table-cell>
          <table:table-cell office:value-type="float" office:value="0.526919" calcext:value-type="float">
            <text:p>0.526919</text:p>
          </table:table-cell>
          <table:table-cell office:value-type="float" office:value="1.14520018645204" calcext:value-type="float">
            <text:p>1.14520018645204</text:p>
          </table:table-cell>
          <table:table-cell office:value-type="float" office:value="0.561336254107338" calcext:value-type="float">
            <text:p>0.5613362541073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float" office:value="873" calcext:value-type="float">
            <text:p>873</text:p>
          </table:table-cell>
          <table:table-cell office:value-type="float" office:value="0.536889" calcext:value-type="float">
            <text:p>0.536889</text:p>
          </table:table-cell>
          <table:table-cell office:value-type="float" office:value="0.0288542391921299" calcext:value-type="float">
            <text:p>0.02885423919213</text:p>
          </table:table-cell>
          <table:table-cell office:value-type="float" office:value="0.688024826579043" calcext:value-type="float">
            <text:p>0.6880248265790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4" calcext:value-type="float">
            <text:p>994</text:p>
          </table:table-cell>
          <table:table-cell office:value-type="float" office:value="0.50349" calcext:value-type="float">
            <text:p>0.50349</text:p>
          </table:table-cell>
          <table:table-cell office:value-type="float" office:value="0.0230143710800354" calcext:value-type="float">
            <text:p>0.023014371080035</text:p>
          </table:table-cell>
          <table:table-cell office:value-type="float" office:value="0.47298284045272" calcext:value-type="float">
            <text:p>0.4729828404527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6" calcext:value-type="float">
            <text:p>46</text:p>
          </table:table-cell>
          <table:table-cell office:value-type="float" office:value="716" calcext:value-type="float">
            <text:p>716</text:p>
          </table:table-cell>
          <table:table-cell office:value-type="float" office:value="0.597208" calcext:value-type="float">
            <text:p>0.597208</text:p>
          </table:table-cell>
          <table:table-cell office:value-type="float" office:value="0.458103566710004" calcext:value-type="float">
            <text:p>0.458103566710004</text:p>
          </table:table-cell>
          <table:table-cell office:value-type="float" office:value="0.669769989047097" calcext:value-type="float">
            <text:p>0.6697699890470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83" calcext:value-type="float">
            <text:p>983</text:p>
          </table:table-cell>
          <table:table-cell office:value-type="float" office:value="0.495015" calcext:value-type="float">
            <text:p>0.495015</text:p>
          </table:table-cell>
          <table:table-cell office:value-type="float" office:value="1.91869095093767" calcext:value-type="float">
            <text:p>1.91869095093767</text:p>
          </table:table-cell>
          <table:table-cell office:value-type="float" office:value="0.570463672873311" calcext:value-type="float">
            <text:p>0.5704636728733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0.50349" calcext:value-type="float">
            <text:p>0.50349</text:p>
          </table:table-cell>
          <table:table-cell office:value-type="float" office:value="0.0299325061545536" calcext:value-type="float">
            <text:p>0.029932506154554</text:p>
          </table:table-cell>
          <table:table-cell office:value-type="float" office:value="0.562614092734575" calcext:value-type="float">
            <text:p>0.5626140927345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921" calcext:value-type="float">
            <text:p>921</text:p>
          </table:table-cell>
          <table:table-cell office:value-type="float" office:value="0.532901" calcext:value-type="float">
            <text:p>0.532901</text:p>
          </table:table-cell>
          <table:table-cell office:value-type="float" office:value="0.204436863998653" calcext:value-type="float">
            <text:p>0.204436863998653</text:p>
          </table:table-cell>
          <table:table-cell office:value-type="float" office:value="0.544541803577948" calcext:value-type="float">
            <text:p>0.5445418035779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972" calcext:value-type="float">
            <text:p>972</text:p>
          </table:table-cell>
          <table:table-cell office:value-type="float" office:value="0.508475" calcext:value-type="float">
            <text:p>0.508475</text:p>
          </table:table-cell>
          <table:table-cell office:value-type="float" office:value="0.0468249822127252" calcext:value-type="float">
            <text:p>0.046824982212725</text:p>
          </table:table-cell>
          <table:table-cell office:value-type="float" office:value="0.569003285870756" calcext:value-type="float">
            <text:p>0.56900328587075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812" calcext:value-type="float">
            <text:p>812</text:p>
          </table:table-cell>
          <table:table-cell office:value-type="float" office:value="0.591226" calcext:value-type="float">
            <text:p>0.591226</text:p>
          </table:table-cell>
          <table:table-cell office:value-type="float" office:value="0.89799767420269" calcext:value-type="float">
            <text:p>0.89799767420269</text:p>
          </table:table-cell>
          <table:table-cell office:value-type="float" office:value="0.592186929536327" calcext:value-type="float">
            <text:p>0.5921869295363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0.500997" calcext:value-type="float">
            <text:p>0.500997</text:p>
          </table:table-cell>
          <table:table-cell office:value-type="float" office:value="0.0119694346122601" calcext:value-type="float">
            <text:p>0.01196943461226</text:p>
          </table:table-cell>
          <table:table-cell office:value-type="float" office:value="0.570281124497992" calcext:value-type="float">
            <text:p>0.570281124497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498504" calcext:value-type="float">
            <text:p>0.498504</text:p>
          </table:table-cell>
          <table:table-cell office:value-type="float" office:value="0.0171938618664747" calcext:value-type="float">
            <text:p>0.017193861866475</text:p>
          </table:table-cell>
          <table:table-cell office:value-type="float" office:value="0.507667031763417" calcext:value-type="float">
            <text:p>0.507667031763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500499" calcext:value-type="float">
            <text:p>0.500499</text:p>
          </table:table-cell>
          <table:table-cell office:value-type="float" office:value="0.0169139335179557" calcext:value-type="float">
            <text:p>0.016913933517956</text:p>
          </table:table-cell>
          <table:table-cell office:value-type="float" office:value="0.4052573932092" calcext:value-type="float">
            <text:p>0.405257393209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3" calcext:value-type="float">
            <text:p>113</text:p>
          </table:table-cell>
          <table:table-cell office:value-type="float" office:value="746" calcext:value-type="float">
            <text:p>746</text:p>
          </table:table-cell>
          <table:table-cell office:value-type="float" office:value="0.515454" calcext:value-type="float">
            <text:p>0.515454</text:p>
          </table:table-cell>
          <table:table-cell office:value-type="float" office:value="0.64897588425965" calcext:value-type="float">
            <text:p>0.64897588425965</text:p>
          </table:table-cell>
          <table:table-cell office:value-type="float" office:value="0.599123767798466" calcext:value-type="float">
            <text:p>0.5991237677984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82" calcext:value-type="float">
            <text:p>982</text:p>
          </table:table-cell>
          <table:table-cell office:value-type="float" office:value="0.500499" calcext:value-type="float">
            <text:p>0.500499</text:p>
          </table:table-cell>
          <table:table-cell office:value-type="float" office:value="0.0294661701092837" calcext:value-type="float">
            <text:p>0.029466170109284</text:p>
          </table:table-cell>
          <table:table-cell office:value-type="float" office:value="0.61135450894487" calcext:value-type="float">
            <text:p>0.611354508944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0.504985" calcext:value-type="float">
            <text:p>0.504985</text:p>
          </table:table-cell>
          <table:table-cell office:value-type="float" office:value="0.0014884826878059" calcext:value-type="float">
            <text:p>0.001488482687806</text:p>
          </table:table-cell>
          <table:table-cell office:value-type="float" office:value="0.552939028842643" calcext:value-type="float">
            <text:p>0.5529390288426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office:value-type="float" office:value="0.454138" calcext:value-type="float">
            <text:p>0.454138</text:p>
          </table:table-cell>
          <table:table-cell office:value-type="float" office:value="0.0355401218916727" calcext:value-type="float">
            <text:p>0.035540121891673</text:p>
          </table:table-cell>
          <table:table-cell office:value-type="float" office:value="0.514603870025557" calcext:value-type="float">
            <text:p>0.51460387002555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 office:value-type="float" office:value="0.554337" calcext:value-type="float">
            <text:p>0.554337</text:p>
          </table:table-cell>
          <table:table-cell office:value-type="float" office:value="0.042705916594166" calcext:value-type="float">
            <text:p>0.042705916594166</text:p>
          </table:table-cell>
          <table:table-cell office:value-type="float" office:value="0.579225994888645" calcext:value-type="float">
            <text:p>0.57922599488864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0.5" calcext:value-type="float">
            <text:p>0.5</text:p>
          </table:table-cell>
          <table:table-cell office:value-type="float" office:value="0.0314022277344123" calcext:value-type="float">
            <text:p>0.031402227734412</text:p>
          </table:table-cell>
          <table:table-cell office:value-type="float" office:value="0.559510770354144" calcext:value-type="float">
            <text:p>0.55951077035414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0.5" calcext:value-type="float">
            <text:p>0.5</text:p>
          </table:table-cell>
          <table:table-cell office:value-type="float" office:value="0.0007367886319628" calcext:value-type="float">
            <text:p>0.000736788631963</text:p>
          </table:table-cell>
          <table:table-cell office:value-type="float" office:value="0.552391383716685" calcext:value-type="float">
            <text:p>0.5523913837166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500499" calcext:value-type="float">
            <text:p>0.500499</text:p>
          </table:table-cell>
          <table:table-cell office:value-type="float" office:value="0.0134159400817301" calcext:value-type="float">
            <text:p>0.01341594008173</text:p>
          </table:table-cell>
          <table:table-cell office:value-type="float" office:value="0.522270901788974" calcext:value-type="float">
            <text:p>0.5222709017889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0.50997" calcext:value-type="float">
            <text:p>0.50997</text:p>
          </table:table-cell>
          <table:table-cell office:value-type="float" office:value="0.0271091426323567" calcext:value-type="float">
            <text:p>0.027109142632357</text:p>
          </table:table-cell>
          <table:table-cell office:value-type="float" office:value="0.487951807228916" calcext:value-type="float">
            <text:p>0.4879518072289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.501496" calcext:value-type="float">
            <text:p>0.501496</text:p>
          </table:table-cell>
          <table:table-cell office:value-type="float" office:value="0.0569993618705218" calcext:value-type="float">
            <text:p>0.056999361870522</text:p>
          </table:table-cell>
          <table:table-cell office:value-type="float" office:value="0.528477546549836" calcext:value-type="float">
            <text:p>0.52847754654983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0.5" calcext:value-type="float">
            <text:p>0.5</text:p>
          </table:table-cell>
          <table:table-cell office:value-type="float" office:value="0.0019319057776133" calcext:value-type="float">
            <text:p>0.001931905777613</text:p>
          </table:table-cell>
          <table:table-cell office:value-type="float" office:value="0.506571741511501" calcext:value-type="float">
            <text:p>0.5065717415115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498504" calcext:value-type="float">
            <text:p>0.498504</text:p>
          </table:table-cell>
          <table:table-cell office:value-type="float" office:value="0.0004623642914377" calcext:value-type="float">
            <text:p>0.000462364291438</text:p>
          </table:table-cell>
          <table:table-cell office:value-type="float" office:value="0.534501642935378" calcext:value-type="float">
            <text:p>0.5345016429353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920" calcext:value-type="float">
            <text:p>920</text:p>
          </table:table-cell>
          <table:table-cell office:value-type="float" office:value="0.539382" calcext:value-type="float">
            <text:p>0.539382</text:p>
          </table:table-cell>
          <table:table-cell office:value-type="float" office:value="0.598792826885061" calcext:value-type="float">
            <text:p>0.598792826885061</text:p>
          </table:table-cell>
          <table:table-cell office:value-type="float" office:value="0.599853961299744" calcext:value-type="float">
            <text:p>0.599853961299744</text:p>
          </table:table-cell>
        </table:table-row>
      </table:table>
      <table:table table:name="count08_過去データ保存" table:style-name="ta1">
        <table:shapes>
          <draw:frame draw:z-index="0" draw:style-name="gr1" draw:text-style-name="P1" svg:width="29.328cm" svg:height="11.554cm" svg:x="16.284cm" svg:y="0.106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in_num</text:p>
          </table:table-cell>
          <table:table-cell office:value-type="string" calcext:value-type="string">
            <text:p>lose_num</text:p>
          </table:table-cell>
          <table:table-cell office:value-type="string" calcext:value-type="string">
            <text:p>draw_num</text:p>
          </table:table-cell>
          <table:table-cell office:value-type="string" calcext:value-type="string">
            <text:p>avg_ply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ns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91" calcext:value-type="float">
            <text:p>91</text:p>
          </table:table-cell>
          <table:table-cell office:value-type="float" office:value="314" calcext:value-type="float">
            <text:p>314</text:p>
          </table:table-cell>
          <table:table-cell office:value-type="float" office:value="6.7657" calcext:value-type="float">
            <text:p>6.7657</text:p>
          </table:table-cell>
          <table:table-cell office:value-type="float" office:value="0.752742" calcext:value-type="float">
            <text:p>0.752742</text:p>
          </table:table-cell>
          <table:table-cell office:value-type="float" office:value="1.60203090327836" calcext:value-type="float">
            <text:p>1.60203090327836</text:p>
          </table:table-cell>
          <table:table-cell office:value-type="float" office:value="0.963490324936108" calcext:value-type="float">
            <text:p>0.96349032493610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0985323548036189" calcext:value-type="float">
            <text:p>0.098532354803619</text:p>
          </table:table-cell>
          <table:table-cell office:value-type="float" office:value="0.876049653158087" calcext:value-type="float">
            <text:p>0.8760496531580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930" calcext:value-type="float">
            <text:p>930</text:p>
          </table:table-cell>
          <table:table-cell office:value-type="float" office:value="8.86241" calcext:value-type="float">
            <text:p>8.86241</text:p>
          </table:table-cell>
          <table:table-cell office:value-type="float" office:value="0.500499" calcext:value-type="float">
            <text:p>0.500499</text:p>
          </table:table-cell>
          <table:table-cell office:value-type="float" office:value="0.408277318317799" calcext:value-type="float">
            <text:p>0.408277318317799</text:p>
          </table:table-cell>
          <table:table-cell office:value-type="float" office:value="0.890653523183644" calcext:value-type="float">
            <text:p>0.8906535231836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 office:value-type="float" office:value="8.89631" calcext:value-type="float">
            <text:p>8.89631</text:p>
          </table:table-cell>
          <table:table-cell office:value-type="float" office:value="0.524427" calcext:value-type="float">
            <text:p>0.524427</text:p>
          </table:table-cell>
          <table:table-cell office:value-type="float" office:value="0.18533682493194" calcext:value-type="float">
            <text:p>0.18533682493194</text:p>
          </table:table-cell>
          <table:table-cell office:value-type="float" office:value="0.891383716684921" calcext:value-type="float">
            <text:p>0.8913837166849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67" calcext:value-type="float">
            <text:p>967</text:p>
          </table:table-cell>
          <table:table-cell office:value-type="float" office:value="8.92522" calcext:value-type="float">
            <text:p>8.92522</text:p>
          </table:table-cell>
          <table:table-cell office:value-type="float" office:value="0.516949" calcext:value-type="float">
            <text:p>0.516949</text:p>
          </table:table-cell>
          <table:table-cell office:value-type="float" office:value="0.607715756034502" calcext:value-type="float">
            <text:p>0.607715756034502</text:p>
          </table:table-cell>
          <table:table-cell office:value-type="float" office:value="0.812705366922234" calcext:value-type="float">
            <text:p>0.81270536692223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913" calcext:value-type="float">
            <text:p>913</text:p>
          </table:table-cell>
          <table:table-cell office:value-type="float" office:value="8.74875" calcext:value-type="float">
            <text:p>8.74875</text:p>
          </table:table-cell>
          <table:table-cell office:value-type="float" office:value="0.530907" calcext:value-type="float">
            <text:p>0.530907</text:p>
          </table:table-cell>
          <table:table-cell office:value-type="float" office:value="0.13050077338509" calcext:value-type="float">
            <text:p>0.13050077338509</text:p>
          </table:table-cell>
          <table:table-cell office:value-type="float" office:value="0.896495071193866" calcext:value-type="float">
            <text:p>0.89649507119386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846" calcext:value-type="float">
            <text:p>846</text:p>
          </table:table-cell>
          <table:table-cell office:value-type="float" office:value="8.3988" calcext:value-type="float">
            <text:p>8.3988</text:p>
          </table:table-cell>
          <table:table-cell office:value-type="float" office:value="0.577268" calcext:value-type="float">
            <text:p>0.577268</text:p>
          </table:table-cell>
          <table:table-cell office:value-type="float" office:value="0.128859894207926" calcext:value-type="float">
            <text:p>0.128859894207926</text:p>
          </table:table-cell>
          <table:table-cell office:value-type="float" office:value="0.915115005476451" calcext:value-type="float">
            <text:p>0.9151150054764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0131998352287687" calcext:value-type="float">
            <text:p>0.013199835228769</text:p>
          </table:table-cell>
          <table:table-cell office:value-type="float" office:value="0.809967141292442" calcext:value-type="float">
            <text:p>0.80996714129244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898" calcext:value-type="float">
            <text:p>898</text:p>
          </table:table-cell>
          <table:table-cell office:value-type="float" office:value="8.75075" calcext:value-type="float">
            <text:p>8.75075</text:p>
          </table:table-cell>
          <table:table-cell office:value-type="float" office:value="0.534397" calcext:value-type="float">
            <text:p>0.534397</text:p>
          </table:table-cell>
          <table:table-cell office:value-type="float" office:value="1.59230837277297" calcext:value-type="float">
            <text:p>1.59230837277297</text:p>
          </table:table-cell>
          <table:table-cell office:value-type="float" office:value="0.939941584519898" calcext:value-type="float">
            <text:p>0.9399415845198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8.98604" calcext:value-type="float">
            <text:p>8.98604</text:p>
          </table:table-cell>
          <table:table-cell office:value-type="float" office:value="0.50349" calcext:value-type="float">
            <text:p>0.50349</text:p>
          </table:table-cell>
          <table:table-cell office:value-type="float" office:value="0.0901498674612817" calcext:value-type="float">
            <text:p>0.090149867461282</text:p>
          </table:table-cell>
          <table:table-cell office:value-type="float" office:value="0.85122307411464" calcext:value-type="float">
            <text:p>0.8512230741146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993" calcext:value-type="float">
            <text:p>993</text:p>
          </table:table-cell>
          <table:table-cell office:value-type="float" office:value="8.99103" calcext:value-type="float">
            <text:p>8.99103</text:p>
          </table:table-cell>
          <table:table-cell office:value-type="float" office:value="0.5" calcext:value-type="float">
            <text:p>0.5</text:p>
          </table:table-cell>
          <table:table-cell office:value-type="float" office:value="0.0833358259105352" calcext:value-type="float">
            <text:p>0.083335825910535</text:p>
          </table:table-cell>
          <table:table-cell office:value-type="float" office:value="0.919131069733479" calcext:value-type="float">
            <text:p>0.9191310697334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8.97607" calcext:value-type="float">
            <text:p>8.97607</text:p>
          </table:table-cell>
          <table:table-cell office:value-type="float" office:value="0.50997" calcext:value-type="float">
            <text:p>0.50997</text:p>
          </table:table-cell>
          <table:table-cell office:value-type="float" office:value="0.189431409432646" calcext:value-type="float">
            <text:p>0.189431409432646</text:p>
          </table:table-cell>
          <table:table-cell office:value-type="float" office:value="0.905987586710478" calcext:value-type="float">
            <text:p>0.9059875867104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8.99302" calcext:value-type="float">
            <text:p>8.99302</text:p>
          </table:table-cell>
          <table:table-cell office:value-type="float" office:value="0.503988" calcext:value-type="float">
            <text:p>0.503988</text:p>
          </table:table-cell>
          <table:table-cell office:value-type="float" office:value="0.177242960806409" calcext:value-type="float">
            <text:p>0.177242960806409</text:p>
          </table:table-cell>
          <table:table-cell office:value-type="float" office:value="0.873676524278934" calcext:value-type="float">
            <text:p>0.8736765242789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8.97109" calcext:value-type="float">
            <text:p>8.97109</text:p>
          </table:table-cell>
          <table:table-cell office:value-type="float" office:value="0.504985" calcext:value-type="float">
            <text:p>0.504985</text:p>
          </table:table-cell>
          <table:table-cell office:value-type="float" office:value="0.0310479735824755" calcext:value-type="float">
            <text:p>0.031047973582476</text:p>
          </table:table-cell>
          <table:table-cell office:value-type="float" office:value="0.9324571011318" calcext:value-type="float">
            <text:p>0.93245710113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 office:value-type="float" office:value="8.99601" calcext:value-type="float">
            <text:p>8.99601</text:p>
          </table:table-cell>
          <table:table-cell office:value-type="float" office:value="0.502493" calcext:value-type="float">
            <text:p>0.502493</text:p>
          </table:table-cell>
          <table:table-cell office:value-type="float" office:value="0.224914649603413" calcext:value-type="float">
            <text:p>0.224914649603413</text:p>
          </table:table-cell>
          <table:table-cell office:value-type="float" office:value="0.880795910916393" calcext:value-type="float">
            <text:p>0.8807959109163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8.98604" calcext:value-type="float">
            <text:p>8.98604</text:p>
          </table:table-cell>
          <table:table-cell office:value-type="float" office:value="0.502991" calcext:value-type="float">
            <text:p>0.502991</text:p>
          </table:table-cell>
          <table:table-cell office:value-type="float" office:value="0.009493136976786" calcext:value-type="float">
            <text:p>0.009493136976786</text:p>
          </table:table-cell>
          <table:table-cell office:value-type="float" office:value="0.903249361080686" calcext:value-type="float">
            <text:p>0.903249361080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8.99801" calcext:value-type="float">
            <text:p>8.99801</text:p>
          </table:table-cell>
          <table:table-cell office:value-type="float" office:value="0.500997" calcext:value-type="float">
            <text:p>0.500997</text:p>
          </table:table-cell>
          <table:table-cell office:value-type="float" office:value="0.0266938062746875" calcext:value-type="float">
            <text:p>0.026693806274688</text:p>
          </table:table-cell>
          <table:table-cell office:value-type="float" office:value="0.886637458926616" calcext:value-type="float">
            <text:p>0.8866374589266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8.9661" calcext:value-type="float">
            <text:p>8.9661</text:p>
          </table:table-cell>
          <table:table-cell office:value-type="float" office:value="0.506481" calcext:value-type="float">
            <text:p>0.506481</text:p>
          </table:table-cell>
          <table:table-cell office:value-type="float" office:value="0.131090105643211" calcext:value-type="float">
            <text:p>0.131090105643211</text:p>
          </table:table-cell>
          <table:table-cell office:value-type="float" office:value="0.879700620664476" calcext:value-type="float">
            <text:p>0.8797006206644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8.84646" calcext:value-type="float">
            <text:p>8.84646</text:p>
          </table:table-cell>
          <table:table-cell office:value-type="float" office:value="0.526421" calcext:value-type="float">
            <text:p>0.526421</text:p>
          </table:table-cell>
          <table:table-cell office:value-type="float" office:value="0.602963883640422" calcext:value-type="float">
            <text:p>0.602963883640422</text:p>
          </table:table-cell>
          <table:table-cell office:value-type="float" office:value="0.904709748083242" calcext:value-type="float">
            <text:p>0.90470974808324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000174661481936" calcext:value-type="float">
            <text:p>0.000174661481936</text:p>
          </table:table-cell>
          <table:table-cell office:value-type="float" office:value="0.893209200438116" calcext:value-type="float">
            <text:p>0.8932092004381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0000016508483772175" calcext:value-type="float">
            <text:p>1.6508483772175E-06</text:p>
          </table:table-cell>
          <table:table-cell office:value-type="float" office:value="0.88864549105513" calcext:value-type="float">
            <text:p>0.88864549105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8.99601" calcext:value-type="float">
            <text:p>8.99601</text:p>
          </table:table-cell>
          <table:table-cell office:value-type="float" office:value="0.500499" calcext:value-type="float">
            <text:p>0.500499</text:p>
          </table:table-cell>
          <table:table-cell office:value-type="float" office:value="0.0322000261839837" calcext:value-type="float">
            <text:p>0.032200026183984</text:p>
          </table:table-cell>
          <table:table-cell office:value-type="float" office:value="0.847024461482293" calcext:value-type="float">
            <text:p>0.8470244614822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83" calcext:value-type="float">
            <text:p>983</text:p>
          </table:table-cell>
          <table:table-cell office:value-type="float" office:value="8.94217" calcext:value-type="float">
            <text:p>8.94217</text:p>
          </table:table-cell>
          <table:table-cell office:value-type="float" office:value="0.498006" calcext:value-type="float">
            <text:p>0.498006</text:p>
          </table:table-cell>
          <table:table-cell office:value-type="float" office:value="0.036919350869344" calcext:value-type="float">
            <text:p>0.036919350869344</text:p>
          </table:table-cell>
          <table:table-cell office:value-type="float" office:value="0.879152975538518" calcext:value-type="float">
            <text:p>0.8791529755385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0000017482222574472" calcext:value-type="float">
            <text:p>1.7482222574472E-06</text:p>
          </table:table-cell>
          <table:table-cell office:value-type="float" office:value="0.882803943044907" calcext:value-type="float">
            <text:p>0.88280394304490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0307227853709266" calcext:value-type="float">
            <text:p>0.030722785370927</text:p>
          </table:table-cell>
          <table:table-cell office:value-type="float" office:value="0.868747718145309" calcext:value-type="float">
            <text:p>0.8687477181453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8.99801" calcext:value-type="float">
            <text:p>8.99801</text:p>
          </table:table-cell>
          <table:table-cell office:value-type="float" office:value="0.500499" calcext:value-type="float">
            <text:p>0.500499</text:p>
          </table:table-cell>
          <table:table-cell office:value-type="float" office:value="0.0078782467307417" calcext:value-type="float">
            <text:p>0.007878246730742</text:p>
          </table:table-cell>
          <table:table-cell office:value-type="float" office:value="0.865279299014239" calcext:value-type="float">
            <text:p>0.86527929901423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0241744219476393" calcext:value-type="float">
            <text:p>0.024174421947639</text:p>
          </table:table-cell>
          <table:table-cell office:value-type="float" office:value="0.863818912011683" calcext:value-type="float">
            <text:p>0.86381891201168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0000246584811405608" calcext:value-type="float">
            <text:p>2.46584811405608E-05</text:p>
          </table:table-cell>
          <table:table-cell office:value-type="float" office:value="0.864366557137641" calcext:value-type="float">
            <text:p>0.8643665571376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 office:value-type="float" office:value="8.99003" calcext:value-type="float">
            <text:p>8.99003</text:p>
          </table:table-cell>
          <table:table-cell office:value-type="float" office:value="0.502493" calcext:value-type="float">
            <text:p>0.502493</text:p>
          </table:table-cell>
          <table:table-cell office:value-type="float" office:value="0.0122417264353425" calcext:value-type="float">
            <text:p>0.012241726435343</text:p>
          </table:table-cell>
          <table:table-cell office:value-type="float" office:value="0.825666301569916" calcext:value-type="float">
            <text:p>0.8256663015699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0001337734641687" calcext:value-type="float">
            <text:p>0.000133773464169</text:p>
          </table:table-cell>
          <table:table-cell office:value-type="float" office:value="0.831507849580139" calcext:value-type="float">
            <text:p>0.8315078495801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 office:value-type="float" office:value="8.85643" calcext:value-type="float">
            <text:p>8.85643</text:p>
          </table:table-cell>
          <table:table-cell office:value-type="float" office:value="0.519442" calcext:value-type="float">
            <text:p>0.519442</text:p>
          </table:table-cell>
          <table:table-cell office:value-type="float" office:value="0.0641566831906771" calcext:value-type="float">
            <text:p>0.064156683190677</text:p>
          </table:table-cell>
          <table:table-cell office:value-type="float" office:value="0.872398685651698" calcext:value-type="float">
            <text:p>0.872398685651698</text:p>
          </table:table-cell>
        </table:table-row>
      </table:table>
      <table:table table:name="count08_過去データ保存しない_descent" table:style-name="ta1">
        <table:shapes>
          <draw:frame draw:z-index="0" draw:style-name="gr1" draw:text-style-name="P1" svg:width="15.999cm" svg:height="8.999cm" svg:x="14.201cm" svg:y="0.1cm">
            <draw:object draw:notify-on-update-of-ranges="count08_過去データ保存しない_descent.D1:count08_過去データ保存しない_descent.D1 count08_過去データ保存しない_descent.D2:count08_過去データ保存しない_descent.D33 count08_過去データ保存しない_descent.E1:count08_過去データ保存しない_descent.E1 count08_過去データ保存しない_descent.E2:count08_過去データ保存しない_descent.E33 count08_過去データ保存しない_descent.F1:count08_過去データ保存しない_descent.F1 count08_過去データ保存しない_descent.F2:count08_過去データ保存しない_descent.F3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in_num</text:p>
          </table:table-cell>
          <table:table-cell office:value-type="string" calcext:value-type="string">
            <text:p>lose_num</text:p>
          </table:table-cell>
          <table:table-cell office:value-type="string" calcext:value-type="string">
            <text:p>draw_num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n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728155" calcext:value-type="float">
            <text:p>0.728155</text:p>
          </table:table-cell>
          <table:table-cell office:value-type="float" office:value="1.63664790278301" calcext:value-type="float">
            <text:p>1.63664790278301</text:p>
          </table:table-cell>
          <table:table-cell office:value-type="float" office:value="0.919496166484118" calcext:value-type="float">
            <text:p>0.9194961664841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639423" calcext:value-type="float">
            <text:p>0.639423</text:p>
          </table:table-cell>
          <table:table-cell office:value-type="float" office:value="0.0772671409776174" calcext:value-type="float">
            <text:p>0.077267140977617</text:p>
          </table:table-cell>
          <table:table-cell office:value-type="float" office:value="0.94249726177437" calcext:value-type="float">
            <text:p>0.942497261774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.504854" calcext:value-type="float">
            <text:p>0.504854</text:p>
          </table:table-cell>
          <table:table-cell office:value-type="float" office:value="0.0231891572665296" calcext:value-type="float">
            <text:p>0.02318915726653</text:p>
          </table:table-cell>
          <table:table-cell office:value-type="float" office:value="0.861080686381891" calcext:value-type="float">
            <text:p>0.861080686381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548544" calcext:value-type="float">
            <text:p>0.548544</text:p>
          </table:table-cell>
          <table:table-cell office:value-type="float" office:value="0.147069838597906" calcext:value-type="float">
            <text:p>0.147069838597906</text:p>
          </table:table-cell>
          <table:table-cell office:value-type="float" office:value="0.883351588170865" calcext:value-type="float">
            <text:p>0.8833515881708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0.495192" calcext:value-type="float">
            <text:p>0.495192</text:p>
          </table:table-cell>
          <table:table-cell office:value-type="float" office:value="0.0678759574077218" calcext:value-type="float">
            <text:p>0.067875957407722</text:p>
          </table:table-cell>
          <table:table-cell office:value-type="float" office:value="0.889193136181088" calcext:value-type="float">
            <text:p>0.8891931361810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.600962" calcext:value-type="float">
            <text:p>0.600962</text:p>
          </table:table-cell>
          <table:table-cell office:value-type="float" office:value="0.103479013053913" calcext:value-type="float">
            <text:p>0.103479013053913</text:p>
          </table:table-cell>
          <table:table-cell office:value-type="float" office:value="0.898138006571741" calcext:value-type="float">
            <text:p>0.89813800657174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.5</text:p>
          </table:table-cell>
          <table:table-cell office:value-type="float" office:value="0.0193793892707125" calcext:value-type="float">
            <text:p>0.019379389270713</text:p>
          </table:table-cell>
          <table:table-cell office:value-type="float" office:value="0.885359620299379" calcext:value-type="float">
            <text:p>0.8853596202993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.543689" calcext:value-type="float">
            <text:p>0.543689</text:p>
          </table:table-cell>
          <table:table-cell office:value-type="float" office:value="0.0318348078501275" calcext:value-type="float">
            <text:p>0.031834807850128</text:p>
          </table:table-cell>
          <table:table-cell office:value-type="float" office:value="0.920043811610077" calcext:value-type="float">
            <text:p>0.920043811610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.504854" calcext:value-type="float">
            <text:p>0.504854</text:p>
          </table:table-cell>
          <table:table-cell office:value-type="float" office:value="0.0698033983622947" calcext:value-type="float">
            <text:p>0.069803398362295</text:p>
          </table:table-cell>
          <table:table-cell office:value-type="float" office:value="0.850857977364001" calcext:value-type="float">
            <text:p>0.850857977364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.529126" calcext:value-type="float">
            <text:p>0.529126</text:p>
          </table:table-cell>
          <table:table-cell office:value-type="float" office:value="0.0958769685051576" calcext:value-type="float">
            <text:p>0.095876968505158</text:p>
          </table:table-cell>
          <table:table-cell office:value-type="float" office:value="0.930996714129244" calcext:value-type="float">
            <text:p>0.93099671412924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.5</text:p>
          </table:table-cell>
          <table:table-cell office:value-type="float" office:value="0.0010806162233776" calcext:value-type="float">
            <text:p>0.001080616223378</text:p>
          </table:table-cell>
          <table:table-cell office:value-type="float" office:value="0.909273457466229" calcext:value-type="float">
            <text:p>0.9092734574662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0.490291" calcext:value-type="float">
            <text:p>0.490291</text:p>
          </table:table-cell>
          <table:table-cell office:value-type="float" office:value="0.0105981105669965" calcext:value-type="float">
            <text:p>0.010598110566997</text:p>
          </table:table-cell>
          <table:table-cell office:value-type="float" office:value="0.894669587440672" calcext:value-type="float">
            <text:p>0.8946695874406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0.514563" calcext:value-type="float">
            <text:p>0.514563</text:p>
          </table:table-cell>
          <table:table-cell office:value-type="float" office:value="0.0692036792750025" calcext:value-type="float">
            <text:p>0.069203679275003</text:p>
          </table:table-cell>
          <table:table-cell office:value-type="float" office:value="0.916392844103688" calcext:value-type="float">
            <text:p>0.916392844103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514563" calcext:value-type="float">
            <text:p>0.514563</text:p>
          </table:table-cell>
          <table:table-cell office:value-type="float" office:value="0.0068137361374618" calcext:value-type="float">
            <text:p>0.006813736137462</text:p>
          </table:table-cell>
          <table:table-cell office:value-type="float" office:value="0.887002555677254" calcext:value-type="float">
            <text:p>0.8870025556772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0.504854" calcext:value-type="float">
            <text:p>0.504854</text:p>
          </table:table-cell>
          <table:table-cell office:value-type="float" office:value="0.0117082904939143" calcext:value-type="float">
            <text:p>0.011708290493914</text:p>
          </table:table-cell>
          <table:table-cell office:value-type="float" office:value="0.883716684921504" calcext:value-type="float">
            <text:p>0.88371668492150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.5</text:p>
          </table:table-cell>
          <table:table-cell office:value-type="float" office:value="0.0051586475890045" calcext:value-type="float">
            <text:p>0.005158647589005</text:p>
          </table:table-cell>
          <table:table-cell office:value-type="float" office:value="0.880065717415115" calcext:value-type="float">
            <text:p>0.8800657174151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.5</text:p>
          </table:table-cell>
          <table:table-cell office:value-type="float" office:value="0.0153510068268989" calcext:value-type="float">
            <text:p>0.015351006826899</text:p>
          </table:table-cell>
          <table:table-cell office:value-type="float" office:value="0.853596202993793" calcext:value-type="float">
            <text:p>0.853596202993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.5</text:p>
          </table:table-cell>
          <table:table-cell office:value-type="float" office:value="0.0382283235282367" calcext:value-type="float">
            <text:p>0.038228323528237</text:p>
          </table:table-cell>
          <table:table-cell office:value-type="float" office:value="0.849032493610807" calcext:value-type="float">
            <text:p>0.849032493610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0.485437" calcext:value-type="float">
            <text:p>0.485437</text:p>
          </table:table-cell>
          <table:table-cell office:value-type="float" office:value="0.121946827177162" calcext:value-type="float">
            <text:p>0.121946827177162</text:p>
          </table:table-cell>
          <table:table-cell office:value-type="float" office:value="0.917853231106243" calcext:value-type="float">
            <text:p>0.9178532311062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.538835" calcext:value-type="float">
            <text:p>0.538835</text:p>
          </table:table-cell>
          <table:table-cell office:value-type="float" office:value="0.0328774595803833" calcext:value-type="float">
            <text:p>0.032877459580383</text:p>
          </table:table-cell>
          <table:table-cell office:value-type="float" office:value="0.924790069368382" calcext:value-type="float">
            <text:p>0.92479006936838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.5</text:p>
          </table:table-cell>
          <table:table-cell office:value-type="float" office:value="0.0007322635052149" calcext:value-type="float">
            <text:p>0.000732263505215</text:p>
          </table:table-cell>
          <table:table-cell office:value-type="float" office:value="0.897225264695144" calcext:value-type="float">
            <text:p>0.89722526469514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.5</text:p>
          </table:table-cell>
          <table:table-cell office:value-type="float" office:value="0.011102812788491" calcext:value-type="float">
            <text:p>0.011102812788491</text:p>
          </table:table-cell>
          <table:table-cell office:value-type="float" office:value="0.886089813800657" calcext:value-type="float">
            <text:p>0.8860898138006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.5</text:p>
          </table:table-cell>
          <table:table-cell office:value-type="float" office:value="0.0072063943555533" calcext:value-type="float">
            <text:p>0.007206394355553</text:p>
          </table:table-cell>
          <table:table-cell office:value-type="float" office:value="0.900876232201533" calcext:value-type="float">
            <text:p>0.9008762322015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.5</text:p>
          </table:table-cell>
          <table:table-cell office:value-type="float" office:value="0.0175449847947085" calcext:value-type="float">
            <text:p>0.017544984794709</text:p>
          </table:table-cell>
          <table:table-cell office:value-type="float" office:value="0.890105878057685" calcext:value-type="float">
            <text:p>0.8901058780576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.5</text:p>
          </table:table-cell>
          <table:table-cell office:value-type="float" office:value="0.0027670391761627" calcext:value-type="float">
            <text:p>0.002767039176163</text:p>
          </table:table-cell>
          <table:table-cell office:value-type="float" office:value="0.886272362175977" calcext:value-type="float">
            <text:p>0.88627236217597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.5</text:p>
          </table:table-cell>
          <table:table-cell office:value-type="float" office:value="0.0062819862060705" calcext:value-type="float">
            <text:p>0.006281986206071</text:p>
          </table:table-cell>
          <table:table-cell office:value-type="float" office:value="0.874589266155531" calcext:value-type="float">
            <text:p>0.874589266155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485437" calcext:value-type="float">
            <text:p>0.485437</text:p>
          </table:table-cell>
          <table:table-cell office:value-type="float" office:value="0.0025807569543182" calcext:value-type="float">
            <text:p>0.002580756954318</text:p>
          </table:table-cell>
          <table:table-cell office:value-type="float" office:value="0.893756845564075" calcext:value-type="float">
            <text:p>0.89375684556407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.5</text:p>
          </table:table-cell>
          <table:table-cell office:value-type="float" office:value="0.004021867437275" calcext:value-type="float">
            <text:p>0.004021867437275</text:p>
          </table:table-cell>
          <table:table-cell office:value-type="float" office:value="0.872398685651698" calcext:value-type="float">
            <text:p>0.8723986856516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514563" calcext:value-type="float">
            <text:p>0.514563</text:p>
          </table:table-cell>
          <table:table-cell office:value-type="float" office:value="0.0171609189457257" calcext:value-type="float">
            <text:p>0.017160918945726</text:p>
          </table:table-cell>
          <table:table-cell office:value-type="float" office:value="0.903979554581964" calcext:value-type="float">
            <text:p>0.90397955458196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.5</text:p>
          </table:table-cell>
          <table:table-cell office:value-type="float" office:value="0.0023103778082091" calcext:value-type="float">
            <text:p>0.002310377808209</text:p>
          </table:table-cell>
          <table:table-cell office:value-type="float" office:value="0.903797006206645" calcext:value-type="float">
            <text:p>0.90379700620664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.5</text:p>
          </table:table-cell>
          <table:table-cell office:value-type="float" office:value="0.0050840429975192" calcext:value-type="float">
            <text:p>0.005084042997519</text:p>
          </table:table-cell>
          <table:table-cell office:value-type="float" office:value="0.893209200438116" calcext:value-type="float">
            <text:p>0.8932092004381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.5</text:p>
          </table:table-cell>
          <table:table-cell office:value-type="float" office:value="0.000549835524262946" calcext:value-type="float">
            <text:p>0.000549835524263</text:p>
          </table:table-cell>
          <table:table-cell office:value-type="float" office:value="0.885724717050018" calcext:value-type="float">
            <text:p>0.885724717050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00/00/00</text:date>, <text:time style:data-style-name="N2" text:time-value="11:11:03.94050833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20T08:10:29.351650811</dc:date>
    <meta:editing-duration>P1DT15H44M28S</meta:editing-duration>
    <meta:editing-cycles>10</meta:editing-cycles>
    <meta:generator>LibreOffice/6.4.7.2$Linux_X86_64 LibreOffice_project/40$Build-2</meta:generator>
    <meta:document-statistic meta:table-count="14" meta:cell-count="2777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7cm" svg:height="13.84cm" xlink:href=".." xlink:type="simple" chart:class="chart:line" chart:style-name="ch1">
        <chart:legend chart:legend-position="end" svg:x="21.218cm" svg:y="6.123cm" style:legend-expansion="high" chart:style-name="ch2"/>
        <chart:plot-area chart:style-name="ch3" table:cell-range-address="e_greedy_過去データ保存.D1:e_greedy_過去データ保存.F33" chart:data-source-has-labels="row" svg:x="0.474cm" svg:y="0.276cm" svg:width="20.27cm" svg:height="13.288cm">
          <chartooo:coordinate-region svg:x="1.201cm" svg:y="0.475cm" svg:width="19.356cm" svg:height="12.4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_greedy_過去データ保存.D2:e_greedy_過去データ保存.D33" chart:label-cell-address="e_greedy_過去データ保存.D1:e_greedy_過去データ保存.D1" chart:class="chart:line">
            <chart:data-point chart:repeated="32"/>
          </chart:series>
          <chart:series chart:style-name="ch7" chart:values-cell-range-address="e_greedy_過去データ保存.E2:e_greedy_過去データ保存.E33" chart:label-cell-address="e_greedy_過去データ保存.E1:e_greedy_過去データ保存.E1" chart:class="chart:line">
            <chart:data-point chart:repeated="32"/>
          </chart:series>
          <chart:series chart:style-name="ch8" chart:values-cell-range-address="e_greedy_過去データ保存.F2:e_greedy_過去データ保存.F33" chart:label-cell-address="e_greedy_過去データ保存.F1:e_greedy_過去データ保存.F1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e_greedy_過去データ保存.D1:e_greedy_過去データ保存.D1</svg:desc>
                </draw:g>
              </table:table-cell>
              <table:table-cell office:value-type="string">
                <text:p>loss</text:p>
                <draw:g>
                  <svg:desc>e_greedy_過去データ保存.E1:e_greedy_過去データ保存.E1</svg:desc>
                </draw:g>
              </table:table-cell>
              <table:table-cell office:value-type="string">
                <text:p>ans</text:p>
                <draw:g>
                  <svg:desc>e_greedy_過去データ保存.F1:e_greedy_過去データ保存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29511">
                <text:p>0.829511</text:p>
                <draw:g>
                  <svg:desc>e_greedy_過去データ保存.D2:e_greedy_過去データ保存.D33</svg:desc>
                </draw:g>
              </table:table-cell>
              <table:table-cell office:value-type="float" office:value="1.57915790171563">
                <text:p>1.57915790171563</text:p>
                <draw:g>
                  <svg:desc>e_greedy_過去データ保存.E2:e_greedy_過去データ保存.E33</svg:desc>
                </draw:g>
              </table:table-cell>
              <table:table-cell office:value-type="float" office:value="0.96641109894122">
                <text:p>0.96641109894122</text:p>
                <draw:g>
                  <svg:desc>e_greedy_過去データ保存.F2:e_greedy_過去データ保存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8704">
                <text:p>0.598704</text:p>
              </table:table-cell>
              <table:table-cell office:value-type="float" office:value="0.773280625858195">
                <text:p>0.773280625858195</text:p>
              </table:table-cell>
              <table:table-cell office:value-type="float" office:value="0.965498357064622">
                <text:p>0.965498357064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623">
                <text:p>0.625623</text:p>
              </table:table-cell>
              <table:table-cell office:value-type="float" office:value="0.351413031512447">
                <text:p>0.351413031512447</text:p>
              </table:table-cell>
              <table:table-cell office:value-type="float" office:value="0.95600584154801">
                <text:p>0.95600584154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1665">
                <text:p>0.611665</text:p>
              </table:table-cell>
              <table:table-cell office:value-type="float" office:value="0.204325967045371">
                <text:p>0.204325967045371</text:p>
              </table:table-cell>
              <table:table-cell office:value-type="float" office:value="0.954362906170135">
                <text:p>0.954362906170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9202">
                <text:p>0.599202</text:p>
              </table:table-cell>
              <table:table-cell office:value-type="float" office:value="0.264369526784168">
                <text:p>0.264369526784168</text:p>
              </table:table-cell>
              <table:table-cell office:value-type="float" office:value="0.957101131799927">
                <text:p>0.957101131799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4746">
                <text:p>0.584746</text:p>
              </table:table-cell>
              <table:table-cell office:value-type="float" office:value="0.131172288124605">
                <text:p>0.131172288124605</text:p>
              </table:table-cell>
              <table:table-cell office:value-type="float" office:value="0.953997809419496">
                <text:p>0.953997809419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9522">
                <text:p>0.619522</text:p>
              </table:table-cell>
              <table:table-cell office:value-type="float" office:value="0.377031111709463">
                <text:p>0.377031111709463</text:p>
              </table:table-cell>
              <table:table-cell office:value-type="float" office:value="0.939941584519898">
                <text:p>0.939941584519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0698">
                <text:p>0.600698</text:p>
              </table:table-cell>
              <table:table-cell office:value-type="float" office:value="0.231917865005477">
                <text:p>0.231917865005477</text:p>
              </table:table-cell>
              <table:table-cell office:value-type="float" office:value="0.951259583789704">
                <text:p>0.951259583789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8734">
                <text:p>0.588734</text:p>
              </table:table-cell>
              <table:table-cell office:value-type="float" office:value="0.447232395938">
                <text:p>0.447232395938</text:p>
              </table:table-cell>
              <table:table-cell office:value-type="float" office:value="0.951807228915663">
                <text:p>0.9518072289156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1695">
                <text:p>0.601695</text:p>
              </table:table-cell>
              <table:table-cell office:value-type="float" office:value="0.183756991343883">
                <text:p>0.183756991343883</text:p>
              </table:table-cell>
              <table:table-cell office:value-type="float" office:value="0.958561518802483">
                <text:p>0.958561518802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671">
                <text:p>0.59671</text:p>
              </table:table-cell>
              <table:table-cell office:value-type="float" office:value="0.180314520890474">
                <text:p>0.180314520890474</text:p>
              </table:table-cell>
              <table:table-cell office:value-type="float" office:value="0.94943410003651">
                <text:p>0.94943410003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671">
                <text:p>0.59671</text:p>
              </table:table-cell>
              <table:table-cell office:value-type="float" office:value="0.28833111362287">
                <text:p>0.28833111362287</text:p>
              </table:table-cell>
              <table:table-cell office:value-type="float" office:value="0.958013873676524">
                <text:p>0.9580138736765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674">
                <text:p>0.58674</text:p>
              </table:table-cell>
              <table:table-cell office:value-type="float" office:value="0.193997566271671">
                <text:p>0.193997566271671</text:p>
              </table:table-cell>
              <table:table-cell office:value-type="float" office:value="0.965315808689303">
                <text:p>0.965315808689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0508">
                <text:p>0.60508</text:p>
              </table:table-cell>
              <table:table-cell office:value-type="float" office:value="0.825771717436014">
                <text:p>0.825771717436014</text:p>
              </table:table-cell>
              <table:table-cell office:value-type="float" office:value="0.950346841913107">
                <text:p>0.950346841913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14656">
                <text:p>0.614656</text:p>
              </table:table-cell>
              <table:table-cell office:value-type="float" office:value="0.185889494751827">
                <text:p>0.185889494751827</text:p>
              </table:table-cell>
              <table:table-cell office:value-type="float" office:value="0.964037970062066">
                <text:p>0.9640379700620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2164">
                <text:p>0.612164</text:p>
              </table:table-cell>
              <table:table-cell office:value-type="float" office:value="0.19490983803758">
                <text:p>0.19490983803758</text:p>
              </table:table-cell>
              <table:table-cell office:value-type="float" office:value="0.952902519167579">
                <text:p>0.9529025191675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7647">
                <text:p>0.617647</text:p>
              </table:table-cell>
              <table:table-cell office:value-type="float" office:value="0.132403945825297">
                <text:p>0.132403945825297</text:p>
              </table:table-cell>
              <table:table-cell office:value-type="float" office:value="0.963855421686747">
                <text:p>0.963855421686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3689">
                <text:p>0.603689</text:p>
              </table:table-cell>
              <table:table-cell office:value-type="float" office:value="0.183366854080089">
                <text:p>0.183366854080089</text:p>
              </table:table-cell>
              <table:table-cell office:value-type="float" office:value="0.960021905805038">
                <text:p>0.9600219058050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3659">
                <text:p>0.613659</text:p>
              </table:table-cell>
              <table:table-cell office:value-type="float" office:value="0.178059003995317">
                <text:p>0.178059003995317</text:p>
              </table:table-cell>
              <table:table-cell office:value-type="float" office:value="0.957101131799927">
                <text:p>0.9571011317999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19641">
                <text:p>0.619641</text:p>
              </table:table-cell>
              <table:table-cell office:value-type="float" office:value="0.187484266837717">
                <text:p>0.187484266837717</text:p>
              </table:table-cell>
              <table:table-cell office:value-type="float" office:value="0.964403066812705">
                <text:p>0.964403066812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5214">
                <text:p>0.595214</text:p>
              </table:table-cell>
              <table:table-cell office:value-type="float" office:value="0.177372229037211">
                <text:p>0.177372229037211</text:p>
              </table:table-cell>
              <table:table-cell office:value-type="float" office:value="0.968601679445053">
                <text:p>0.9686016794450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89232">
                <text:p>0.589232</text:p>
              </table:table-cell>
              <table:table-cell office:value-type="float" office:value="0.19730553407508">
                <text:p>0.19730553407508</text:p>
              </table:table-cell>
              <table:table-cell office:value-type="float" office:value="0.964950711938664">
                <text:p>0.9649507119386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04187">
                <text:p>0.604187</text:p>
              </table:table-cell>
              <table:table-cell office:value-type="float" office:value="0.116527043722942">
                <text:p>0.116527043722942</text:p>
              </table:table-cell>
              <table:table-cell office:value-type="float" office:value="0.960204454180358">
                <text:p>0.960204454180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3689">
                <text:p>0.603689</text:p>
              </table:table-cell>
              <table:table-cell office:value-type="float" office:value="0.547417177615875">
                <text:p>0.547417177615875</text:p>
              </table:table-cell>
              <table:table-cell office:value-type="float" office:value="0.951989777290982">
                <text:p>0.951989777290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2722">
                <text:p>0.592722</text:p>
              </table:table-cell>
              <table:table-cell office:value-type="float" office:value="0.17273763457643">
                <text:p>0.17273763457643</text:p>
              </table:table-cell>
              <table:table-cell office:value-type="float" office:value="0.961117196056955">
                <text:p>0.9611171960569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08566">
                <text:p>0.608566</text:p>
              </table:table-cell>
              <table:table-cell office:value-type="float" office:value="0.190106896892501">
                <text:p>0.190106896892501</text:p>
              </table:table-cell>
              <table:table-cell office:value-type="float" office:value="0.96276013143483">
                <text:p>0.962760131434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5184">
                <text:p>0.605184</text:p>
              </table:table-cell>
              <table:table-cell office:value-type="float" office:value="0.186955951405558">
                <text:p>0.186955951405558</text:p>
              </table:table-cell>
              <table:table-cell office:value-type="float" office:value="0.960204454180358">
                <text:p>0.960204454180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00199">
                <text:p>0.600199</text:p>
              </table:table-cell>
              <table:table-cell office:value-type="float" office:value="0.170202747569769">
                <text:p>0.170202747569769</text:p>
              </table:table-cell>
              <table:table-cell office:value-type="float" office:value="0.959839357429719">
                <text:p>0.9598393574297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94217">
                <text:p>0.594217</text:p>
              </table:table-cell>
              <table:table-cell office:value-type="float" office:value="0.131096767955206">
                <text:p>0.131096767955206</text:p>
              </table:table-cell>
              <table:table-cell office:value-type="float" office:value="0.96276013143483">
                <text:p>0.962760131434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17149">
                <text:p>0.617149</text:p>
              </table:table-cell>
              <table:table-cell office:value-type="float" office:value="0.160243239338694">
                <text:p>0.160243239338694</text:p>
              </table:table-cell>
              <table:table-cell office:value-type="float" office:value="0.962577583059511">
                <text:p>0.9625775830595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16534">
                <text:p>0.616534</text:p>
              </table:table-cell>
              <table:table-cell office:value-type="float" office:value="0.147543042831546">
                <text:p>0.147543042831546</text:p>
              </table:table-cell>
              <table:table-cell office:value-type="float" office:value="0.958561518802483">
                <text:p>0.9585615188024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02692">
                <text:p>0.602692</text:p>
              </table:table-cell>
              <table:table-cell office:value-type="float" office:value="0.151977176600547">
                <text:p>0.151977176600547</text:p>
              </table:table-cell>
              <table:table-cell office:value-type="float" office:value="0.962395034684191">
                <text:p>0.962395034684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781cm" svg:height="14.717cm" xlink:href="." xlink:type="simple" chart:class="chart:line" chart:style-name="ch1">
        <chart:legend chart:legend-position="end" svg:x="26.299cm" svg:y="6.561cm" style:legend-expansion="high" chart:style-name="ch2"/>
        <chart:plot-area chart:style-name="ch3" chart:data-source-has-labels="both" svg:x="0.575cm" svg:y="0.294cm" svg:width="25.149cm" svg:height="14.129cm">
          <chartooo:coordinate-region svg:x="1.302cm" svg:y="0.493cm" svg:width="24.235cm" svg:height="13.283cm"/>
          <chart:axis chart:dimension="x" chart:name="primary-x" chart:style-name="ch4" chartooo:axis-type="text">
            <chart:categories table:cell-range-address="local-table.$A$2:.$A$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3" chart:label-cell-address="local-table.$B$1" chart:class="chart:line">
            <chart:data-point chart:repeated="32"/>
          </chart:series>
          <chart:series chart:style-name="ch7" chart:values-cell-range-address="local-table.$C$2:.$C$33" chart:label-cell-address="local-table.$C$1" chart:class="chart:line">
            <chart:data-point chart:repeated="32"/>
          </chart:series>
          <chart:series chart:style-name="ch8" chart:values-cell-range-address="local-table.$D$2:.$D$33" chart:label-cell-address="local-table.$D$1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</table:table-cell>
              <table:table-cell office:value-type="string">
                <text:p>loss</text:p>
              </table:table-cell>
              <table:table-cell office:value-type="string">
                <text:p>a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7573">
                <text:p>0.747573</text:p>
              </table:table-cell>
              <table:table-cell office:value-type="float" office:value="3.58084458129092">
                <text:p>3.58084458129092</text:p>
              </table:table-cell>
              <table:table-cell office:value-type="float" office:value="0.957283680175246">
                <text:p>0.9572836801752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7087">
                <text:p>0.597087</text:p>
              </table:table-cell>
              <table:table-cell office:value-type="float" office:value="0.459057089178684">
                <text:p>0.459057089178684</text:p>
              </table:table-cell>
              <table:table-cell office:value-type="float" office:value="0.965498357064622">
                <text:p>0.965498357064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7379">
                <text:p>0.587379</text:p>
              </table:table-cell>
              <table:table-cell office:value-type="float" office:value="0.230252726367173">
                <text:p>0.230252726367173</text:p>
              </table:table-cell>
              <table:table-cell office:value-type="float" office:value="0.921321650237313">
                <text:p>0.921321650237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9029">
                <text:p>0.699029</text:p>
              </table:table-cell>
              <table:table-cell office:value-type="float" office:value="0.474891253857326">
                <text:p>0.474891253857326</text:p>
              </table:table-cell>
              <table:table-cell office:value-type="float" office:value="0.956736035049288">
                <text:p>0.956736035049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6214">
                <text:p>0.626214</text:p>
              </table:table-cell>
              <table:table-cell office:value-type="float" office:value="0.206907301062592">
                <text:p>0.206907301062592</text:p>
              </table:table-cell>
              <table:table-cell office:value-type="float" office:value="0.954545454545455">
                <text:p>0.954545454545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7961">
                <text:p>0.567961</text:p>
              </table:table-cell>
              <table:table-cell office:value-type="float" office:value="0.344722744570913">
                <text:p>0.344722744570913</text:p>
              </table:table-cell>
              <table:table-cell office:value-type="float" office:value="0.954910551296094">
                <text:p>0.954910551296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165">
                <text:p>0.61165</text:p>
              </table:table-cell>
              <table:table-cell office:value-type="float" office:value="0.261330276827066">
                <text:p>0.261330276827066</text:p>
              </table:table-cell>
              <table:table-cell office:value-type="float" office:value="0.973530485578678">
                <text:p>0.973530485578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3107">
                <text:p>0.563107</text:p>
              </table:table-cell>
              <table:table-cell office:value-type="float" office:value="0.142201907274663">
                <text:p>0.142201907274663</text:p>
              </table:table-cell>
              <table:table-cell office:value-type="float" office:value="0.953085067542899">
                <text:p>0.953085067542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7379">
                <text:p>0.587379</text:p>
              </table:table-cell>
              <table:table-cell office:value-type="float" office:value="0.150559574716949">
                <text:p>0.150559574716949</text:p>
              </table:table-cell>
              <table:table-cell office:value-type="float" office:value="0.970974808324206">
                <text:p>0.970974808324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6796">
                <text:p>0.606796</text:p>
              </table:table-cell>
              <table:table-cell office:value-type="float" office:value="0.139780093251985">
                <text:p>0.139780093251985</text:p>
              </table:table-cell>
              <table:table-cell office:value-type="float" office:value="0.969149324571011">
                <text:p>0.969149324571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17762530043485">
                <text:p>0.17762530043485</text:p>
              </table:table-cell>
              <table:table-cell office:value-type="float" office:value="0.96276013143483">
                <text:p>0.962760131434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6796">
                <text:p>0.606796</text:p>
              </table:table-cell>
              <table:table-cell office:value-type="float" office:value="0.2178411672984">
                <text:p>0.2178411672984</text:p>
              </table:table-cell>
              <table:table-cell office:value-type="float" office:value="0.976816356334428">
                <text:p>0.9768163563344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6214">
                <text:p>0.626214</text:p>
              </table:table-cell>
              <table:table-cell office:value-type="float" office:value="0.0909619475678202">
                <text:p>0.0909619475678202</text:p>
              </table:table-cell>
              <table:table-cell office:value-type="float" office:value="0.968784227820372">
                <text:p>0.9687842278203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2233">
                <text:p>0.592233</text:p>
              </table:table-cell>
              <table:table-cell office:value-type="float" office:value="0.106709962181655">
                <text:p>0.106709962181655</text:p>
              </table:table-cell>
              <table:table-cell office:value-type="float" office:value="0.953997809419496">
                <text:p>0.953997809419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7961">
                <text:p>0.567961</text:p>
              </table:table-cell>
              <table:table-cell office:value-type="float" office:value="0.0801133952433656">
                <text:p>0.0801133952433656</text:p>
              </table:table-cell>
              <table:table-cell office:value-type="float" office:value="0.965315808689303">
                <text:p>0.965315808689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2233">
                <text:p>0.592233</text:p>
              </table:table-cell>
              <table:table-cell office:value-type="float" office:value="0.136938725688487">
                <text:p>0.136938725688487</text:p>
              </table:table-cell>
              <table:table-cell office:value-type="float" office:value="0.971887550200803">
                <text:p>0.9718875502008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4466">
                <text:p>0.684466</text:p>
              </table:table-cell>
              <table:table-cell office:value-type="float" office:value="0.0845177142095421">
                <text:p>0.0845177142095421</text:p>
              </table:table-cell>
              <table:table-cell office:value-type="float" office:value="0.965680905439942">
                <text:p>0.9656809054399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2885">
                <text:p>0.552885</text:p>
              </table:table-cell>
              <table:table-cell office:value-type="float" office:value="0.116722630862007">
                <text:p>0.116722630862007</text:p>
              </table:table-cell>
              <table:table-cell office:value-type="float" office:value="0.978641840087623">
                <text:p>0.9786418400876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7087">
                <text:p>0.597087</text:p>
              </table:table-cell>
              <table:table-cell office:value-type="float" office:value="0.0646013805265298">
                <text:p>0.0646013805265298</text:p>
              </table:table-cell>
              <table:table-cell office:value-type="float" office:value="0.963307776560789">
                <text:p>0.963307776560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16505">
                <text:p>0.616505</text:p>
              </table:table-cell>
              <table:table-cell office:value-type="float" office:value="0.148426144469895">
                <text:p>0.148426144469895</text:p>
              </table:table-cell>
              <table:table-cell office:value-type="float" office:value="0.982475355969332">
                <text:p>0.982475355969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5922">
                <text:p>0.635922</text:p>
              </table:table-cell>
              <table:table-cell office:value-type="float" office:value="0.0818440562313029">
                <text:p>0.0818440562313029</text:p>
              </table:table-cell>
              <table:table-cell office:value-type="float" office:value="0.961847389558233">
                <text:p>0.9618473895582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7767">
                <text:p>0.57767</text:p>
              </table:table-cell>
              <table:table-cell office:value-type="float" office:value="0.0570179436875524">
                <text:p>0.0570179436875524</text:p>
              </table:table-cell>
              <table:table-cell office:value-type="float" office:value="0.971705001825484">
                <text:p>0.971705001825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6214">
                <text:p>0.626214</text:p>
              </table:table-cell>
              <table:table-cell office:value-type="float" office:value="0.169338580995913">
                <text:p>0.169338580995913</text:p>
              </table:table-cell>
              <table:table-cell office:value-type="float" office:value="0.966958744067178">
                <text:p>0.9669587440671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35922">
                <text:p>0.635922</text:p>
              </table:table-cell>
              <table:table-cell office:value-type="float" office:value="0.195561441505204">
                <text:p>0.195561441505204</text:p>
              </table:table-cell>
              <table:table-cell office:value-type="float" office:value="0.968784227820372">
                <text:p>0.9687842278203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2233">
                <text:p>0.592233</text:p>
              </table:table-cell>
              <table:table-cell office:value-type="float" office:value="0.0852289057312446">
                <text:p>0.0852289057312446</text:p>
              </table:table-cell>
              <table:table-cell office:value-type="float" office:value="0.976633807959109">
                <text:p>0.9766338079591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87379">
                <text:p>0.587379</text:p>
              </table:table-cell>
              <table:table-cell office:value-type="float" office:value="0.20130875242949">
                <text:p>0.20130875242949</text:p>
              </table:table-cell>
              <table:table-cell office:value-type="float" office:value="0.97626871120847">
                <text:p>0.976268711208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74757">
                <text:p>0.674757</text:p>
              </table:table-cell>
              <table:table-cell office:value-type="float" office:value="0.0844902359228919">
                <text:p>0.0844902359228919</text:p>
              </table:table-cell>
              <table:table-cell office:value-type="float" office:value="0.97298284045272">
                <text:p>0.972982840452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01942">
                <text:p>0.601942</text:p>
              </table:table-cell>
              <table:table-cell office:value-type="float" office:value="0.115530234105604">
                <text:p>0.115530234105604</text:p>
              </table:table-cell>
              <table:table-cell office:value-type="float" office:value="0.967141292442497">
                <text:p>0.9671412924424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26214">
                <text:p>0.626214</text:p>
              </table:table-cell>
              <table:table-cell office:value-type="float" office:value="0.152619551538732">
                <text:p>0.152619551538732</text:p>
              </table:table-cell>
              <table:table-cell office:value-type="float" office:value="0.961664841182914">
                <text:p>0.9616648411829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65049">
                <text:p>0.665049</text:p>
              </table:table-cell>
              <table:table-cell office:value-type="float" office:value="0.2235076164422">
                <text:p>0.2235076164422</text:p>
              </table:table-cell>
              <table:table-cell office:value-type="float" office:value="0.977546549835706">
                <text:p>0.9775465498357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26214">
                <text:p>0.626214</text:p>
              </table:table-cell>
              <table:table-cell office:value-type="float" office:value="0.124393714916667">
                <text:p>0.124393714916667</text:p>
              </table:table-cell>
              <table:table-cell office:value-type="float" office:value="0.972435195326761">
                <text:p>0.9724351953267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1359">
                <text:p>0.621359</text:p>
              </table:table-cell>
              <table:table-cell office:value-type="float" office:value="0.0818709182290473">
                <text:p>0.0818709182290473</text:p>
              </table:table-cell>
              <table:table-cell office:value-type="float" office:value="0.982475355969332">
                <text:p>0.98247535596933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19cm" svg:height="16.098cm" xlink:href="." xlink:type="simple" chart:class="chart:line" chart:style-name="ch1">
        <chart:legend chart:legend-position="end" svg:x="26.437cm" svg:y="7.252cm" style:legend-expansion="high" chart:style-name="ch2"/>
        <chart:plot-area chart:style-name="ch3" chart:data-source-has-labels="both" svg:x="0.578cm" svg:y="0.321cm" svg:width="25.281cm" svg:height="15.456cm">
          <chartooo:coordinate-region svg:x="1.305cm" svg:y="0.52cm" svg:width="24.367cm" svg:height="14.61cm"/>
          <chart:axis chart:dimension="x" chart:name="primary-x" chart:style-name="ch4" chartooo:axis-type="text">
            <chart:categories table:cell-range-address="local-table.$A$2:.$A$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3" chart:label-cell-address="local-table.$B$1" chart:class="chart:line">
            <chart:data-point chart:repeated="32"/>
          </chart:series>
          <chart:series chart:style-name="ch8" chart:values-cell-range-address="local-table.$C$2:.$C$33" chart:label-cell-address="local-table.$C$1" chart:class="chart:line">
            <chart:data-point chart:repeated="32"/>
          </chart:series>
          <chart:series chart:style-name="ch9" chart:values-cell-range-address="local-table.$D$2:.$D$33" chart:label-cell-address="local-table.$D$1" chart:class="chart:line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</table:table-cell>
              <table:table-cell office:value-type="string">
                <text:p>loss</text:p>
              </table:table-cell>
              <table:table-cell office:value-type="string">
                <text:p>a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2427">
                <text:p>0.752427</text:p>
              </table:table-cell>
              <table:table-cell office:value-type="float" office:value="18.0735812591512">
                <text:p>18.0735812591512</text:p>
              </table:table-cell>
              <table:table-cell office:value-type="float" office:value="0.788243884629427">
                <text:p>0.7882438846294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0194">
                <text:p>0.660194</text:p>
              </table:table-cell>
              <table:table-cell office:value-type="float" office:value="8.20921296176344">
                <text:p>8.20921296176344</text:p>
              </table:table-cell>
              <table:table-cell office:value-type="float" office:value="0.808324205914567">
                <text:p>0.8083242059145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1068">
                <text:p>0.631068</text:p>
              </table:table-cell>
              <table:table-cell office:value-type="float" office:value="1.45293787492244">
                <text:p>1.45293787492244</text:p>
              </table:table-cell>
              <table:table-cell office:value-type="float" office:value="0.842095655348667">
                <text:p>0.842095655348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7087">
                <text:p>0.597087</text:p>
              </table:table-cell>
              <table:table-cell office:value-type="float" office:value="0.785569196386176">
                <text:p>0.785569196386176</text:p>
              </table:table-cell>
              <table:table-cell office:value-type="float" office:value="0.874406717780212">
                <text:p>0.874406717780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1068">
                <text:p>0.631068</text:p>
              </table:table-cell>
              <table:table-cell office:value-type="float" office:value="0.565229066904464">
                <text:p>0.565229066904464</text:p>
              </table:table-cell>
              <table:table-cell office:value-type="float" office:value="0.889740781307046">
                <text:p>0.889740781307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1942">
                <text:p>0.601942</text:p>
              </table:table-cell>
              <table:table-cell office:value-type="float" office:value="0.612827143826003">
                <text:p>0.612827143826003</text:p>
              </table:table-cell>
              <table:table-cell office:value-type="float" office:value="0.917305585980285">
                <text:p>0.917305585980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92233">
                <text:p>0.592233</text:p>
              </table:table-cell>
              <table:table-cell office:value-type="float" office:value="0.516950825456566">
                <text:p>0.516950825456566</text:p>
              </table:table-cell>
              <table:table-cell office:value-type="float" office:value="0.924059875867105">
                <text:p>0.924059875867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2233">
                <text:p>0.592233</text:p>
              </table:table-cell>
              <table:table-cell office:value-type="float" office:value="0.288733555221269">
                <text:p>0.288733555221269</text:p>
              </table:table-cell>
              <table:table-cell office:value-type="float" office:value="0.927528294998174">
                <text:p>0.927528294998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1068">
                <text:p>0.631068</text:p>
              </table:table-cell>
              <table:table-cell office:value-type="float" office:value="0.27071955875059">
                <text:p>0.27071955875059</text:p>
              </table:table-cell>
              <table:table-cell office:value-type="float" office:value="0.931544359255203">
                <text:p>0.931544359255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7961">
                <text:p>0.567961</text:p>
              </table:table-cell>
              <table:table-cell office:value-type="float" office:value="0.233731420310166">
                <text:p>0.233731420310166</text:p>
              </table:table-cell>
              <table:table-cell office:value-type="float" office:value="0.938481197517342">
                <text:p>0.9384811975173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9423">
                <text:p>0.639423</text:p>
              </table:table-cell>
              <table:table-cell office:value-type="float" office:value="0.215965222655319">
                <text:p>0.215965222655319</text:p>
              </table:table-cell>
              <table:table-cell office:value-type="float" office:value="0.936108068638189">
                <text:p>0.9361080686381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1165">
                <text:p>0.61165</text:p>
              </table:table-cell>
              <table:table-cell office:value-type="float" office:value="0.168187431011504">
                <text:p>0.168187431011504</text:p>
              </table:table-cell>
              <table:table-cell office:value-type="float" office:value="0.937020810514786">
                <text:p>0.9370208105147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2233">
                <text:p>0.592233</text:p>
              </table:table-cell>
              <table:table-cell office:value-type="float" office:value="0.248185590269601">
                <text:p>0.248185590269601</text:p>
              </table:table-cell>
              <table:table-cell office:value-type="float" office:value="0.943044906900329">
                <text:p>0.9430449069003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7767">
                <text:p>0.57767</text:p>
              </table:table-cell>
              <table:table-cell office:value-type="float" office:value="0.151127847848896">
                <text:p>0.151127847848896</text:p>
              </table:table-cell>
              <table:table-cell office:value-type="float" office:value="0.944140197152245">
                <text:p>0.9441401971522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8252">
                <text:p>0.558252</text:p>
              </table:table-cell>
              <table:table-cell office:value-type="float" office:value="0.12415047125132">
                <text:p>0.12415047125132</text:p>
              </table:table-cell>
              <table:table-cell office:value-type="float" office:value="0.95253742241694">
                <text:p>0.952537422416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1923">
                <text:p>0.701923</text:p>
              </table:table-cell>
              <table:table-cell office:value-type="float" office:value="0.181576328913805">
                <text:p>0.181576328913805</text:p>
              </table:table-cell>
              <table:table-cell office:value-type="float" office:value="0.952902519167579">
                <text:p>0.9529025191675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43689">
                <text:p>0.543689</text:p>
              </table:table-cell>
              <table:table-cell office:value-type="float" office:value="0.117295009073476">
                <text:p>0.117295009073476</text:p>
              </table:table-cell>
              <table:table-cell office:value-type="float" office:value="0.952354874041621">
                <text:p>0.9523548740416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48077">
                <text:p>0.548077</text:p>
              </table:table-cell>
              <table:table-cell office:value-type="float" office:value="0.114755851908956">
                <text:p>0.114755851908956</text:p>
              </table:table-cell>
              <table:table-cell office:value-type="float" office:value="0.951077035414385">
                <text:p>0.9510770354143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84466">
                <text:p>0.684466</text:p>
              </table:table-cell>
              <table:table-cell office:value-type="float" office:value="0.126460029543871">
                <text:p>0.126460029543871</text:p>
              </table:table-cell>
              <table:table-cell office:value-type="float" office:value="0.953632712668857">
                <text:p>0.953632712668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40777">
                <text:p>0.640777</text:p>
              </table:table-cell>
              <table:table-cell office:value-type="float" office:value="0.129547796173693">
                <text:p>0.129547796173693</text:p>
              </table:table-cell>
              <table:table-cell office:value-type="float" office:value="0.953450164293538">
                <text:p>0.9534501642935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67961">
                <text:p>0.567961</text:p>
              </table:table-cell>
              <table:table-cell office:value-type="float" office:value="0.098018538089538">
                <text:p>0.098018538089538</text:p>
              </table:table-cell>
              <table:table-cell office:value-type="float" office:value="0.95253742241694">
                <text:p>0.952537422416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65049">
                <text:p>0.665049</text:p>
              </table:table-cell>
              <table:table-cell office:value-type="float" office:value="0.0990277329776686">
                <text:p>0.0990277329776686</text:p>
              </table:table-cell>
              <table:table-cell office:value-type="float" office:value="0.951259583789704">
                <text:p>0.9512595837897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6214">
                <text:p>0.626214</text:p>
              </table:table-cell>
              <table:table-cell office:value-type="float" office:value="0.0781019142826604">
                <text:p>0.0781019142826604</text:p>
              </table:table-cell>
              <table:table-cell office:value-type="float" office:value="0.950529390288426">
                <text:p>0.9505293902884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92233">
                <text:p>0.592233</text:p>
              </table:table-cell>
              <table:table-cell office:value-type="float" office:value="0.131808068557661">
                <text:p>0.131808068557661</text:p>
              </table:table-cell>
              <table:table-cell office:value-type="float" office:value="0.952354874041621">
                <text:p>0.9523548740416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87379">
                <text:p>0.587379</text:p>
              </table:table-cell>
              <table:table-cell office:value-type="float" office:value="0.077326820077377">
                <text:p>0.077326820077377</text:p>
              </table:table-cell>
              <table:table-cell office:value-type="float" office:value="0.954545454545455">
                <text:p>0.9545454545454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42857">
                <text:p>0.642857</text:p>
              </table:table-cell>
              <table:table-cell office:value-type="float" office:value="0.0628959515310452">
                <text:p>0.0628959515310452</text:p>
              </table:table-cell>
              <table:table-cell office:value-type="float" office:value="0.955823293172691">
                <text:p>0.9558232931726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53398">
                <text:p>0.553398</text:p>
              </table:table-cell>
              <table:table-cell office:value-type="float" office:value="0.065352759890137">
                <text:p>0.065352759890137</text:p>
              </table:table-cell>
              <table:table-cell office:value-type="float" office:value="0.957101131799927">
                <text:p>0.9571011317999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82524">
                <text:p>0.582524</text:p>
              </table:table-cell>
              <table:table-cell office:value-type="float" office:value="0.0641638255843177">
                <text:p>0.0641638255843177</text:p>
              </table:table-cell>
              <table:table-cell office:value-type="float" office:value="0.952354874041621">
                <text:p>0.9523548740416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06796">
                <text:p>0.606796</text:p>
              </table:table-cell>
              <table:table-cell office:value-type="float" office:value="0.0624390795190311">
                <text:p>0.0624390795190311</text:p>
              </table:table-cell>
              <table:table-cell office:value-type="float" office:value="0.955640744797371">
                <text:p>0.9556407447973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7767">
                <text:p>0.57767</text:p>
              </table:table-cell>
              <table:table-cell office:value-type="float" office:value="0.0824015581140002">
                <text:p>0.0824015581140002</text:p>
              </table:table-cell>
              <table:table-cell office:value-type="float" office:value="0.960934647681636">
                <text:p>0.9609346476816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1165">
                <text:p>0.61165</text:p>
              </table:table-cell>
              <table:table-cell office:value-type="float" office:value="0.0907500367674659">
                <text:p>0.0907500367674659</text:p>
              </table:table-cell>
              <table:table-cell office:value-type="float" office:value="0.961117196056955">
                <text:p>0.9611171960569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16505">
                <text:p>0.616505</text:p>
              </table:table-cell>
              <table:table-cell office:value-type="float" office:value="0.0974268118663637">
                <text:p>0.0974268118663637</text:p>
              </table:table-cell>
              <table:table-cell office:value-type="float" office:value="0.960204454180358">
                <text:p>0.96020445418035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9cm" svg:height="17.719cm" xlink:href="." xlink:type="simple" chart:class="chart:line" chart:style-name="ch1">
        <chart:legend chart:legend-position="end" svg:x="26.767cm" svg:y="8.062cm" style:legend-expansion="high" chart:style-name="ch2"/>
        <chart:plot-area chart:style-name="ch3" chart:data-source-has-labels="both" svg:x="0.584cm" svg:y="0.354cm" svg:width="25.599cm" svg:height="17.011cm">
          <chartooo:coordinate-region svg:x="1.311cm" svg:y="0.553cm" svg:width="24.686cm" svg:height="16.165cm"/>
          <chart:axis chart:dimension="x" chart:name="primary-x" chart:style-name="ch4" chartooo:axis-type="text">
            <chart:categories table:cell-range-address="local-table.$A$2:.$A$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3" chart:label-cell-address="local-table.$B$1" chart:class="chart:line">
            <chart:data-point chart:repeated="32"/>
          </chart:series>
          <chart:series chart:style-name="ch7" chart:values-cell-range-address="local-table.$C$2:.$C$33" chart:label-cell-address="local-table.$C$1" chart:class="chart:line">
            <chart:data-point chart:repeated="32"/>
          </chart:series>
          <chart:series chart:style-name="ch8" chart:values-cell-range-address="local-table.$D$2:.$D$33" chart:label-cell-address="local-table.$D$1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</table:table-cell>
              <table:table-cell office:value-type="string">
                <text:p>loss</text:p>
              </table:table-cell>
              <table:table-cell office:value-type="string">
                <text:p>a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875">
                <text:p>0.6875</text:p>
              </table:table-cell>
              <table:table-cell office:value-type="float" office:value="1.91637493988597">
                <text:p>1.91637493988597</text:p>
              </table:table-cell>
              <table:table-cell office:value-type="float" office:value="0.984118291347207">
                <text:p>0.9841182913472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6796">
                <text:p>0.606796</text:p>
              </table:table-cell>
              <table:table-cell office:value-type="float" office:value="0.0964259644341207">
                <text:p>0.0964259644341207</text:p>
              </table:table-cell>
              <table:table-cell office:value-type="float" office:value="0.969149324571011">
                <text:p>0.969149324571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0192">
                <text:p>0.620192</text:p>
              </table:table-cell>
              <table:table-cell office:value-type="float" office:value="0.0769516193459276">
                <text:p>0.0769516193459276</text:p>
              </table:table-cell>
              <table:table-cell office:value-type="float" office:value="0.971339905074845">
                <text:p>0.971339905074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7087">
                <text:p>0.597087</text:p>
              </table:table-cell>
              <table:table-cell office:value-type="float" office:value="0.0654712355540946">
                <text:p>0.0654712355540946</text:p>
              </table:table-cell>
              <table:table-cell office:value-type="float" office:value="0.970244614822928">
                <text:p>0.970244614822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379">
                <text:p>0.587379</text:p>
              </table:table-cell>
              <table:table-cell office:value-type="float" office:value="0.0610870713084953">
                <text:p>0.0610870713084953</text:p>
              </table:table-cell>
              <table:table-cell office:value-type="float" office:value="0.978094194961665">
                <text:p>0.9780941949616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3107">
                <text:p>0.563107</text:p>
              </table:table-cell>
              <table:table-cell office:value-type="float" office:value="0.0135639151690633">
                <text:p>0.0135639151690633</text:p>
              </table:table-cell>
              <table:table-cell office:value-type="float" office:value="0.971705001825484">
                <text:p>0.971705001825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0777">
                <text:p>0.640777</text:p>
              </table:table-cell>
              <table:table-cell office:value-type="float" office:value="0.0498969187806795">
                <text:p>0.0498969187806795</text:p>
              </table:table-cell>
              <table:table-cell office:value-type="float" office:value="0.972617743702081">
                <text:p>0.972617743702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7379">
                <text:p>0.587379</text:p>
              </table:table-cell>
              <table:table-cell office:value-type="float" office:value="0.0370298886894991">
                <text:p>0.0370298886894991</text:p>
              </table:table-cell>
              <table:table-cell office:value-type="float" office:value="0.979372033588901">
                <text:p>0.979372033588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0194">
                <text:p>0.660194</text:p>
              </table:table-cell>
              <table:table-cell office:value-type="float" office:value="0.0327964865879968">
                <text:p>0.0327964865879968</text:p>
              </table:table-cell>
              <table:table-cell office:value-type="float" office:value="0.973165388828039">
                <text:p>0.973165388828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6796">
                <text:p>0.606796</text:p>
              </table:table-cell>
              <table:table-cell office:value-type="float" office:value="0.0701396340028987">
                <text:p>0.0701396340028987</text:p>
              </table:table-cell>
              <table:table-cell office:value-type="float" office:value="0.980284775465498">
                <text:p>0.980284775465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9808">
                <text:p>0.629808</text:p>
              </table:table-cell>
              <table:table-cell office:value-type="float" office:value="0.0448478141679241">
                <text:p>0.0448478141679241</text:p>
              </table:table-cell>
              <table:table-cell office:value-type="float" office:value="0.980284775465498">
                <text:p>0.9802847754654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16505">
                <text:p>0.616505</text:p>
              </table:table-cell>
              <table:table-cell office:value-type="float" office:value="0.0130965177894849">
                <text:p>0.0130965177894849</text:p>
              </table:table-cell>
              <table:table-cell office:value-type="float" office:value="0.981197517342096">
                <text:p>0.9811975173420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0777">
                <text:p>0.640777</text:p>
              </table:table-cell>
              <table:table-cell office:value-type="float" office:value="0.0260832799580841">
                <text:p>0.0260832799580841</text:p>
              </table:table-cell>
              <table:table-cell office:value-type="float" office:value="0.985031033223804">
                <text:p>0.9850310332238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6214">
                <text:p>0.626214</text:p>
              </table:table-cell>
              <table:table-cell office:value-type="float" office:value="0.010024043377411">
                <text:p>0.010024043377411</text:p>
              </table:table-cell>
              <table:table-cell office:value-type="float" office:value="0.982840452719971">
                <text:p>0.982840452719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1359">
                <text:p>0.621359</text:p>
              </table:table-cell>
              <table:table-cell office:value-type="float" office:value="0.0097976413321866">
                <text:p>0.0097976413321866</text:p>
              </table:table-cell>
              <table:table-cell office:value-type="float" office:value="0.973895582329317">
                <text:p>0.9738955823293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82524">
                <text:p>0.582524</text:p>
              </table:table-cell>
              <table:table-cell office:value-type="float" office:value="0.0237219709228906">
                <text:p>0.0237219709228906</text:p>
              </table:table-cell>
              <table:table-cell office:value-type="float" office:value="0.984300839722526">
                <text:p>0.9843008397225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25">
                <text:p>0.5625</text:p>
              </table:table-cell>
              <table:table-cell office:value-type="float" office:value="0.0054611720795932">
                <text:p>0.0054611720795932</text:p>
              </table:table-cell>
              <table:table-cell office:value-type="float" office:value="0.980102227090179">
                <text:p>0.9801022270901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67961">
                <text:p>0.567961</text:p>
              </table:table-cell>
              <table:table-cell office:value-type="float" office:value="0.0087143828022723">
                <text:p>0.0087143828022723</text:p>
              </table:table-cell>
              <table:table-cell office:value-type="float" office:value="0.989594742606791">
                <text:p>0.989594742606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9126">
                <text:p>0.529126</text:p>
              </table:table-cell>
              <table:table-cell office:value-type="float" office:value="0.012816275708105">
                <text:p>0.012816275708105</text:p>
              </table:table-cell>
              <table:table-cell office:value-type="float" office:value="0.984665936473165">
                <text:p>0.984665936473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01942">
                <text:p>0.601942</text:p>
              </table:table-cell>
              <table:table-cell office:value-type="float" office:value="0.0047044206246479">
                <text:p>0.0047044206246479</text:p>
              </table:table-cell>
              <table:table-cell office:value-type="float" office:value="0.980102227090179">
                <text:p>0.9801022270901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21359">
                <text:p>0.621359</text:p>
              </table:table-cell>
              <table:table-cell office:value-type="float" office:value="0.0052379113015743">
                <text:p>0.0052379113015743</text:p>
              </table:table-cell>
              <table:table-cell office:value-type="float" office:value="0.988134355604235">
                <text:p>0.988134355604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16505">
                <text:p>0.616505</text:p>
              </table:table-cell>
              <table:table-cell office:value-type="float" office:value="0.0087044299643821">
                <text:p>0.0087044299643821</text:p>
              </table:table-cell>
              <table:table-cell office:value-type="float" office:value="0.983388097845929">
                <text:p>0.9833880978459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82524">
                <text:p>0.582524</text:p>
              </table:table-cell>
              <table:table-cell office:value-type="float" office:value="0.113371666906546">
                <text:p>0.113371666906546</text:p>
              </table:table-cell>
              <table:table-cell office:value-type="float" office:value="0.983570646221249">
                <text:p>0.9835706462212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67308">
                <text:p>0.567308</text:p>
              </table:table-cell>
              <table:table-cell office:value-type="float" office:value="0.0062544765147167">
                <text:p>0.0062544765147167</text:p>
              </table:table-cell>
              <table:table-cell office:value-type="float" office:value="0.982110259218693">
                <text:p>0.9821102592186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1942">
                <text:p>0.601942</text:p>
              </table:table-cell>
              <table:table-cell office:value-type="float" office:value="0.0071632067213961">
                <text:p>0.0071632067213961</text:p>
              </table:table-cell>
              <table:table-cell office:value-type="float" office:value="0.981014968966776">
                <text:p>0.9810149689667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31068">
                <text:p>0.631068</text:p>
              </table:table-cell>
              <table:table-cell office:value-type="float" office:value="0.0012349740124886">
                <text:p>0.0012349740124886</text:p>
              </table:table-cell>
              <table:table-cell office:value-type="float" office:value="0.982840452719971">
                <text:p>0.982840452719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0962">
                <text:p>0.600962</text:p>
              </table:table-cell>
              <table:table-cell office:value-type="float" office:value="0.0047425892538512">
                <text:p>0.0047425892538512</text:p>
              </table:table-cell>
              <table:table-cell office:value-type="float" office:value="0.985761226725082">
                <text:p>0.9857612267250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45631">
                <text:p>0.645631</text:p>
              </table:table-cell>
              <table:table-cell office:value-type="float" office:value="0.006529341080582">
                <text:p>0.006529341080582</text:p>
              </table:table-cell>
              <table:table-cell office:value-type="float" office:value="0.98995983935743">
                <text:p>0.98995983935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1165">
                <text:p>0.61165</text:p>
              </table:table-cell>
              <table:table-cell office:value-type="float" office:value="0.000427537757027">
                <text:p>0.000427537757027</text:p>
              </table:table-cell>
              <table:table-cell office:value-type="float" office:value="0.987221613727638">
                <text:p>0.9872216137276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16505">
                <text:p>0.616505</text:p>
              </table:table-cell>
              <table:table-cell office:value-type="float" office:value="0.0059125668259133">
                <text:p>0.0059125668259133</text:p>
              </table:table-cell>
              <table:table-cell office:value-type="float" office:value="0.975721066082512">
                <text:p>0.9757210660825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72816">
                <text:p>0.572816</text:p>
              </table:table-cell>
              <table:table-cell office:value-type="float" office:value="0.0103160880024093">
                <text:p>0.0103160880024093</text:p>
              </table:table-cell>
              <table:table-cell office:value-type="float" office:value="0.988316903979555">
                <text:p>0.9883169039795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31068">
                <text:p>0.631068</text:p>
              </table:table-cell>
              <table:table-cell office:value-type="float" office:value="0.00177837674965066">
                <text:p>0.00177837674965066</text:p>
              </table:table-cell>
              <table:table-cell office:value-type="float" office:value="0.989229645856152">
                <text:p>0.9892296458561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613cm" svg:height="16.364cm" xlink:href="." xlink:type="simple" chart:class="chart:line" chart:style-name="ch1">
        <chart:legend chart:legend-position="end" svg:x="24.131cm" svg:y="7.385cm" style:legend-expansion="high" chart:style-name="ch2"/>
        <chart:plot-area chart:style-name="ch3" chart:data-source-has-labels="both" svg:x="0.532cm" svg:y="0.327cm" svg:width="23.067cm" svg:height="15.71cm">
          <chartooo:coordinate-region svg:x="1.259cm" svg:y="0.526cm" svg:width="22.153cm" svg:height="14.864cm"/>
          <chart:axis chart:dimension="x" chart:name="primary-x" chart:style-name="ch4" chartooo:axis-type="text">
            <chart:categories table:cell-range-address="local-table.$A$2:.$A$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3" chart:label-cell-address="local-table.$B$1" chart:class="chart:line">
            <chart:data-point chart:repeated="32"/>
          </chart:series>
          <chart:series chart:style-name="ch7" chart:values-cell-range-address="local-table.$C$2:.$C$33" chart:label-cell-address="local-table.$C$1" chart:class="chart:line">
            <chart:data-point chart:repeated="32"/>
          </chart:series>
          <chart:series chart:style-name="ch8" chart:values-cell-range-address="local-table.$D$2:.$D$33" chart:label-cell-address="local-table.$D$1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</table:table-cell>
              <table:table-cell office:value-type="string">
                <text:p>loss</text:p>
              </table:table-cell>
              <table:table-cell office:value-type="string">
                <text:p>a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25523">
                <text:p>0.825523</text:p>
              </table:table-cell>
              <table:table-cell office:value-type="float" office:value="3.19221519927184">
                <text:p>3.19221519927184</text:p>
              </table:table-cell>
              <table:table-cell office:value-type="float" office:value="0.845198977729098">
                <text:p>0.8451989777290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014">
                <text:p>0.662014</text:p>
              </table:table-cell>
              <table:table-cell office:value-type="float" office:value="2.45177567225915">
                <text:p>2.45177567225915</text:p>
              </table:table-cell>
              <table:table-cell office:value-type="float" office:value="0.870755750273823">
                <text:p>0.8707557502738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9113">
                <text:p>0.629113</text:p>
              </table:table-cell>
              <table:table-cell office:value-type="float" office:value="0.40192869331753">
                <text:p>0.40192869331753</text:p>
              </table:table-cell>
              <table:table-cell office:value-type="float" office:value="0.896312522818547">
                <text:p>0.896312522818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6614">
                <text:p>0.596614</text:p>
              </table:table-cell>
              <table:table-cell office:value-type="float" office:value="1.25261941886154">
                <text:p>1.25261941886154</text:p>
              </table:table-cell>
              <table:table-cell office:value-type="float" office:value="0.890105878057685">
                <text:p>0.890105878057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6181">
                <text:p>0.606181</text:p>
              </table:table-cell>
              <table:table-cell office:value-type="float" office:value="1.54460460718336">
                <text:p>1.54460460718336</text:p>
              </table:table-cell>
              <table:table-cell office:value-type="float" office:value="0.893209200438116">
                <text:p>0.893209200438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9641">
                <text:p>0.619641</text:p>
              </table:table-cell>
              <table:table-cell office:value-type="float" office:value="0.140113725474006">
                <text:p>0.140113725474006</text:p>
              </table:table-cell>
              <table:table-cell office:value-type="float" office:value="0.906352683461117">
                <text:p>0.906352683461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6992">
                <text:p>0.626992</text:p>
              </table:table-cell>
              <table:table-cell office:value-type="float" office:value="0.41823467278275">
                <text:p>0.41823467278275</text:p>
              </table:table-cell>
              <table:table-cell office:value-type="float" office:value="0.840635268346112">
                <text:p>0.840635268346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5214">
                <text:p>0.595214</text:p>
              </table:table-cell>
              <table:table-cell office:value-type="float" office:value="1.19661167880584">
                <text:p>1.19661167880584</text:p>
              </table:table-cell>
              <table:table-cell office:value-type="float" office:value="0.89193136181088">
                <text:p>0.891931361810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4542">
                <text:p>0.614542</text:p>
              </table:table-cell>
              <table:table-cell office:value-type="float" office:value="0.154060558885625">
                <text:p>0.154060558885625</text:p>
              </table:table-cell>
              <table:table-cell office:value-type="float" office:value="0.914384811975173">
                <text:p>0.914384811975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34098">
                <text:p>0.634098</text:p>
              </table:table-cell>
              <table:table-cell office:value-type="float" office:value="0.0162833428797151">
                <text:p>0.0162833428797151</text:p>
              </table:table-cell>
              <table:table-cell office:value-type="float" office:value="0.904162102957284">
                <text:p>0.904162102957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0229">
                <text:p>0.590229</text:p>
              </table:table-cell>
              <table:table-cell office:value-type="float" office:value="0.0256399794939327">
                <text:p>0.0256399794939327</text:p>
              </table:table-cell>
              <table:table-cell office:value-type="float" office:value="0.893574297188755">
                <text:p>0.893574297188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4187">
                <text:p>0.604187</text:p>
              </table:table-cell>
              <table:table-cell office:value-type="float" office:value="0.12395445489439">
                <text:p>0.12395445489439</text:p>
              </table:table-cell>
              <table:table-cell office:value-type="float" office:value="0.907082876962395">
                <text:p>0.907082876962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5244">
                <text:p>0.585244</text:p>
              </table:table-cell>
              <table:table-cell office:value-type="float" office:value="0.0121866860426962">
                <text:p>0.0121866860426962</text:p>
              </table:table-cell>
              <table:table-cell office:value-type="float" office:value="0.902884264330047">
                <text:p>0.902884264330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4716">
                <text:p>0.594716</text:p>
              </table:table-cell>
              <table:table-cell office:value-type="float" office:value="0.0613280135399565">
                <text:p>0.0613280135399565</text:p>
              </table:table-cell>
              <table:table-cell office:value-type="float" office:value="0.905074844833881">
                <text:p>0.9050748448338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9701">
                <text:p>0.599701</text:p>
              </table:table-cell>
              <table:table-cell office:value-type="float" office:value="0.0772634510368365">
                <text:p>0.0772634510368365</text:p>
              </table:table-cell>
              <table:table-cell office:value-type="float" office:value="0.92223439211391">
                <text:p>0.922234392113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2722">
                <text:p>0.592722</text:p>
              </table:table-cell>
              <table:table-cell office:value-type="float" office:value="0.0044469197625936">
                <text:p>0.0044469197625936</text:p>
              </table:table-cell>
              <table:table-cell office:value-type="float" office:value="0.909456005841548">
                <text:p>0.909456005841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39581">
                <text:p>0.639581</text:p>
              </table:table-cell>
              <table:table-cell office:value-type="float" office:value="0.0027263469271898">
                <text:p>0.0027263469271898</text:p>
              </table:table-cell>
              <table:table-cell office:value-type="float" office:value="0.899415845198978">
                <text:p>0.8994158451989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5184">
                <text:p>0.605184</text:p>
              </table:table-cell>
              <table:table-cell office:value-type="float" office:value="0.0028243674998776">
                <text:p>0.0028243674998776</text:p>
              </table:table-cell>
              <table:table-cell office:value-type="float" office:value="0.902701715954728">
                <text:p>0.9027017159547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86241">
                <text:p>0.586241</text:p>
              </table:table-cell>
              <table:table-cell office:value-type="float" office:value="0.0101534223945621">
                <text:p>0.0101534223945621</text:p>
              </table:table-cell>
              <table:table-cell office:value-type="float" office:value="0.90872581234027">
                <text:p>0.908725812340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4716">
                <text:p>0.594716</text:p>
              </table:table-cell>
              <table:table-cell office:value-type="float" office:value="0.089408351598179">
                <text:p>0.089408351598179</text:p>
              </table:table-cell>
              <table:table-cell office:value-type="float" office:value="0.906900328587076">
                <text:p>0.9069003285870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322">
                <text:p>0.59322</text:p>
              </table:table-cell>
              <table:table-cell office:value-type="float" office:value="0.0076099958527704">
                <text:p>0.0076099958527704</text:p>
              </table:table-cell>
              <table:table-cell office:value-type="float" office:value="0.912741876597298">
                <text:p>0.912741876597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3011">
                <text:p>0.63011</text:p>
              </table:table-cell>
              <table:table-cell office:value-type="float" office:value="0.030525303241519">
                <text:p>0.030525303241519</text:p>
              </table:table-cell>
              <table:table-cell office:value-type="float" office:value="0.91201168309602">
                <text:p>0.912011683096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63509">
                <text:p>0.663509</text:p>
              </table:table-cell>
              <table:table-cell office:value-type="float" office:value="0.0026165740748279">
                <text:p>0.0026165740748279</text:p>
              </table:table-cell>
              <table:table-cell office:value-type="float" office:value="0.906170135085798">
                <text:p>0.9061701350857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38086">
                <text:p>0.638086</text:p>
              </table:table-cell>
              <table:table-cell office:value-type="float" office:value="0.0017876033201454">
                <text:p>0.0017876033201454</text:p>
              </table:table-cell>
              <table:table-cell office:value-type="float" office:value="0.902519167579408">
                <text:p>0.9025191675794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20638">
                <text:p>0.620638</text:p>
              </table:table-cell>
              <table:table-cell office:value-type="float" office:value="0.0202271956118888">
                <text:p>0.0202271956118888</text:p>
              </table:table-cell>
              <table:table-cell office:value-type="float" office:value="0.899598393574297">
                <text:p>0.8995983935742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7149">
                <text:p>0.617149</text:p>
              </table:table-cell>
              <table:table-cell office:value-type="float" office:value="0.002121674695477">
                <text:p>0.002121674695477</text:p>
              </table:table-cell>
              <table:table-cell office:value-type="float" office:value="0.901788974078131">
                <text:p>0.9017889740781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30608">
                <text:p>0.630608</text:p>
              </table:table-cell>
              <table:table-cell office:value-type="float" office:value="0.0104948301309848">
                <text:p>0.0104948301309848</text:p>
              </table:table-cell>
              <table:table-cell office:value-type="float" office:value="0.903614457831325">
                <text:p>0.9036144578313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09172">
                <text:p>0.609172</text:p>
              </table:table-cell>
              <table:table-cell office:value-type="float" office:value="0.0039047969253978">
                <text:p>0.0039047969253978</text:p>
              </table:table-cell>
              <table:table-cell office:value-type="float" office:value="0.912559328221979">
                <text:p>0.9125593282219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9761">
                <text:p>0.59761</text:p>
              </table:table-cell>
              <table:table-cell office:value-type="float" office:value="0.0101950697604926">
                <text:p>0.0101950697604926</text:p>
              </table:table-cell>
              <table:table-cell office:value-type="float" office:value="0.90543994158452">
                <text:p>0.90543994158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23131">
                <text:p>0.623131</text:p>
              </table:table-cell>
              <table:table-cell office:value-type="float" office:value="0.0540551247259858">
                <text:p>0.0540551247259858</text:p>
              </table:table-cell>
              <table:table-cell office:value-type="float" office:value="0.910551296093465">
                <text:p>0.9105512960934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00698">
                <text:p>0.600698</text:p>
              </table:table-cell>
              <table:table-cell office:value-type="float" office:value="0.0253193836430447">
                <text:p>0.0253193836430447</text:p>
              </table:table-cell>
              <table:table-cell office:value-type="float" office:value="0.916757940854326">
                <text:p>0.916757940854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668">
                <text:p>0.5668</text:p>
              </table:table-cell>
              <table:table-cell office:value-type="float" office:value="0.0588234742493208">
                <text:p>0.0588234742493208</text:p>
              </table:table-cell>
              <table:table-cell office:value-type="float" office:value="0.914567360350493">
                <text:p>0.91456736035049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44cm" svg:height="14.425cm" xlink:href="." xlink:type="simple" chart:class="chart:line" chart:style-name="ch1">
        <chart:legend chart:legend-position="end" svg:x="26.162cm" svg:y="6.415cm" style:legend-expansion="high" chart:style-name="ch2"/>
        <chart:plot-area chart:style-name="ch3" chart:data-source-has-labels="both" svg:x="0.572cm" svg:y="0.288cm" svg:width="25.018cm" svg:height="13.849cm">
          <chartooo:coordinate-region svg:x="1.008cm" svg:y="0.487cm" svg:width="24.395cm" svg:height="13.003cm"/>
          <chart:axis chart:dimension="x" chart:name="primary-x" chart:style-name="ch4" chartooo:axis-type="text">
            <chart:categories table:cell-range-address="local-table.$A$2:.$A$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3" chart:label-cell-address="local-table.$B$1" chart:class="chart:line">
            <chart:data-point chart:repeated="32"/>
          </chart:series>
          <chart:series chart:style-name="ch7" chart:values-cell-range-address="local-table.$C$2:.$C$33" chart:label-cell-address="local-table.$C$1" chart:class="chart:line">
            <chart:data-point chart:repeated="32"/>
          </chart:series>
          <chart:series chart:style-name="ch8" chart:values-cell-range-address="local-table.$D$2:.$D$33" chart:label-cell-address="local-table.$D$1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</table:table-cell>
              <table:table-cell office:value-type="string">
                <text:p>loss</text:p>
              </table:table-cell>
              <table:table-cell office:value-type="string">
                <text:p>a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2243">
                <text:p>0.752243</text:p>
              </table:table-cell>
              <table:table-cell office:value-type="float" office:value="4.87637097430679">
                <text:p>4.87637097430679</text:p>
              </table:table-cell>
              <table:table-cell office:value-type="float" office:value="0.905622489959839">
                <text:p>0.9056224899598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5982">
                <text:p>0.505982</text:p>
              </table:table-cell>
              <table:table-cell office:value-type="float" office:value="0.15946689856724">
                <text:p>0.15946689856724</text:p>
              </table:table-cell>
              <table:table-cell office:value-type="float" office:value="0.873676524278934">
                <text:p>0.8736765242789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6481">
                <text:p>0.506481</text:p>
              </table:table-cell>
              <table:table-cell office:value-type="float" office:value="0.0685812249897756">
                <text:p>0.0685812249897756</text:p>
              </table:table-cell>
              <table:table-cell office:value-type="float" office:value="0.868747718145309">
                <text:p>0.8687477181453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0937">
                <text:p>0.520937</text:p>
              </table:table-cell>
              <table:table-cell office:value-type="float" office:value="0.583944459678605">
                <text:p>0.583944459678605</text:p>
              </table:table-cell>
              <table:table-cell office:value-type="float" office:value="0.851040525739321">
                <text:p>0.851040525739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0409">
                <text:p>0.530409</text:p>
              </table:table-cell>
              <table:table-cell office:value-type="float" office:value="0.608732874560006">
                <text:p>0.608732874560006</text:p>
              </table:table-cell>
              <table:table-cell office:value-type="float" office:value="0.854143848119752">
                <text:p>0.854143848119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1027">
                <text:p>0.491027</text:p>
              </table:table-cell>
              <table:table-cell office:value-type="float" office:value="1.14229849040292">
                <text:p>1.14229849040292</text:p>
              </table:table-cell>
              <table:table-cell office:value-type="float" office:value="0.84811975173421">
                <text:p>0.84811975173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5334">
                <text:p>0.555334</text:p>
              </table:table-cell>
              <table:table-cell office:value-type="float" office:value="0.582117910113405">
                <text:p>0.582117910113405</text:p>
              </table:table-cell>
              <table:table-cell office:value-type="float" office:value="0.875867104782767">
                <text:p>0.875867104782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7507">
                <text:p>0.497507</text:p>
              </table:table-cell>
              <table:table-cell office:value-type="float" office:value="0.0756975789882347">
                <text:p>0.0756975789882347</text:p>
              </table:table-cell>
              <table:table-cell office:value-type="float" office:value="0.850857977364001">
                <text:p>0.850857977364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4985">
                <text:p>0.504985</text:p>
              </table:table-cell>
              <table:table-cell office:value-type="float" office:value="0.35036423650544">
                <text:p>0.35036423650544</text:p>
              </table:table-cell>
              <table:table-cell office:value-type="float" office:value="0.826761591821833">
                <text:p>0.8267615918218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24626">
                <text:p>0.624626</text:p>
              </table:table-cell>
              <table:table-cell office:value-type="float" office:value="1.33026828088107">
                <text:p>1.33026828088107</text:p>
              </table:table-cell>
              <table:table-cell office:value-type="float" office:value="0.880978459291712">
                <text:p>0.8809784592917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1904">
                <text:p>0.531904</text:p>
              </table:table-cell>
              <table:table-cell office:value-type="float" office:value="1.48427776495616">
                <text:p>1.48427776495616</text:p>
              </table:table-cell>
              <table:table-cell office:value-type="float" office:value="0.84136546184739">
                <text:p>0.84136546184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2901">
                <text:p>0.532901</text:p>
              </table:table-cell>
              <table:table-cell office:value-type="float" office:value="0.0980189987390801">
                <text:p>0.0980189987390801</text:p>
              </table:table-cell>
              <table:table-cell office:value-type="float" office:value="0.838079591091639">
                <text:p>0.8380795910916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0997">
                <text:p>0.500997</text:p>
              </table:table-cell>
              <table:table-cell office:value-type="float" office:value="0.337426116086647">
                <text:p>0.337426116086647</text:p>
              </table:table-cell>
              <table:table-cell office:value-type="float" office:value="0.800292077400511">
                <text:p>0.8002920774005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7587">
                <text:p>0.637587</text:p>
              </table:table-cell>
              <table:table-cell office:value-type="float" office:value="0.551569031194473">
                <text:p>0.551569031194473</text:p>
              </table:table-cell>
              <table:table-cell office:value-type="float" office:value="0.869843008397225">
                <text:p>0.869843008397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106430591436588">
                <text:p>0.106430591436588</text:p>
              </table:table-cell>
              <table:table-cell office:value-type="float" office:value="0.8311427528295">
                <text:p>0.83114275282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99003">
                <text:p>0.499003</text:p>
              </table:table-cell>
              <table:table-cell office:value-type="float" office:value="0.0434809217990284">
                <text:p>0.0434809217990284</text:p>
              </table:table-cell>
              <table:table-cell office:value-type="float" office:value="0.832603139832055">
                <text:p>0.832603139832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4427">
                <text:p>0.524427</text:p>
              </table:table-cell>
              <table:table-cell office:value-type="float" office:value="0.201468424748301">
                <text:p>0.201468424748301</text:p>
              </table:table-cell>
              <table:table-cell office:value-type="float" office:value="0.855969331872946">
                <text:p>0.8559693318729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11964">
                <text:p>0.511964</text:p>
              </table:table-cell>
              <table:table-cell office:value-type="float" office:value="0.692472129421575">
                <text:p>0.692472129421575</text:p>
              </table:table-cell>
              <table:table-cell office:value-type="float" office:value="0.833515881708653">
                <text:p>0.8335158817086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81256">
                <text:p>0.581256</text:p>
              </table:table-cell>
              <table:table-cell office:value-type="float" office:value="0.370486070645543">
                <text:p>0.370486070645543</text:p>
              </table:table-cell>
              <table:table-cell office:value-type="float" office:value="0.868017524644031">
                <text:p>0.868017524644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0499">
                <text:p>0.500499</text:p>
              </table:table-cell>
              <table:table-cell office:value-type="float" office:value="0.0721067931424354">
                <text:p>0.0721067931424354</text:p>
              </table:table-cell>
              <table:table-cell office:value-type="float" office:value="0.845929171230376">
                <text:p>0.8459291712303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.0078868067865981">
                <text:p>0.0078868067865981</text:p>
              </table:table-cell>
              <table:table-cell office:value-type="float" office:value="0.8311427528295">
                <text:p>0.83114275282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7976">
                <text:p>0.507976</text:p>
              </table:table-cell>
              <table:table-cell office:value-type="float" office:value="0.0231877592325742">
                <text:p>0.0231877592325742</text:p>
              </table:table-cell>
              <table:table-cell office:value-type="float" office:value="0.835889010587806">
                <text:p>0.8358890105878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00997">
                <text:p>0.500997</text:p>
              </table:table-cell>
              <table:table-cell office:value-type="float" office:value="0.147453563445261">
                <text:p>0.147453563445261</text:p>
              </table:table-cell>
              <table:table-cell office:value-type="float" office:value="0.815626140927346">
                <text:p>0.815626140927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27418">
                <text:p>0.527418</text:p>
              </table:table-cell>
              <table:table-cell office:value-type="float" office:value="1.07427678075237">
                <text:p>1.07427678075237</text:p>
              </table:table-cell>
              <table:table-cell office:value-type="float" office:value="0.860533041255933">
                <text:p>0.8605330412559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0499">
                <text:p>0.500499</text:p>
              </table:table-cell>
              <table:table-cell office:value-type="float" office:value="0.0151041593979781">
                <text:p>0.0151041593979781</text:p>
              </table:table-cell>
              <table:table-cell office:value-type="float" office:value="0.853048557867835">
                <text:p>0.8530485578678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0360937255834767">
                <text:p>0.0360937255834767</text:p>
              </table:table-cell>
              <table:table-cell office:value-type="float" office:value="0.821650237312888">
                <text:p>0.8216502373128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88435">
                <text:p>0.688435</text:p>
              </table:table-cell>
              <table:table-cell office:value-type="float" office:value="1.71387467959097">
                <text:p>1.71387467959097</text:p>
              </table:table-cell>
              <table:table-cell office:value-type="float" office:value="0.865279299014239">
                <text:p>0.8652792990142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98006">
                <text:p>0.498006</text:p>
              </table:table-cell>
              <table:table-cell office:value-type="float" office:value="2.44267292929367">
                <text:p>2.44267292929367</text:p>
              </table:table-cell>
              <table:table-cell office:value-type="float" office:value="0.856699525374224">
                <text:p>0.8566995253742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0499">
                <text:p>0.500499</text:p>
              </table:table-cell>
              <table:table-cell office:value-type="float" office:value="0.0670359834084208">
                <text:p>0.0670359834084208</text:p>
              </table:table-cell>
              <table:table-cell office:value-type="float" office:value="0.830777656078861">
                <text:p>0.830777656078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07478">
                <text:p>0.507478</text:p>
              </table:table-cell>
              <table:table-cell office:value-type="float" office:value="0.0516496993528357">
                <text:p>0.0516496993528357</text:p>
              </table:table-cell>
              <table:table-cell office:value-type="float" office:value="0.826944140197152">
                <text:p>0.8269441401971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18445">
                <text:p>0.518445</text:p>
              </table:table-cell>
              <table:table-cell office:value-type="float" office:value="0.18126449936434">
                <text:p>0.18126449936434</text:p>
              </table:table-cell>
              <table:table-cell office:value-type="float" office:value="0.838079591091639">
                <text:p>0.8380795910916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31406">
                <text:p>0.531406</text:p>
              </table:table-cell>
              <table:table-cell office:value-type="float" office:value="0.192504024187076">
                <text:p>0.192504024187076</text:p>
              </table:table-cell>
              <table:table-cell office:value-type="float" office:value="0.826944140197152">
                <text:p>0.82694414019715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172cm" svg:height="13.15cm" xlink:href=".." xlink:type="simple" chart:class="chart:line" chart:style-name="ch1">
        <chart:legend chart:legend-position="end" svg:x="21.69cm" svg:y="6.027cm" style:legend-expansion="high" chart:style-name="ch2"/>
        <chart:plot-area chart:style-name="ch3" table:cell-range-address="e_greedy_過去データ保存しない.D1:e_greedy_過去データ保存しない.E33" chart:data-source-has-labels="row" svg:x="0.483cm" svg:y="0.263cm" svg:width="20.724cm" svg:height="12.624cm">
          <chartooo:coordinate-region svg:x="1.21cm" svg:y="0.462cm" svg:width="19.81cm" svg:height="11.7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_greedy_過去データ保存しない.D2:e_greedy_過去データ保存しない.D33" chart:label-cell-address="e_greedy_過去データ保存しない.D1:e_greedy_過去データ保存しない.D1" chart:class="chart:line">
            <chart:data-point chart:repeated="32"/>
          </chart:series>
          <chart:series chart:style-name="ch7" chart:values-cell-range-address="e_greedy_過去データ保存しない.E2:e_greedy_過去データ保存しない.E33" chart:label-cell-address="e_greedy_過去データ保存しない.E1:e_greedy_過去データ保存しない.E1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e_greedy_過去データ保存しない.D1:e_greedy_過去データ保存しない.D1</svg:desc>
                </draw:g>
              </table:table-cell>
              <table:table-cell office:value-type="string">
                <text:p>ans</text:p>
                <draw:g>
                  <svg:desc>e_greedy_過去データ保存しない.E1:e_greedy_過去データ保存しない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67697">
                <text:p>0.767697</text:p>
                <draw:g>
                  <svg:desc>e_greedy_過去データ保存しない.D2:e_greedy_過去データ保存しない.D33</svg:desc>
                </draw:g>
              </table:table-cell>
              <table:table-cell office:value-type="float" office:value="0.773274917853231">
                <text:p>0.773274917853231</text:p>
                <draw:g>
                  <svg:desc>e_greedy_過去データ保存しない.E2:e_greedy_過去データ保存しない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8068">
                <text:p>0.608068</text:p>
              </table:table-cell>
              <table:table-cell office:value-type="float" office:value="0.77710843373494">
                <text:p>0.77710843373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2692">
                <text:p>0.602692</text:p>
              </table:table-cell>
              <table:table-cell office:value-type="float" office:value="0.814713399050748">
                <text:p>0.8147133990507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2662">
                <text:p>0.612662</text:p>
              </table:table-cell>
              <table:table-cell office:value-type="float" office:value="0.777838627236218">
                <text:p>0.777838627236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1695">
                <text:p>0.601695</text:p>
              </table:table-cell>
              <table:table-cell office:value-type="float" office:value="0.821285140562249">
                <text:p>0.821285140562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1167">
                <text:p>0.611167</text:p>
              </table:table-cell>
              <table:table-cell office:value-type="float" office:value="0.814530850675429">
                <text:p>0.814530850675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3689">
                <text:p>0.603689</text:p>
              </table:table-cell>
              <table:table-cell office:value-type="float" office:value="0.789886820007302">
                <text:p>0.7898868200073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677">
                <text:p>0.57677</text:p>
              </table:table-cell>
              <table:table-cell office:value-type="float" office:value="0.784775465498357">
                <text:p>0.784775465498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4158">
                <text:p>0.614158</text:p>
              </table:table-cell>
              <table:table-cell office:value-type="float" office:value="0.782219788243885">
                <text:p>0.7822197882438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1725">
                <text:p>0.591725</text:p>
              </table:table-cell>
              <table:table-cell office:value-type="float" office:value="0.788791529755385">
                <text:p>0.788791529755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7707">
                <text:p>0.597707</text:p>
              </table:table-cell>
              <table:table-cell office:value-type="float" office:value="0.786783497626871">
                <text:p>0.786783497626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9172">
                <text:p>0.609172</text:p>
              </table:table-cell>
              <table:table-cell office:value-type="float" office:value="0.80741146403797">
                <text:p>0.807411464037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02692">
                <text:p>0.602692</text:p>
              </table:table-cell>
              <table:table-cell office:value-type="float" office:value="0.805951077035414">
                <text:p>0.8059510770354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12164">
                <text:p>0.612164</text:p>
              </table:table-cell>
              <table:table-cell office:value-type="float" office:value="0.796458561518802">
                <text:p>0.7964585615188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05683">
                <text:p>0.605683</text:p>
              </table:table-cell>
              <table:table-cell office:value-type="float" office:value="0.814895947426068">
                <text:p>0.814895947426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02692">
                <text:p>0.602692</text:p>
              </table:table-cell>
              <table:table-cell office:value-type="float" office:value="0.798101496896678">
                <text:p>0.798101496896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2692">
                <text:p>0.602692</text:p>
              </table:table-cell>
              <table:table-cell office:value-type="float" office:value="0.802665206279664">
                <text:p>0.8026652062796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6116">
                <text:p>0.596116</text:p>
              </table:table-cell>
              <table:table-cell office:value-type="float" office:value="0.789156626506024">
                <text:p>0.789156626506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2164">
                <text:p>0.612164</text:p>
              </table:table-cell>
              <table:table-cell office:value-type="float" office:value="0.807228915662651">
                <text:p>0.8072289156626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8235">
                <text:p>0.588235</text:p>
              </table:table-cell>
              <table:table-cell office:value-type="float" office:value="0.807594012413289">
                <text:p>0.8075940124132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9701">
                <text:p>0.599701</text:p>
              </table:table-cell>
              <table:table-cell office:value-type="float" office:value="0.802482657904345">
                <text:p>0.8024826579043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05683">
                <text:p>0.605683</text:p>
              </table:table-cell>
              <table:table-cell office:value-type="float" office:value="0.790251916757941">
                <text:p>0.790251916757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11665">
                <text:p>0.611665</text:p>
              </table:table-cell>
              <table:table-cell office:value-type="float" office:value="0.774735304855787">
                <text:p>0.7747353048557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7151">
                <text:p>0.587151</text:p>
              </table:table-cell>
              <table:table-cell office:value-type="float" office:value="0.787878787878788">
                <text:p>0.7878787878787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15653">
                <text:p>0.615653</text:p>
              </table:table-cell>
              <table:table-cell office:value-type="float" office:value="0.805768528660095">
                <text:p>0.8057685286600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2662">
                <text:p>0.612662</text:p>
              </table:table-cell>
              <table:table-cell office:value-type="float" office:value="0.803030303030303">
                <text:p>0.8030303030303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5683">
                <text:p>0.605683</text:p>
              </table:table-cell>
              <table:table-cell office:value-type="float" office:value="0.786418400876232">
                <text:p>0.7864184008762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00698">
                <text:p>0.600698</text:p>
              </table:table-cell>
              <table:table-cell office:value-type="float" office:value="0.79718875502008">
                <text:p>0.79718875502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00698">
                <text:p>0.600698</text:p>
              </table:table-cell>
              <table:table-cell office:value-type="float" office:value="0.797006206644761">
                <text:p>0.7970062066447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8205">
                <text:p>0.598205</text:p>
              </table:table-cell>
              <table:table-cell office:value-type="float" office:value="0.809419496166484">
                <text:p>0.8094194961664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07677">
                <text:p>0.607677</text:p>
              </table:table-cell>
              <table:table-cell office:value-type="float" office:value="0.782949981745163">
                <text:p>0.7829499817451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77268">
                <text:p>0.577268</text:p>
              </table:table-cell>
              <table:table-cell office:value-type="float" office:value="0.785323110624316">
                <text:p>0.7853231106243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271cm" svg:height="12.565cm" xlink:href="." xlink:type="simple" chart:class="chart:line" chart:style-name="ch1">
        <chart:legend chart:legend-position="end" svg:x="24.789cm" svg:y="5.485cm" style:legend-expansion="high" chart:style-name="ch2"/>
        <chart:plot-area chart:style-name="ch3" chart:data-source-has-labels="both" svg:x="0.545cm" svg:y="0.251cm" svg:width="23.699cm" svg:height="12.063cm">
          <chartooo:coordinate-region svg:x="1.272cm" svg:y="0.45cm" svg:width="22.785cm" svg:height="11.217cm"/>
          <chart:axis chart:dimension="x" chart:name="primary-x" chart:style-name="ch4" chartooo:axis-type="text">
            <chart:categories table:cell-range-address="local-table.$A$2:.$A$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2" chart:label-cell-address="local-table.$B$1" chart:class="chart:line">
            <chart:data-point chart:repeated="31"/>
          </chart:series>
          <chart:series chart:style-name="ch7" chart:values-cell-range-address="local-table.$C$2:.$C$32" chart:label-cell-address="local-table.$C$1" chart:class="chart:line">
            <chart:data-point chart:repeated="31"/>
          </chart:series>
          <chart:series chart:style-name="ch8" chart:values-cell-range-address="local-table.$D$2:.$D$32" chart:label-cell-address="local-table.$D$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</table:table-cell>
              <table:table-cell office:value-type="string">
                <text:p>loss</text:p>
              </table:table-cell>
              <table:table-cell office:value-type="string">
                <text:p>a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4676">
                <text:p>0.774676</text:p>
              </table:table-cell>
              <table:table-cell office:value-type="float" office:value="2.13713246755875">
                <text:p>2.13713246755875</text:p>
              </table:table-cell>
              <table:table-cell office:value-type="float" office:value="0.607886089813801">
                <text:p>0.6078860898138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7946">
                <text:p>0.517946</text:p>
              </table:table-cell>
              <table:table-cell office:value-type="float" office:value="0.0339858507537948">
                <text:p>0.0339858507537948</text:p>
              </table:table-cell>
              <table:table-cell office:value-type="float" office:value="0.509675063891931">
                <text:p>0.5096750638919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255">
                <text:p>0.61255</text:p>
              </table:table-cell>
              <table:table-cell office:value-type="float" office:value="0.0853291846319245">
                <text:p>0.0853291846319245</text:p>
              </table:table-cell>
              <table:table-cell office:value-type="float" office:value="0.574479737130339">
                <text:p>0.5744797371303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8026">
                <text:p>0.658026</text:p>
              </table:table-cell>
              <table:table-cell office:value-type="float" office:value="4.0478627162595">
                <text:p>4.0478627162595</text:p>
              </table:table-cell>
              <table:table-cell office:value-type="float" office:value="0.517159547280029">
                <text:p>0.517159547280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6859">
                <text:p>0.546859</text:p>
              </table:table-cell>
              <table:table-cell office:value-type="float" office:value="0.147394204839551">
                <text:p>0.147394204839551</text:p>
              </table:table-cell>
              <table:table-cell office:value-type="float" office:value="0.511865644395765">
                <text:p>0.511865644395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0199">
                <text:p>0.600199</text:p>
              </table:table-cell>
              <table:table-cell office:value-type="float" office:value="0.640102125647845">
                <text:p>0.640102125647845</text:p>
              </table:table-cell>
              <table:table-cell office:value-type="float" office:value="0.64877692588536">
                <text:p>0.64877692588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8475">
                <text:p>0.508475</text:p>
              </table:table-cell>
              <table:table-cell office:value-type="float" office:value="0.150066671360816">
                <text:p>0.150066671360816</text:p>
              </table:table-cell>
              <table:table-cell office:value-type="float" office:value="0.389375684556407">
                <text:p>0.389375684556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4427">
                <text:p>0.524427</text:p>
              </table:table-cell>
              <table:table-cell office:value-type="float" office:value="0.261402426690642">
                <text:p>0.261402426690642</text:p>
              </table:table-cell>
              <table:table-cell office:value-type="float" office:value="0.595107703541439">
                <text:p>0.595107703541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1436">
                <text:p>0.521436</text:p>
              </table:table-cell>
              <table:table-cell office:value-type="float" office:value="0.016991089088177">
                <text:p>0.016991089088177</text:p>
              </table:table-cell>
              <table:table-cell office:value-type="float" office:value="0.532493610806864">
                <text:p>0.532493610806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8385">
                <text:p>0.538385</text:p>
              </table:table-cell>
              <table:table-cell office:value-type="float" office:value="0.429293050552192">
                <text:p>0.429293050552192</text:p>
              </table:table-cell>
              <table:table-cell office:value-type="float" office:value="0.499817451624681">
                <text:p>0.4998174516246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9003">
                <text:p>0.499003</text:p>
              </table:table-cell>
              <table:table-cell office:value-type="float" office:value="0.0077737904625984">
                <text:p>0.0077737904625984</text:p>
              </table:table-cell>
              <table:table-cell office:value-type="float" office:value="0.460569550930997">
                <text:p>0.460569550930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1496">
                <text:p>0.501496</text:p>
              </table:table-cell>
              <table:table-cell office:value-type="float" office:value="0.0019380494851363">
                <text:p>0.0019380494851363</text:p>
              </table:table-cell>
              <table:table-cell office:value-type="float" office:value="0.506936838262139">
                <text:p>0.506936838262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1994">
                <text:p>0.501994</text:p>
              </table:table-cell>
              <table:table-cell office:value-type="float" office:value="0.003971825227548">
                <text:p>0.003971825227548</text:p>
              </table:table-cell>
              <table:table-cell office:value-type="float" office:value="0.440124132895217">
                <text:p>0.4401241328952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13958">
                <text:p>0.513958</text:p>
              </table:table-cell>
              <table:table-cell office:value-type="float" office:value="0.0520723342429846">
                <text:p>0.0520723342429846</text:p>
              </table:table-cell>
              <table:table-cell office:value-type="float" office:value="0.474078130704637">
                <text:p>0.4740781307046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16949">
                <text:p>0.516949</text:p>
              </table:table-cell>
              <table:table-cell office:value-type="float" office:value="0.144412494805043">
                <text:p>0.144412494805043</text:p>
              </table:table-cell>
              <table:table-cell office:value-type="float" office:value="0.535231836436656">
                <text:p>0.535231836436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24925">
                <text:p>0.524925</text:p>
              </table:table-cell>
              <table:table-cell office:value-type="float" office:value="0.305045462280944">
                <text:p>0.305045462280944</text:p>
              </table:table-cell>
              <table:table-cell office:value-type="float" office:value="0.499087258123403">
                <text:p>0.4990872581234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6391">
                <text:p>0.536391</text:p>
              </table:table-cell>
              <table:table-cell office:value-type="float" office:value="0.0122667351346193">
                <text:p>0.0122667351346193</text:p>
              </table:table-cell>
              <table:table-cell office:value-type="float" office:value="0.454545454545454">
                <text:p>0.4545454545454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99003">
                <text:p>0.499003</text:p>
              </table:table-cell>
              <table:table-cell office:value-type="float" office:value="0.0005771204444717">
                <text:p>0.0005771204444717</text:p>
              </table:table-cell>
              <table:table-cell office:value-type="float" office:value="0.431361810879883">
                <text:p>0.431361810879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1346">
                <text:p>0.51346</text:p>
              </table:table-cell>
              <table:table-cell office:value-type="float" office:value="0.0160205717385646">
                <text:p>0.0160205717385646</text:p>
              </table:table-cell>
              <table:table-cell office:value-type="float" office:value="0.483570646221249">
                <text:p>0.4835706462212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0499">
                <text:p>0.500499</text:p>
              </table:table-cell>
              <table:table-cell office:value-type="float" office:value="0.0477321418891759">
                <text:p>0.0477321418891759</text:p>
              </table:table-cell>
              <table:table-cell office:value-type="float" office:value="0.359620299379335">
                <text:p>0.359620299379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47358">
                <text:p>0.547358</text:p>
              </table:table-cell>
              <table:table-cell office:value-type="float" office:value="0.0990004300421326">
                <text:p>0.0990004300421326</text:p>
              </table:table-cell>
              <table:table-cell office:value-type="float" office:value="0.429901423877327">
                <text:p>0.429901423877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59322">
                <text:p>0.559322</text:p>
              </table:table-cell>
              <table:table-cell office:value-type="float" office:value="0.18144185635706">
                <text:p>0.18144185635706</text:p>
              </table:table-cell>
              <table:table-cell office:value-type="float" office:value="0.553486673968602">
                <text:p>0.5534866739686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">
                <text:p>0.5</text:p>
              </table:table-cell>
              <table:table-cell office:value-type="float" office:value="0.0269630067706317">
                <text:p>0.0269630067706317</text:p>
              </table:table-cell>
              <table:table-cell office:value-type="float" office:value="0.409456005841548">
                <text:p>0.4094560058415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01994">
                <text:p>0.501994</text:p>
              </table:table-cell>
              <table:table-cell office:value-type="float" office:value="0.0007448696587103">
                <text:p>0.0007448696587103</text:p>
              </table:table-cell>
              <table:table-cell office:value-type="float" office:value="0.493428258488499">
                <text:p>0.4934282584884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">
                <text:p>0.5</text:p>
              </table:table-cell>
              <table:table-cell office:value-type="float" office:value="0.0006095076950912">
                <text:p>0.0006095076950912</text:p>
              </table:table-cell>
              <table:table-cell office:value-type="float" office:value="0.400328587075575">
                <text:p>0.4003285870755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30409">
                <text:p>0.530409</text:p>
              </table:table-cell>
              <table:table-cell office:value-type="float" office:value="0.259547338669148">
                <text:p>0.259547338669148</text:p>
              </table:table-cell>
              <table:table-cell office:value-type="float" office:value="0.524278933917488">
                <text:p>0.5242789339174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">
                <text:p>0.5</text:p>
              </table:table-cell>
              <table:table-cell office:value-type="float" office:value="0.0013444056224305">
                <text:p>0.0013444056224305</text:p>
              </table:table-cell>
              <table:table-cell office:value-type="float" office:value="0.49324571011318">
                <text:p>0.493245710113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32403">
                <text:p>0.532403</text:p>
              </table:table-cell>
              <table:table-cell office:value-type="float" office:value="0.4709367145673">
                <text:p>0.4709367145673</text:p>
              </table:table-cell>
              <table:table-cell office:value-type="float" office:value="0.615918218327857">
                <text:p>0.615918218327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">
                <text:p>0.5</text:p>
              </table:table-cell>
              <table:table-cell office:value-type="float" office:value="0.46758755106392">
                <text:p>0.46758755106392</text:p>
              </table:table-cell>
              <table:table-cell office:value-type="float" office:value="0.462395034684191">
                <text:p>0.4623950346841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10967">
                <text:p>0.510967</text:p>
              </table:table-cell>
              <table:table-cell office:value-type="float" office:value="0.0014467944199818">
                <text:p>0.0014467944199818</text:p>
              </table:table-cell>
              <table:table-cell office:value-type="float" office:value="0.485031033223804">
                <text:p>0.4850310332238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0499">
                <text:p>0.500499</text:p>
              </table:table-cell>
              <table:table-cell office:value-type="float" office:value="0.0375433327556583">
                <text:p>0.0375433327556583</text:p>
              </table:table-cell>
              <table:table-cell office:value-type="float" office:value="0.525921869295363">
                <text:p>0.5259218692953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255cm" svg:height="9.006cm" xlink:href="." xlink:type="simple" chart:class="chart:line" chart:style-name="ch1">
        <chart:legend chart:legend-position="end" svg:x="23.773cm" svg:y="3.706cm" style:legend-expansion="high" chart:style-name="ch2"/>
        <chart:plot-area chart:style-name="ch3" chart:data-source-has-labels="both" svg:x="0.525cm" svg:y="0.18cm" svg:width="22.723cm" svg:height="8.646cm">
          <chartooo:coordinate-region svg:x="1.252cm" svg:y="0.38cm" svg:width="21.809cm" svg:height="7.799cm"/>
          <chart:axis chart:dimension="x" chart:name="primary-x" chart:style-name="ch4" chartooo:axis-type="text">
            <chart:categories table:cell-range-address="local-table.$A$2:.$A$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0" chart:label-cell-address="local-table.$B$1" chart:class="chart:line">
            <chart:data-point chart:repeated="29"/>
          </chart:series>
          <chart:series chart:style-name="ch7" chart:values-cell-range-address="local-table.$C$2:.$C$30" chart:label-cell-address="local-table.$C$1" chart:class="chart:line">
            <chart:data-point chart:repeated="29"/>
          </chart:series>
          <chart:series chart:style-name="ch8" chart:values-cell-range-address="local-table.$D$2:.$D$30" chart:label-cell-address="local-table.$D$1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</table:table-cell>
              <table:table-cell office:value-type="string">
                <text:p>loss</text:p>
              </table:table-cell>
              <table:table-cell office:value-type="string">
                <text:p>a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69192">
                <text:p>0.769192</text:p>
              </table:table-cell>
              <table:table-cell office:value-type="float" office:value="1.44186205300502">
                <text:p>1.44186205300502</text:p>
              </table:table-cell>
              <table:table-cell office:value-type="float" office:value="0.671047827674334">
                <text:p>0.6710478276743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1406">
                <text:p>0.531406</text:p>
              </table:table-cell>
              <table:table-cell office:value-type="float" office:value="0.14215131749266">
                <text:p>0.14215131749266</text:p>
              </table:table-cell>
              <table:table-cell office:value-type="float" office:value="0.500365096750639">
                <text:p>0.5003650967506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1515">
                <text:p>0.661515</text:p>
              </table:table-cell>
              <table:table-cell office:value-type="float" office:value="0.439518030259316">
                <text:p>0.439518030259316</text:p>
              </table:table-cell>
              <table:table-cell office:value-type="float" office:value="0.645673603504929">
                <text:p>0.645673603504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7856">
                <text:p>0.547856</text:p>
              </table:table-cell>
              <table:table-cell office:value-type="float" office:value="2.69073147704636">
                <text:p>2.69073147704636</text:p>
              </table:table-cell>
              <table:table-cell office:value-type="float" office:value="0.569733479372034">
                <text:p>0.569733479372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26919">
                <text:p>0.526919</text:p>
              </table:table-cell>
              <table:table-cell office:value-type="float" office:value="1.14520018645204">
                <text:p>1.14520018645204</text:p>
              </table:table-cell>
              <table:table-cell office:value-type="float" office:value="0.561336254107338">
                <text:p>0.561336254107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6889">
                <text:p>0.536889</text:p>
              </table:table-cell>
              <table:table-cell office:value-type="float" office:value="0.0288542391921299">
                <text:p>0.0288542391921299</text:p>
              </table:table-cell>
              <table:table-cell office:value-type="float" office:value="0.688024826579043">
                <text:p>0.6880248265790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349">
                <text:p>0.50349</text:p>
              </table:table-cell>
              <table:table-cell office:value-type="float" office:value="0.0230143710800354">
                <text:p>0.0230143710800354</text:p>
              </table:table-cell>
              <table:table-cell office:value-type="float" office:value="0.47298284045272">
                <text:p>0.47298284045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7208">
                <text:p>0.597208</text:p>
              </table:table-cell>
              <table:table-cell office:value-type="float" office:value="0.458103566710004">
                <text:p>0.458103566710004</text:p>
              </table:table-cell>
              <table:table-cell office:value-type="float" office:value="0.669769989047097">
                <text:p>0.6697699890470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5015">
                <text:p>0.495015</text:p>
              </table:table-cell>
              <table:table-cell office:value-type="float" office:value="1.91869095093767">
                <text:p>1.91869095093767</text:p>
              </table:table-cell>
              <table:table-cell office:value-type="float" office:value="0.570463672873311">
                <text:p>0.570463672873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349">
                <text:p>0.50349</text:p>
              </table:table-cell>
              <table:table-cell office:value-type="float" office:value="0.0299325061545536">
                <text:p>0.0299325061545536</text:p>
              </table:table-cell>
              <table:table-cell office:value-type="float" office:value="0.562614092734575">
                <text:p>0.562614092734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2901">
                <text:p>0.532901</text:p>
              </table:table-cell>
              <table:table-cell office:value-type="float" office:value="0.204436863998653">
                <text:p>0.204436863998653</text:p>
              </table:table-cell>
              <table:table-cell office:value-type="float" office:value="0.544541803577948">
                <text:p>0.544541803577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8475">
                <text:p>0.508475</text:p>
              </table:table-cell>
              <table:table-cell office:value-type="float" office:value="0.0468249822127252">
                <text:p>0.0468249822127252</text:p>
              </table:table-cell>
              <table:table-cell office:value-type="float" office:value="0.569003285870756">
                <text:p>0.569003285870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1226">
                <text:p>0.591226</text:p>
              </table:table-cell>
              <table:table-cell office:value-type="float" office:value="0.89799767420269">
                <text:p>0.89799767420269</text:p>
              </table:table-cell>
              <table:table-cell office:value-type="float" office:value="0.592186929536327">
                <text:p>0.5921869295363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0997">
                <text:p>0.500997</text:p>
              </table:table-cell>
              <table:table-cell office:value-type="float" office:value="0.0119694346122601">
                <text:p>0.0119694346122601</text:p>
              </table:table-cell>
              <table:table-cell office:value-type="float" office:value="0.570281124497992">
                <text:p>0.570281124497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98504">
                <text:p>0.498504</text:p>
              </table:table-cell>
              <table:table-cell office:value-type="float" office:value="0.0171938618664747">
                <text:p>0.0171938618664747</text:p>
              </table:table-cell>
              <table:table-cell office:value-type="float" office:value="0.507667031763417">
                <text:p>0.5076670317634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0499">
                <text:p>0.500499</text:p>
              </table:table-cell>
              <table:table-cell office:value-type="float" office:value="0.0169139335179557">
                <text:p>0.0169139335179557</text:p>
              </table:table-cell>
              <table:table-cell office:value-type="float" office:value="0.4052573932092">
                <text:p>0.4052573932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15454">
                <text:p>0.515454</text:p>
              </table:table-cell>
              <table:table-cell office:value-type="float" office:value="0.64897588425965">
                <text:p>0.64897588425965</text:p>
              </table:table-cell>
              <table:table-cell office:value-type="float" office:value="0.599123767798466">
                <text:p>0.599123767798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0499">
                <text:p>0.500499</text:p>
              </table:table-cell>
              <table:table-cell office:value-type="float" office:value="0.0294661701092837">
                <text:p>0.0294661701092837</text:p>
              </table:table-cell>
              <table:table-cell office:value-type="float" office:value="0.61135450894487">
                <text:p>0.611354508944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4985">
                <text:p>0.504985</text:p>
              </table:table-cell>
              <table:table-cell office:value-type="float" office:value="0.0014884826878059">
                <text:p>0.0014884826878059</text:p>
              </table:table-cell>
              <table:table-cell office:value-type="float" office:value="0.552939028842643">
                <text:p>0.5529390288426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4138">
                <text:p>0.454138</text:p>
              </table:table-cell>
              <table:table-cell office:value-type="float" office:value="0.0355401218916727">
                <text:p>0.0355401218916727</text:p>
              </table:table-cell>
              <table:table-cell office:value-type="float" office:value="0.514603870025557">
                <text:p>0.5146038700255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54337">
                <text:p>0.554337</text:p>
              </table:table-cell>
              <table:table-cell office:value-type="float" office:value="0.042705916594166">
                <text:p>0.042705916594166</text:p>
              </table:table-cell>
              <table:table-cell office:value-type="float" office:value="0.579225994888645">
                <text:p>0.5792259948886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0.0314022277344123">
                <text:p>0.0314022277344123</text:p>
              </table:table-cell>
              <table:table-cell office:value-type="float" office:value="0.559510770354144">
                <text:p>0.5595107703541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">
                <text:p>0.5</text:p>
              </table:table-cell>
              <table:table-cell office:value-type="float" office:value="0.0007367886319628">
                <text:p>0.0007367886319628</text:p>
              </table:table-cell>
              <table:table-cell office:value-type="float" office:value="0.552391383716685">
                <text:p>0.5523913837166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00499">
                <text:p>0.500499</text:p>
              </table:table-cell>
              <table:table-cell office:value-type="float" office:value="0.0134159400817301">
                <text:p>0.0134159400817301</text:p>
              </table:table-cell>
              <table:table-cell office:value-type="float" office:value="0.522270901788974">
                <text:p>0.5222709017889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997">
                <text:p>0.50997</text:p>
              </table:table-cell>
              <table:table-cell office:value-type="float" office:value="0.0271091426323567">
                <text:p>0.0271091426323567</text:p>
              </table:table-cell>
              <table:table-cell office:value-type="float" office:value="0.487951807228916">
                <text:p>0.4879518072289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1496">
                <text:p>0.501496</text:p>
              </table:table-cell>
              <table:table-cell office:value-type="float" office:value="0.0569993618705218">
                <text:p>0.0569993618705218</text:p>
              </table:table-cell>
              <table:table-cell office:value-type="float" office:value="0.528477546549836">
                <text:p>0.5284775465498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">
                <text:p>0.5</text:p>
              </table:table-cell>
              <table:table-cell office:value-type="float" office:value="0.0019319057776133">
                <text:p>0.0019319057776133</text:p>
              </table:table-cell>
              <table:table-cell office:value-type="float" office:value="0.506571741511501">
                <text:p>0.5065717415115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98504">
                <text:p>0.498504</text:p>
              </table:table-cell>
              <table:table-cell office:value-type="float" office:value="0.0004623642914377">
                <text:p>0.0004623642914377</text:p>
              </table:table-cell>
              <table:table-cell office:value-type="float" office:value="0.534501642935378">
                <text:p>0.5345016429353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39382">
                <text:p>0.539382</text:p>
              </table:table-cell>
              <table:table-cell office:value-type="float" office:value="0.598792826885061">
                <text:p>0.598792826885061</text:p>
              </table:table-cell>
              <table:table-cell office:value-type="float" office:value="0.599853961299744">
                <text:p>0.5998539612997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29cm" svg:height="11.555cm" xlink:href="." xlink:type="simple" chart:class="chart:line" chart:style-name="ch1">
        <chart:legend chart:legend-position="end" svg:x="26.847cm" svg:y="4.98cm" style:legend-expansion="high" chart:style-name="ch2"/>
        <chart:plot-area chart:style-name="ch3" chart:data-source-has-labels="both" svg:x="0.586cm" svg:y="0.231cm" svg:width="25.675cm" svg:height="11.093cm">
          <chartooo:coordinate-region svg:x="1.313cm" svg:y="0.43cm" svg:width="24.761cm" svg:height="10.247cm"/>
          <chart:axis chart:dimension="x" chart:name="primary-x" chart:style-name="ch4" chartooo:axis-type="text">
            <chart:categories table:cell-range-address="local-table.$A$2:.$A$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2" chart:label-cell-address="local-table.$B$1" chart:class="chart:line">
            <chart:data-point chart:repeated="31"/>
          </chart:series>
          <chart:series chart:style-name="ch7" chart:values-cell-range-address="local-table.$C$2:.$C$32" chart:label-cell-address="local-table.$C$1" chart:class="chart:line">
            <chart:data-point chart:repeated="31"/>
          </chart:series>
          <chart:series chart:style-name="ch8" chart:values-cell-range-address="local-table.$D$2:.$D$32" chart:label-cell-address="local-table.$D$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</table:table-cell>
              <table:table-cell office:value-type="string">
                <text:p>loss</text:p>
              </table:table-cell>
              <table:table-cell office:value-type="string">
                <text:p>a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2742">
                <text:p>0.752742</text:p>
              </table:table-cell>
              <table:table-cell office:value-type="float" office:value="1.60203090327836">
                <text:p>1.60203090327836</text:p>
              </table:table-cell>
              <table:table-cell office:value-type="float" office:value="0.963490324936108">
                <text:p>0.9634903249361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985323548036189">
                <text:p>0.0985323548036189</text:p>
              </table:table-cell>
              <table:table-cell office:value-type="float" office:value="0.876049653158087">
                <text:p>0.876049653158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0499">
                <text:p>0.500499</text:p>
              </table:table-cell>
              <table:table-cell office:value-type="float" office:value="0.408277318317799">
                <text:p>0.408277318317799</text:p>
              </table:table-cell>
              <table:table-cell office:value-type="float" office:value="0.890653523183644">
                <text:p>0.890653523183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4427">
                <text:p>0.524427</text:p>
              </table:table-cell>
              <table:table-cell office:value-type="float" office:value="0.18533682493194">
                <text:p>0.18533682493194</text:p>
              </table:table-cell>
              <table:table-cell office:value-type="float" office:value="0.891383716684921">
                <text:p>0.891383716684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6949">
                <text:p>0.516949</text:p>
              </table:table-cell>
              <table:table-cell office:value-type="float" office:value="0.607715756034502">
                <text:p>0.607715756034502</text:p>
              </table:table-cell>
              <table:table-cell office:value-type="float" office:value="0.812705366922234">
                <text:p>0.812705366922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0907">
                <text:p>0.530907</text:p>
              </table:table-cell>
              <table:table-cell office:value-type="float" office:value="0.13050077338509">
                <text:p>0.13050077338509</text:p>
              </table:table-cell>
              <table:table-cell office:value-type="float" office:value="0.896495071193866">
                <text:p>0.896495071193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7268">
                <text:p>0.577268</text:p>
              </table:table-cell>
              <table:table-cell office:value-type="float" office:value="0.128859894207926">
                <text:p>0.128859894207926</text:p>
              </table:table-cell>
              <table:table-cell office:value-type="float" office:value="0.915115005476451">
                <text:p>0.9151150054764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0131998352287687">
                <text:p>0.0131998352287687</text:p>
              </table:table-cell>
              <table:table-cell office:value-type="float" office:value="0.809967141292442">
                <text:p>0.809967141292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97">
                <text:p>0.534397</text:p>
              </table:table-cell>
              <table:table-cell office:value-type="float" office:value="1.59230837277297">
                <text:p>1.59230837277297</text:p>
              </table:table-cell>
              <table:table-cell office:value-type="float" office:value="0.939941584519898">
                <text:p>0.9399415845198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349">
                <text:p>0.50349</text:p>
              </table:table-cell>
              <table:table-cell office:value-type="float" office:value="0.0901498674612817">
                <text:p>0.0901498674612817</text:p>
              </table:table-cell>
              <table:table-cell office:value-type="float" office:value="0.85122307411464">
                <text:p>0.85122307411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833358259105352">
                <text:p>0.0833358259105352</text:p>
              </table:table-cell>
              <table:table-cell office:value-type="float" office:value="0.919131069733479">
                <text:p>0.9191310697334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997">
                <text:p>0.50997</text:p>
              </table:table-cell>
              <table:table-cell office:value-type="float" office:value="0.189431409432646">
                <text:p>0.189431409432646</text:p>
              </table:table-cell>
              <table:table-cell office:value-type="float" office:value="0.905987586710478">
                <text:p>0.9059875867104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3988">
                <text:p>0.503988</text:p>
              </table:table-cell>
              <table:table-cell office:value-type="float" office:value="0.177242960806409">
                <text:p>0.177242960806409</text:p>
              </table:table-cell>
              <table:table-cell office:value-type="float" office:value="0.873676524278934">
                <text:p>0.873676524278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4985">
                <text:p>0.504985</text:p>
              </table:table-cell>
              <table:table-cell office:value-type="float" office:value="0.0310479735824755">
                <text:p>0.0310479735824755</text:p>
              </table:table-cell>
              <table:table-cell office:value-type="float" office:value="0.9324571011318">
                <text:p>0.93245710113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02493">
                <text:p>0.502493</text:p>
              </table:table-cell>
              <table:table-cell office:value-type="float" office:value="0.224914649603413">
                <text:p>0.224914649603413</text:p>
              </table:table-cell>
              <table:table-cell office:value-type="float" office:value="0.880795910916393">
                <text:p>0.8807959109163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2991">
                <text:p>0.502991</text:p>
              </table:table-cell>
              <table:table-cell office:value-type="float" office:value="0.009493136976786">
                <text:p>0.009493136976786</text:p>
              </table:table-cell>
              <table:table-cell office:value-type="float" office:value="0.903249361080686">
                <text:p>0.903249361080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0997">
                <text:p>0.500997</text:p>
              </table:table-cell>
              <table:table-cell office:value-type="float" office:value="0.0266938062746875">
                <text:p>0.0266938062746875</text:p>
              </table:table-cell>
              <table:table-cell office:value-type="float" office:value="0.886637458926616">
                <text:p>0.8866374589266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6481">
                <text:p>0.506481</text:p>
              </table:table-cell>
              <table:table-cell office:value-type="float" office:value="0.131090105643211">
                <text:p>0.131090105643211</text:p>
              </table:table-cell>
              <table:table-cell office:value-type="float" office:value="0.879700620664476">
                <text:p>0.879700620664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6421">
                <text:p>0.526421</text:p>
              </table:table-cell>
              <table:table-cell office:value-type="float" office:value="0.602963883640422">
                <text:p>0.602963883640422</text:p>
              </table:table-cell>
              <table:table-cell office:value-type="float" office:value="0.904709748083242">
                <text:p>0.9047097480832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0.000174661481936">
                <text:p>0.000174661481936</text:p>
              </table:table-cell>
              <table:table-cell office:value-type="float" office:value="0.893209200438116">
                <text:p>0.893209200438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.0000016508483772175">
                <text:p>0.0000016508483772175</text:p>
              </table:table-cell>
              <table:table-cell office:value-type="float" office:value="0.88864549105513">
                <text:p>0.888645491055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0499">
                <text:p>0.500499</text:p>
              </table:table-cell>
              <table:table-cell office:value-type="float" office:value="0.0322000261839837">
                <text:p>0.0322000261839837</text:p>
              </table:table-cell>
              <table:table-cell office:value-type="float" office:value="0.847024461482293">
                <text:p>0.8470244614822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8006">
                <text:p>0.498006</text:p>
              </table:table-cell>
              <table:table-cell office:value-type="float" office:value="0.036919350869344">
                <text:p>0.036919350869344</text:p>
              </table:table-cell>
              <table:table-cell office:value-type="float" office:value="0.879152975538518">
                <text:p>0.879152975538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">
                <text:p>0.5</text:p>
              </table:table-cell>
              <table:table-cell office:value-type="float" office:value="0.0000017482222574472">
                <text:p>0.0000017482222574472</text:p>
              </table:table-cell>
              <table:table-cell office:value-type="float" office:value="0.882803943044907">
                <text:p>0.8828039430449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">
                <text:p>0.5</text:p>
              </table:table-cell>
              <table:table-cell office:value-type="float" office:value="0.0307227853709266">
                <text:p>0.0307227853709266</text:p>
              </table:table-cell>
              <table:table-cell office:value-type="float" office:value="0.868747718145309">
                <text:p>0.8687477181453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0499">
                <text:p>0.500499</text:p>
              </table:table-cell>
              <table:table-cell office:value-type="float" office:value="0.0078782467307417">
                <text:p>0.0078782467307417</text:p>
              </table:table-cell>
              <table:table-cell office:value-type="float" office:value="0.865279299014239">
                <text:p>0.8652792990142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">
                <text:p>0.5</text:p>
              </table:table-cell>
              <table:table-cell office:value-type="float" office:value="0.0241744219476393">
                <text:p>0.0241744219476393</text:p>
              </table:table-cell>
              <table:table-cell office:value-type="float" office:value="0.863818912011683">
                <text:p>0.8638189120116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">
                <text:p>0.5</text:p>
              </table:table-cell>
              <table:table-cell office:value-type="float" office:value="0.0000246584811405608">
                <text:p>0.0000246584811405608</text:p>
              </table:table-cell>
              <table:table-cell office:value-type="float" office:value="0.864366557137641">
                <text:p>0.8643665571376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2493">
                <text:p>0.502493</text:p>
              </table:table-cell>
              <table:table-cell office:value-type="float" office:value="0.0122417264353425">
                <text:p>0.0122417264353425</text:p>
              </table:table-cell>
              <table:table-cell office:value-type="float" office:value="0.825666301569916">
                <text:p>0.8256663015699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0.0001337734641687">
                <text:p>0.0001337734641687</text:p>
              </table:table-cell>
              <table:table-cell office:value-type="float" office:value="0.831507849580139">
                <text:p>0.831507849580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19442">
                <text:p>0.519442</text:p>
              </table:table-cell>
              <table:table-cell office:value-type="float" office:value="0.0641566831906771">
                <text:p>0.0641566831906771</text:p>
              </table:table-cell>
              <table:table-cell office:value-type="float" office:value="0.872398685651698">
                <text:p>0.8723986856516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3.952cm" style:legend-expansion="high" chart:style-name="ch2"/>
        <chart:plot-area chart:style-name="ch3" table:cell-range-address="e_greedy過去データ保存なしlambda07.D1:e_greedy過去データ保存なしlambda07.D33 e_greedy過去データ保存なしlambda07.F1:e_greedy過去データ保存なしlambda07.F33" chart:data-source-has-labels="row" svg:x="0.32cm" svg:y="0.18cm" svg:width="12.878cm" svg:height="8.64cm">
          <chartooo:coordinate-region svg:x="1.047cm" svg:y="0.379cm" svg:width="11.9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_greedy過去データ保存なしlambda07.D2:e_greedy過去データ保存なしlambda07.D33" chart:label-cell-address="e_greedy過去データ保存なしlambda07.D1:e_greedy過去データ保存なしlambda07.D1" chart:class="chart:line">
            <chart:data-point chart:repeated="32"/>
          </chart:series>
          <chart:series chart:style-name="ch7" chart:values-cell-range-address="e_greedy過去データ保存なしlambda07.F2:e_greedy過去データ保存なしlambda07.F33" chart:label-cell-address="e_greedy過去データ保存なしlambda07.F1:e_greedy過去データ保存なしlambda07.F1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e_greedy過去データ保存なしlambda07.D1:e_greedy過去データ保存なしlambda07.D1</svg:desc>
                </draw:g>
              </table:table-cell>
              <table:table-cell office:value-type="string">
                <text:p>ans</text:p>
                <draw:g>
                  <svg:desc>e_greedy過去データ保存なしlambda07.F1:e_greedy過去データ保存なしlambda07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8664">
                <text:p>0.778664</text:p>
                <draw:g>
                  <svg:desc>e_greedy過去データ保存なしlambda07.D2:e_greedy過去データ保存なしlambda07.D33</svg:desc>
                </draw:g>
              </table:table-cell>
              <table:table-cell office:value-type="float" office:value="0.801022270901789">
                <text:p>0.801022270901789</text:p>
                <draw:g>
                  <svg:desc>e_greedy過去データ保存なしlambda07.F2:e_greedy過去データ保存なしlambda07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668">
                <text:p>0.60668</text:p>
              </table:table-cell>
              <table:table-cell office:value-type="float" office:value="0.777838627236218">
                <text:p>0.777838627236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8644">
                <text:p>0.618644</text:p>
              </table:table-cell>
              <table:table-cell office:value-type="float" office:value="0.829499817451625">
                <text:p>0.829499817451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0299">
                <text:p>0.640299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7089">
                <text:p>0.637089</text:p>
              </table:table-cell>
              <table:table-cell office:value-type="float" office:value="0.832420591456736">
                <text:p>0.832420591456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3599">
                <text:p>0.633599</text:p>
              </table:table-cell>
              <table:table-cell office:value-type="float" office:value="0.803760496531581">
                <text:p>0.803760496531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8984">
                <text:p>0.628984</text:p>
              </table:table-cell>
              <table:table-cell office:value-type="float" office:value="0.791894852135816">
                <text:p>0.791894852135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3131">
                <text:p>0.623131</text:p>
              </table:table-cell>
              <table:table-cell office:value-type="float" office:value="0.789521723256663">
                <text:p>0.7895217232566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3629">
                <text:p>0.623629</text:p>
              </table:table-cell>
              <table:table-cell office:value-type="float" office:value="0.796276013143483">
                <text:p>0.796276013143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2749">
                <text:p>0.62749</text:p>
              </table:table-cell>
              <table:table-cell office:value-type="float" office:value="0.803395399780942">
                <text:p>0.8033953997809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8205">
                <text:p>0.598205</text:p>
              </table:table-cell>
              <table:table-cell office:value-type="float" office:value="0.796458561518802">
                <text:p>0.796458561518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2602">
                <text:p>0.632602</text:p>
              </table:table-cell>
              <table:table-cell office:value-type="float" office:value="0.797918948521358">
                <text:p>0.7979189485213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7119">
                <text:p>0.627119</text:p>
              </table:table-cell>
              <table:table-cell office:value-type="float" office:value="0.804490690032859">
                <text:p>0.8044906900328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15155">
                <text:p>0.615155</text:p>
              </table:table-cell>
              <table:table-cell office:value-type="float" office:value="0.813435560423512">
                <text:p>0.813435560423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8584">
                <text:p>0.638584</text:p>
              </table:table-cell>
              <table:table-cell office:value-type="float" office:value="0.800474625775831">
                <text:p>0.8004746257758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5653">
                <text:p>0.615653</text:p>
              </table:table-cell>
              <table:table-cell office:value-type="float" office:value="0.796458561518802">
                <text:p>0.7964585615188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25623">
                <text:p>0.625623</text:p>
              </table:table-cell>
              <table:table-cell office:value-type="float" office:value="0.806133625410734">
                <text:p>0.806133625410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8116">
                <text:p>0.628116</text:p>
              </table:table-cell>
              <table:table-cell office:value-type="float" office:value="0.807959109163928">
                <text:p>0.807959109163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2223">
                <text:p>0.592223</text:p>
              </table:table-cell>
              <table:table-cell office:value-type="float" office:value="0.80412559328222">
                <text:p>0.80412559328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9442">
                <text:p>0.639442</text:p>
              </table:table-cell>
              <table:table-cell office:value-type="float" office:value="0.796823658269441">
                <text:p>0.7968236582694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5214">
                <text:p>0.595214</text:p>
              </table:table-cell>
              <table:table-cell office:value-type="float" office:value="0.843373493975904">
                <text:p>0.843373493975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07677">
                <text:p>0.607677</text:p>
              </table:table-cell>
              <table:table-cell office:value-type="float" office:value="0.835158817086528">
                <text:p>0.835158817086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40578">
                <text:p>0.640578</text:p>
              </table:table-cell>
              <table:table-cell office:value-type="float" office:value="0.808141657539248">
                <text:p>0.8081416575392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5683">
                <text:p>0.605683</text:p>
              </table:table-cell>
              <table:table-cell office:value-type="float" office:value="0.825301204819277">
                <text:p>0.8253012048192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32602">
                <text:p>0.632602</text:p>
              </table:table-cell>
              <table:table-cell office:value-type="float" office:value="0.827856882073749">
                <text:p>0.8278568820737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31605">
                <text:p>0.631605</text:p>
              </table:table-cell>
              <table:table-cell office:value-type="float" office:value="0.823475721066082">
                <text:p>0.8234757210660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39083">
                <text:p>0.639083</text:p>
              </table:table-cell>
              <table:table-cell office:value-type="float" office:value="0.824023366192041">
                <text:p>0.8240233661920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18146">
                <text:p>0.618146</text:p>
              </table:table-cell>
              <table:table-cell office:value-type="float" office:value="0.824571011317999">
                <text:p>0.824571011317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9641">
                <text:p>0.589641</text:p>
              </table:table-cell>
              <table:table-cell office:value-type="float" office:value="0.852318364366557">
                <text:p>0.8523183643665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36092">
                <text:p>0.636092</text:p>
              </table:table-cell>
              <table:table-cell office:value-type="float" office:value="0.828039430449069">
                <text:p>0.8280394304490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11665">
                <text:p>0.611665</text:p>
              </table:table-cell>
              <table:table-cell office:value-type="float" office:value="0.827491785323111">
                <text:p>0.827491785323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9113">
                <text:p>0.629113</text:p>
              </table:table-cell>
              <table:table-cell office:value-type="float" office:value="0.806133625410734">
                <text:p>0.8061336254107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686cm" svg:height="12.512cm" xlink:href="." xlink:type="simple" chart:class="chart:line" chart:style-name="ch1">
        <chart:legend chart:legend-position="end" svg:x="20.204cm" svg:y="5.708cm" style:legend-expansion="high" chart:style-name="ch2"/>
        <chart:plot-area chart:style-name="ch3" chart:data-source-has-labels="both" svg:x="0.453cm" svg:y="0.25cm" svg:width="19.298cm" svg:height="12.012cm">
          <chartooo:coordinate-region svg:x="1.18cm" svg:y="0.449cm" svg:width="18.384cm" svg:height="11.166cm"/>
          <chart:axis chart:dimension="x" chart:name="primary-x" chart:style-name="ch4" chartooo:axis-type="text">
            <chart:categories table:cell-range-address="local-table.$A$2:.$A$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3" chart:label-cell-address="local-table.$B$1" chart:class="chart:line">
            <chart:data-point chart:repeated="32"/>
          </chart:series>
          <chart:series chart:style-name="ch7" chart:values-cell-range-address="local-table.$C$2:.$C$33" chart:label-cell-address="local-table.$C$1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</table:table-cell>
              <table:table-cell office:value-type="string">
                <text:p>a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9681">
                <text:p>0.939681</text:p>
              </table:table-cell>
              <table:table-cell office:value-type="float" office:value="0.66210295728368">
                <text:p>0.662102957283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5125">
                <text:p>0.625125</text:p>
              </table:table-cell>
              <table:table-cell office:value-type="float" office:value="0.684373859072654">
                <text:p>0.684373859072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0489">
                <text:p>0.670489</text:p>
              </table:table-cell>
              <table:table-cell office:value-type="float" office:value="0.73986856516977">
                <text:p>0.73986856516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1167">
                <text:p>0.611167</text:p>
              </table:table-cell>
              <table:table-cell office:value-type="float" office:value="0.761226725082147">
                <text:p>0.761226725082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5743">
                <text:p>0.585743</text:p>
              </table:table-cell>
              <table:table-cell office:value-type="float" office:value="0.802117561153706">
                <text:p>0.8021175611537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7647">
                <text:p>0.617647</text:p>
              </table:table-cell>
              <table:table-cell office:value-type="float" office:value="0.79061701350858">
                <text:p>0.79061701350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5125">
                <text:p>0.625125</text:p>
              </table:table-cell>
              <table:table-cell office:value-type="float" office:value="0.78039430449069">
                <text:p>0.78039430449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96">
                <text:p>0.63496</text:p>
              </table:table-cell>
              <table:table-cell office:value-type="float" office:value="0.795728368017525">
                <text:p>0.795728368017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0608">
                <text:p>0.630608</text:p>
              </table:table-cell>
              <table:table-cell office:value-type="float" office:value="0.784958013873677">
                <text:p>0.784958013873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7178">
                <text:p>0.607178</text:p>
              </table:table-cell>
              <table:table-cell office:value-type="float" office:value="0.809784592917123">
                <text:p>0.8097845929171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7707">
                <text:p>0.597707</text:p>
              </table:table-cell>
              <table:table-cell office:value-type="float" office:value="0.821285140562249">
                <text:p>0.8212851405622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1504">
                <text:p>0.61504</text:p>
              </table:table-cell>
              <table:table-cell office:value-type="float" office:value="0.802847754654984">
                <text:p>0.8028477546549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6241">
                <text:p>0.586241</text:p>
              </table:table-cell>
              <table:table-cell office:value-type="float" office:value="0.796823658269441">
                <text:p>0.7968236582694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5125">
                <text:p>0.625125</text:p>
              </table:table-cell>
              <table:table-cell office:value-type="float" office:value="0.788061336254107">
                <text:p>0.788061336254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04686">
                <text:p>0.604686</text:p>
              </table:table-cell>
              <table:table-cell office:value-type="float" office:value="0.794085432639649">
                <text:p>0.794085432639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9641">
                <text:p>0.619641</text:p>
              </table:table-cell>
              <table:table-cell office:value-type="float" office:value="0.802482657904345">
                <text:p>0.802482657904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9202">
                <text:p>0.599202</text:p>
              </table:table-cell>
              <table:table-cell office:value-type="float" office:value="0.811792625045637">
                <text:p>0.8117926250456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4187">
                <text:p>0.604187</text:p>
              </table:table-cell>
              <table:table-cell office:value-type="float" office:value="0.802117561153706">
                <text:p>0.802117561153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7149">
                <text:p>0.617149</text:p>
              </table:table-cell>
              <table:table-cell office:value-type="float" office:value="0.814895947426068">
                <text:p>0.814895947426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4746">
                <text:p>0.584746</text:p>
              </table:table-cell>
              <table:table-cell office:value-type="float" office:value="0.807228915662651">
                <text:p>0.8072289156626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1665">
                <text:p>0.61665</text:p>
              </table:table-cell>
              <table:table-cell office:value-type="float" office:value="0.801752464403067">
                <text:p>0.801752464403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69292">
                <text:p>0.569292</text:p>
              </table:table-cell>
              <table:table-cell office:value-type="float" office:value="0.848849945235487">
                <text:p>0.8488499452354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7119">
                <text:p>0.627119</text:p>
              </table:table-cell>
              <table:table-cell office:value-type="float" office:value="0.829317269076305">
                <text:p>0.8293172690763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2692">
                <text:p>0.602692</text:p>
              </table:table-cell>
              <table:table-cell office:value-type="float" office:value="0.807776560788609">
                <text:p>0.807776560788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2692">
                <text:p>0.602692</text:p>
              </table:table-cell>
              <table:table-cell office:value-type="float" office:value="0.822745527564805">
                <text:p>0.8227455275648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97707">
                <text:p>0.597707</text:p>
              </table:table-cell>
              <table:table-cell office:value-type="float" office:value="0.831325301204819">
                <text:p>0.8313253012048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5683">
                <text:p>0.605683</text:p>
              </table:table-cell>
              <table:table-cell office:value-type="float" office:value="0.808871851040526">
                <text:p>0.8088718510405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9611">
                <text:p>0.629611</text:p>
              </table:table-cell>
              <table:table-cell office:value-type="float" office:value="0.80741146403797">
                <text:p>0.807411464037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25623">
                <text:p>0.625623</text:p>
              </table:table-cell>
              <table:table-cell office:value-type="float" office:value="0.834063526834611">
                <text:p>0.8340635268346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20638">
                <text:p>0.620638</text:p>
              </table:table-cell>
              <table:table-cell office:value-type="float" office:value="0.82438846294268">
                <text:p>0.824388462942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28614">
                <text:p>0.628614</text:p>
              </table:table-cell>
              <table:table-cell office:value-type="float" office:value="0.82420591456736">
                <text:p>0.82420591456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1006">
                <text:p>0.61006</text:p>
              </table:table-cell>
              <table:table-cell office:value-type="float" office:value="0.795728368017525">
                <text:p>0.7957283680175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31cm" svg:height="15.487cm" xlink:href=".." xlink:type="simple" chart:class="chart:line" chart:style-name="ch1">
        <chart:legend chart:legend-position="end" svg:x="26.849cm" svg:y="6.946cm" style:legend-expansion="high" chart:style-name="ch2"/>
        <chart:plot-area chart:style-name="ch3" table:cell-range-address="e_greedy_過去データ保存しない_descent.D1:e_greedy_過去データ保存しない_descent.F33" chart:data-source-has-labels="row" svg:x="0.586cm" svg:y="0.309cm" svg:width="25.677cm" svg:height="14.869cm">
          <chartooo:coordinate-region svg:x="1.313cm" svg:y="0.508cm" svg:width="24.763cm" svg:height="14.0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_greedy_過去データ保存しない_descent.D2:e_greedy_過去データ保存しない_descent.D33" chart:label-cell-address="e_greedy_過去データ保存しない_descent.D1:e_greedy_過去データ保存しない_descent.D1" chart:class="chart:line">
            <chart:data-point chart:repeated="32"/>
          </chart:series>
          <chart:series chart:style-name="ch7" chart:values-cell-range-address="e_greedy_過去データ保存しない_descent.E2:e_greedy_過去データ保存しない_descent.E33" chart:label-cell-address="e_greedy_過去データ保存しない_descent.E1:e_greedy_過去データ保存しない_descent.E1" chart:class="chart:line">
            <chart:data-point chart:repeated="32"/>
          </chart:series>
          <chart:series chart:style-name="ch8" chart:values-cell-range-address="e_greedy_過去データ保存しない_descent.F2:e_greedy_過去データ保存しない_descent.F33" chart:label-cell-address="e_greedy_過去データ保存しない_descent.F1:e_greedy_過去データ保存しない_descent.F1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e_greedy_過去データ保存しない_descent.D1:e_greedy_過去データ保存しない_descent.D1</svg:desc>
                </draw:g>
              </table:table-cell>
              <table:table-cell office:value-type="string">
                <text:p>loss</text:p>
                <draw:g>
                  <svg:desc>e_greedy_過去データ保存しない_descent.E1:e_greedy_過去データ保存しない_descent.E1</svg:desc>
                </draw:g>
              </table:table-cell>
              <table:table-cell office:value-type="string">
                <text:p>ans</text:p>
                <draw:g>
                  <svg:desc>e_greedy_過去データ保存しない_descent.F1:e_greedy_過去データ保存しない_descen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7864">
                <text:p>0.737864</text:p>
                <draw:g>
                  <svg:desc>e_greedy_過去データ保存しない_descent.D2:e_greedy_過去データ保存しない_descent.D33</svg:desc>
                </draw:g>
              </table:table-cell>
              <table:table-cell office:value-type="float" office:value="1.93459107736844">
                <text:p>1.93459107736844</text:p>
                <draw:g>
                  <svg:desc>e_greedy_過去データ保存しない_descent.E2:e_greedy_過去データ保存しない_descent.E33</svg:desc>
                </draw:g>
              </table:table-cell>
              <table:table-cell office:value-type="float" office:value="0.965315808689303">
                <text:p>0.965315808689303</text:p>
                <draw:g>
                  <svg:desc>e_greedy_過去データ保存しない_descent.F2:e_greedy_過去データ保存しない_descent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0385">
                <text:p>0.490385</text:p>
              </table:table-cell>
              <table:table-cell office:value-type="float" office:value="0.0591412600539303">
                <text:p>0.0591412600539303</text:p>
              </table:table-cell>
              <table:table-cell office:value-type="float" office:value="0.963125228185469">
                <text:p>0.963125228185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7087">
                <text:p>0.597087</text:p>
              </table:table-cell>
              <table:table-cell office:value-type="float" office:value="0.0235571653021301">
                <text:p>0.0235571653021301</text:p>
              </table:table-cell>
              <table:table-cell office:value-type="float" office:value="0.942314713399051">
                <text:p>0.942314713399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2233">
                <text:p>0.592233</text:p>
              </table:table-cell>
              <table:table-cell office:value-type="float" office:value="0.0962073988247751">
                <text:p>0.0962073988247751</text:p>
              </table:table-cell>
              <table:table-cell office:value-type="float" office:value="0.947243519532676">
                <text:p>0.947243519532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1359">
                <text:p>0.621359</text:p>
              </table:table-cell>
              <table:table-cell office:value-type="float" office:value="0.13140836548721">
                <text:p>0.13140836548721</text:p>
              </table:table-cell>
              <table:table-cell office:value-type="float" office:value="0.951807228915663">
                <text:p>0.95180722891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5146">
                <text:p>0.495146</text:p>
              </table:table-cell>
              <table:table-cell office:value-type="float" office:value="0.0354041396161506">
                <text:p>0.0354041396161506</text:p>
              </table:table-cell>
              <table:table-cell office:value-type="float" office:value="0.971522453450164">
                <text:p>0.971522453450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3689">
                <text:p>0.543689</text:p>
              </table:table-cell>
              <table:table-cell office:value-type="float" office:value="0.0489111430697115">
                <text:p>0.0489111430697115</text:p>
              </table:table-cell>
              <table:table-cell office:value-type="float" office:value="0.94596568090544">
                <text:p>0.94596568090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3861">
                <text:p>0.613861</text:p>
              </table:table-cell>
              <table:table-cell office:value-type="float" office:value="0.0315826389060528">
                <text:p>0.0315826389060528</text:p>
              </table:table-cell>
              <table:table-cell office:value-type="float" office:value="0.970974808324206">
                <text:p>0.970974808324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2233">
                <text:p>0.592233</text:p>
              </table:table-cell>
              <table:table-cell office:value-type="float" office:value="0.0185913629681852">
                <text:p>0.0185913629681852</text:p>
              </table:table-cell>
              <table:table-cell office:value-type="float" office:value="0.973895582329317">
                <text:p>0.973895582329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016039140763669">
                <text:p>0.016039140763669</text:p>
              </table:table-cell>
              <table:table-cell office:value-type="float" office:value="0.934647681635634">
                <text:p>0.934647681635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767">
                <text:p>0.57767</text:p>
              </table:table-cell>
              <table:table-cell office:value-type="float" office:value="0.0727597843497218">
                <text:p>0.0727597843497218</text:p>
              </table:table-cell>
              <table:table-cell office:value-type="float" office:value="0.963125228185469">
                <text:p>0.9631252281854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3107">
                <text:p>0.563107</text:p>
              </table:table-cell>
              <table:table-cell office:value-type="float" office:value="0.182666934708679">
                <text:p>0.182666934708679</text:p>
              </table:table-cell>
              <table:table-cell office:value-type="float" office:value="0.951624680540343">
                <text:p>0.9516246805403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06796">
                <text:p>0.606796</text:p>
              </table:table-cell>
              <table:table-cell office:value-type="float" office:value="0.0415839617175964">
                <text:p>0.0415839617175964</text:p>
              </table:table-cell>
              <table:table-cell office:value-type="float" office:value="0.976998904709748">
                <text:p>0.9769989047097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534">
                <text:p>0.65534</text:p>
              </table:table-cell>
              <table:table-cell office:value-type="float" office:value="0.0184835535428275">
                <text:p>0.0184835535428275</text:p>
              </table:table-cell>
              <table:table-cell office:value-type="float" office:value="0.984665936473165">
                <text:p>0.984665936473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7379">
                <text:p>0.587379</text:p>
              </table:table-cell>
              <table:table-cell office:value-type="float" office:value="0.008931447837477">
                <text:p>0.008931447837477</text:p>
              </table:table-cell>
              <table:table-cell office:value-type="float" office:value="0.976086162833151">
                <text:p>0.9760861628331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2692">
                <text:p>0.682692</text:p>
              </table:table-cell>
              <table:table-cell office:value-type="float" office:value="0.0526494091792854">
                <text:p>0.0526494091792854</text:p>
              </table:table-cell>
              <table:table-cell office:value-type="float" office:value="0.966776195691858">
                <text:p>0.9667761956918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9709">
                <text:p>0.509709</text:p>
              </table:table-cell>
              <table:table-cell office:value-type="float" office:value="0.036988078993816">
                <text:p>0.036988078993816</text:p>
              </table:table-cell>
              <table:table-cell office:value-type="float" office:value="0.975721066082512">
                <text:p>0.9757210660825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3981">
                <text:p>0.533981</text:p>
              </table:table-cell>
              <table:table-cell office:value-type="float" office:value="0.0015130270225369">
                <text:p>0.0015130270225369</text:p>
              </table:table-cell>
              <table:table-cell office:value-type="float" office:value="0.96951442132165">
                <text:p>0.96951442132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0.0144796989707817">
                <text:p>0.0144796989707817</text:p>
              </table:table-cell>
              <table:table-cell office:value-type="float" office:value="0.957648776925885">
                <text:p>0.9576487769258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67961">
                <text:p>0.567961</text:p>
              </table:table-cell>
              <table:table-cell office:value-type="float" office:value="0.0208084156272349">
                <text:p>0.0208084156272349</text:p>
              </table:table-cell>
              <table:table-cell office:value-type="float" office:value="0.950529390288426">
                <text:p>0.9505293902884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87379">
                <text:p>0.587379</text:p>
              </table:table-cell>
              <table:table-cell office:value-type="float" office:value="0.056932886775839">
                <text:p>0.056932886775839</text:p>
              </table:table-cell>
              <table:table-cell office:value-type="float" office:value="0.977546549835706">
                <text:p>0.977546549835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1165">
                <text:p>0.61165</text:p>
              </table:table-cell>
              <table:table-cell office:value-type="float" office:value="0.0190260680879408">
                <text:p>0.0190260680879408</text:p>
              </table:table-cell>
              <table:table-cell office:value-type="float" office:value="0.985031033223804">
                <text:p>0.9850310332238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1359">
                <text:p>0.621359</text:p>
              </table:table-cell>
              <table:table-cell office:value-type="float" office:value="0.0058760361833265">
                <text:p>0.0058760361833265</text:p>
              </table:table-cell>
              <table:table-cell office:value-type="float" office:value="0.979189485213582">
                <text:p>0.979189485213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67961">
                <text:p>0.567961</text:p>
              </table:table-cell>
              <table:table-cell office:value-type="float" office:value="0.010995993590384">
                <text:p>0.010995993590384</text:p>
              </table:table-cell>
              <table:table-cell office:value-type="float" office:value="0.974443227455276">
                <text:p>0.974443227455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53846">
                <text:p>0.653846</text:p>
              </table:table-cell>
              <table:table-cell office:value-type="float" office:value="0.0370906469719817">
                <text:p>0.0370906469719817</text:p>
              </table:table-cell>
              <table:table-cell office:value-type="float" office:value="0.984848484848485">
                <text:p>0.9848484848484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1359">
                <text:p>0.621359</text:p>
              </table:table-cell>
              <table:table-cell office:value-type="float" office:value="0.017523523976239">
                <text:p>0.017523523976239</text:p>
              </table:table-cell>
              <table:table-cell office:value-type="float" office:value="0.979006936838262">
                <text:p>0.979006936838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82524">
                <text:p>0.582524</text:p>
              </table:table-cell>
              <table:table-cell office:value-type="float" office:value="0.024962265029137">
                <text:p>0.024962265029137</text:p>
              </table:table-cell>
              <table:table-cell office:value-type="float" office:value="0.981197517342096">
                <text:p>0.9811975173420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80952">
                <text:p>0.580952</text:p>
              </table:table-cell>
              <table:table-cell office:value-type="float" office:value="0.025303127147732">
                <text:p>0.025303127147732</text:p>
              </table:table-cell>
              <table:table-cell office:value-type="float" office:value="0.977181453085067">
                <text:p>0.9771814530850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20192">
                <text:p>0.620192</text:p>
              </table:table-cell>
              <table:table-cell office:value-type="float" office:value="0.0391693885535081">
                <text:p>0.0391693885535081</text:p>
              </table:table-cell>
              <table:table-cell office:value-type="float" office:value="0.982475355969332">
                <text:p>0.9824753559693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53398">
                <text:p>0.553398</text:p>
              </table:table-cell>
              <table:table-cell office:value-type="float" office:value="0.0050811074319216">
                <text:p>0.0050811074319216</text:p>
              </table:table-cell>
              <table:table-cell office:value-type="float" office:value="0.96276013143483">
                <text:p>0.962760131434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6863">
                <text:p>0.656863</text:p>
              </table:table-cell>
              <table:table-cell office:value-type="float" office:value="0.0488281289416983">
                <text:p>0.0488281289416983</text:p>
              </table:table-cell>
              <table:table-cell office:value-type="float" office:value="0.978459291712304">
                <text:p>0.9784592917123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7059">
                <text:p>0.647059</text:p>
              </table:table-cell>
              <table:table-cell office:value-type="float" office:value="0.0279830762600224">
                <text:p>0.0279830762600224</text:p>
              </table:table-cell>
              <table:table-cell office:value-type="float" office:value="0.981197517342096">
                <text:p>0.9811975173420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3.703cm" style:legend-expansion="high" chart:style-name="ch2"/>
        <chart:plot-area chart:style-name="ch3" table:cell-range-address="count08_過去データ保存しない_descent.D1:count08_過去データ保存しない_descent.F33" chart:data-source-has-labels="row" svg:x="0.32cm" svg:y="0.18cm" svg:width="12.878cm" svg:height="8.64cm">
          <chartooo:coordinate-region svg:x="1.047cm" svg:y="0.379cm" svg:width="11.9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unt08_過去データ保存しない_descent.D2:count08_過去データ保存しない_descent.D33" chart:label-cell-address="count08_過去データ保存しない_descent.D1:count08_過去データ保存しない_descent.D1" chart:class="chart:line">
            <chart:data-point chart:repeated="32"/>
          </chart:series>
          <chart:series chart:style-name="ch7" chart:values-cell-range-address="count08_過去データ保存しない_descent.E2:count08_過去データ保存しない_descent.E33" chart:label-cell-address="count08_過去データ保存しない_descent.E1:count08_過去データ保存しない_descent.E1" chart:class="chart:line">
            <chart:data-point chart:repeated="32"/>
          </chart:series>
          <chart:series chart:style-name="ch8" chart:values-cell-range-address="count08_過去データ保存しない_descent.F2:count08_過去データ保存しない_descent.F33" chart:label-cell-address="count08_過去データ保存しない_descent.F1:count08_過去データ保存しない_descent.F1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count08_過去データ保存しない_descent.D1:count08_過去データ保存しない_descent.D1</svg:desc>
                </draw:g>
              </table:table-cell>
              <table:table-cell office:value-type="string">
                <text:p>loss</text:p>
                <draw:g>
                  <svg:desc>count08_過去データ保存しない_descent.E1:count08_過去データ保存しない_descent.E1</svg:desc>
                </draw:g>
              </table:table-cell>
              <table:table-cell office:value-type="string">
                <text:p>ans</text:p>
                <draw:g>
                  <svg:desc>count08_過去データ保存しない_descent.F1:count08_過去データ保存しない_descen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28155">
                <text:p>0.728155</text:p>
                <draw:g>
                  <svg:desc>count08_過去データ保存しない_descent.D2:count08_過去データ保存しない_descent.D33</svg:desc>
                </draw:g>
              </table:table-cell>
              <table:table-cell office:value-type="float" office:value="1.63664790278301">
                <text:p>1.63664790278301</text:p>
                <draw:g>
                  <svg:desc>count08_過去データ保存しない_descent.E2:count08_過去データ保存しない_descent.E33</svg:desc>
                </draw:g>
              </table:table-cell>
              <table:table-cell office:value-type="float" office:value="0.919496166484118">
                <text:p>0.919496166484118</text:p>
                <draw:g>
                  <svg:desc>count08_過去データ保存しない_descent.F2:count08_過去データ保存しない_descent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423">
                <text:p>0.639423</text:p>
              </table:table-cell>
              <table:table-cell office:value-type="float" office:value="0.0772671409776174">
                <text:p>0.0772671409776174</text:p>
              </table:table-cell>
              <table:table-cell office:value-type="float" office:value="0.94249726177437">
                <text:p>0.94249726177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4854">
                <text:p>0.504854</text:p>
              </table:table-cell>
              <table:table-cell office:value-type="float" office:value="0.0231891572665296">
                <text:p>0.0231891572665296</text:p>
              </table:table-cell>
              <table:table-cell office:value-type="float" office:value="0.861080686381891">
                <text:p>0.861080686381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8544">
                <text:p>0.548544</text:p>
              </table:table-cell>
              <table:table-cell office:value-type="float" office:value="0.147069838597906">
                <text:p>0.147069838597906</text:p>
              </table:table-cell>
              <table:table-cell office:value-type="float" office:value="0.883351588170865">
                <text:p>0.883351588170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5192">
                <text:p>0.495192</text:p>
              </table:table-cell>
              <table:table-cell office:value-type="float" office:value="0.0678759574077218">
                <text:p>0.0678759574077218</text:p>
              </table:table-cell>
              <table:table-cell office:value-type="float" office:value="0.889193136181088">
                <text:p>0.889193136181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0962">
                <text:p>0.600962</text:p>
              </table:table-cell>
              <table:table-cell office:value-type="float" office:value="0.103479013053913">
                <text:p>0.103479013053913</text:p>
              </table:table-cell>
              <table:table-cell office:value-type="float" office:value="0.898138006571741">
                <text:p>0.8981380065717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0193793892707125">
                <text:p>0.0193793892707125</text:p>
              </table:table-cell>
              <table:table-cell office:value-type="float" office:value="0.885359620299379">
                <text:p>0.885359620299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3689">
                <text:p>0.543689</text:p>
              </table:table-cell>
              <table:table-cell office:value-type="float" office:value="0.0318348078501275">
                <text:p>0.0318348078501275</text:p>
              </table:table-cell>
              <table:table-cell office:value-type="float" office:value="0.920043811610077">
                <text:p>0.9200438116100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4854">
                <text:p>0.504854</text:p>
              </table:table-cell>
              <table:table-cell office:value-type="float" office:value="0.0698033983622947">
                <text:p>0.0698033983622947</text:p>
              </table:table-cell>
              <table:table-cell office:value-type="float" office:value="0.850857977364001">
                <text:p>0.850857977364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9126">
                <text:p>0.529126</text:p>
              </table:table-cell>
              <table:table-cell office:value-type="float" office:value="0.0958769685051576">
                <text:p>0.0958769685051576</text:p>
              </table:table-cell>
              <table:table-cell office:value-type="float" office:value="0.930996714129244">
                <text:p>0.9309967141292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010806162233776">
                <text:p>0.0010806162233776</text:p>
              </table:table-cell>
              <table:table-cell office:value-type="float" office:value="0.909273457466229">
                <text:p>0.909273457466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0291">
                <text:p>0.490291</text:p>
              </table:table-cell>
              <table:table-cell office:value-type="float" office:value="0.0105981105669965">
                <text:p>0.0105981105669965</text:p>
              </table:table-cell>
              <table:table-cell office:value-type="float" office:value="0.894669587440672">
                <text:p>0.894669587440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14563">
                <text:p>0.514563</text:p>
              </table:table-cell>
              <table:table-cell office:value-type="float" office:value="0.0692036792750025">
                <text:p>0.0692036792750025</text:p>
              </table:table-cell>
              <table:table-cell office:value-type="float" office:value="0.916392844103688">
                <text:p>0.916392844103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14563">
                <text:p>0.514563</text:p>
              </table:table-cell>
              <table:table-cell office:value-type="float" office:value="0.0068137361374618">
                <text:p>0.0068137361374618</text:p>
              </table:table-cell>
              <table:table-cell office:value-type="float" office:value="0.887002555677254">
                <text:p>0.8870025556772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04854">
                <text:p>0.504854</text:p>
              </table:table-cell>
              <table:table-cell office:value-type="float" office:value="0.0117082904939143">
                <text:p>0.0117082904939143</text:p>
              </table:table-cell>
              <table:table-cell office:value-type="float" office:value="0.883716684921504">
                <text:p>0.8837166849215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0051586475890045">
                <text:p>0.0051586475890045</text:p>
              </table:table-cell>
              <table:table-cell office:value-type="float" office:value="0.880065717415115">
                <text:p>0.880065717415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0.0153510068268989">
                <text:p>0.0153510068268989</text:p>
              </table:table-cell>
              <table:table-cell office:value-type="float" office:value="0.853596202993793">
                <text:p>0.8535962029937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0.0382283235282367">
                <text:p>0.0382283235282367</text:p>
              </table:table-cell>
              <table:table-cell office:value-type="float" office:value="0.849032493610807">
                <text:p>0.8490324936108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5437">
                <text:p>0.485437</text:p>
              </table:table-cell>
              <table:table-cell office:value-type="float" office:value="0.121946827177162">
                <text:p>0.121946827177162</text:p>
              </table:table-cell>
              <table:table-cell office:value-type="float" office:value="0.917853231106243">
                <text:p>0.9178532311062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38835">
                <text:p>0.538835</text:p>
              </table:table-cell>
              <table:table-cell office:value-type="float" office:value="0.0328774595803833">
                <text:p>0.0328774595803833</text:p>
              </table:table-cell>
              <table:table-cell office:value-type="float" office:value="0.924790069368382">
                <text:p>0.924790069368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.0007322635052149">
                <text:p>0.0007322635052149</text:p>
              </table:table-cell>
              <table:table-cell office:value-type="float" office:value="0.897225264695144">
                <text:p>0.897225264695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0.011102812788491">
                <text:p>0.011102812788491</text:p>
              </table:table-cell>
              <table:table-cell office:value-type="float" office:value="0.886089813800657">
                <text:p>0.8860898138006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">
                <text:p>0.5</text:p>
              </table:table-cell>
              <table:table-cell office:value-type="float" office:value="0.0072063943555533">
                <text:p>0.0072063943555533</text:p>
              </table:table-cell>
              <table:table-cell office:value-type="float" office:value="0.900876232201533">
                <text:p>0.900876232201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">
                <text:p>0.5</text:p>
              </table:table-cell>
              <table:table-cell office:value-type="float" office:value="0.0175449847947085">
                <text:p>0.0175449847947085</text:p>
              </table:table-cell>
              <table:table-cell office:value-type="float" office:value="0.890105878057685">
                <text:p>0.8901058780576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">
                <text:p>0.5</text:p>
              </table:table-cell>
              <table:table-cell office:value-type="float" office:value="0.0027670391761627">
                <text:p>0.0027670391761627</text:p>
              </table:table-cell>
              <table:table-cell office:value-type="float" office:value="0.886272362175977">
                <text:p>0.8862723621759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0062819862060705">
                <text:p>0.0062819862060705</text:p>
              </table:table-cell>
              <table:table-cell office:value-type="float" office:value="0.874589266155531">
                <text:p>0.8745892661555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5437">
                <text:p>0.485437</text:p>
              </table:table-cell>
              <table:table-cell office:value-type="float" office:value="0.0025807569543182">
                <text:p>0.0025807569543182</text:p>
              </table:table-cell>
              <table:table-cell office:value-type="float" office:value="0.893756845564075">
                <text:p>0.8937568455640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">
                <text:p>0.5</text:p>
              </table:table-cell>
              <table:table-cell office:value-type="float" office:value="0.004021867437275">
                <text:p>0.004021867437275</text:p>
              </table:table-cell>
              <table:table-cell office:value-type="float" office:value="0.872398685651698">
                <text:p>0.8723986856516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4563">
                <text:p>0.514563</text:p>
              </table:table-cell>
              <table:table-cell office:value-type="float" office:value="0.0171609189457257">
                <text:p>0.0171609189457257</text:p>
              </table:table-cell>
              <table:table-cell office:value-type="float" office:value="0.903979554581964">
                <text:p>0.9039795545819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0.0023103778082091">
                <text:p>0.0023103778082091</text:p>
              </table:table-cell>
              <table:table-cell office:value-type="float" office:value="0.903797006206645">
                <text:p>0.9037970062066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">
                <text:p>0.5</text:p>
              </table:table-cell>
              <table:table-cell office:value-type="float" office:value="0.0050840429975192">
                <text:p>0.0050840429975192</text:p>
              </table:table-cell>
              <table:table-cell office:value-type="float" office:value="0.893209200438116">
                <text:p>0.8932092004381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">
                <text:p>0.5</text:p>
              </table:table-cell>
              <table:table-cell office:value-type="float" office:value="0.000549835524262946">
                <text:p>0.000549835524262946</text:p>
              </table:table-cell>
              <table:table-cell office:value-type="float" office:value="0.885724717050018">
                <text:p>0.8857247170500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